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409in"/>
    </style:style>
    <style:style style:name="co9" style:family="table-column">
      <style:table-column-properties fo:break-before="auto" style:column-width="0.5937in"/>
    </style:style>
    <style:style style:name="co10" style:family="table-column">
      <style:table-column-properties fo:break-before="auto" style:column-width="0.6035in"/>
    </style:style>
    <style:style style:name="co11" style:family="table-column">
      <style:table-column-properties fo:break-before="auto" style:column-width="0.3126in"/>
    </style:style>
    <style:style style:name="co12" style:family="table-column">
      <style:table-column-properties fo:break-before="auto" style:column-width="0.8563in"/>
    </style:style>
    <style:style style:name="co13" style:family="table-column">
      <style:table-column-properties fo:break-before="auto" style:column-width="0.7161in"/>
    </style:style>
    <style:style style:name="co14" style:family="table-column">
      <style:table-column-properties fo:break-before="auto" style:column-width="1.1283in"/>
    </style:style>
    <style:style style:name="co15" style:family="table-column">
      <style:table-column-properties fo:break-before="auto" style:column-width="0.7252in"/>
    </style:style>
    <style:style style:name="co16" style:family="table-column">
      <style:table-column-properties fo:break-before="auto" style:column-width="0.7063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4437in"/>
    </style:style>
    <style:style style:name="co19" style:family="table-column">
      <style:table-column-properties fo:break-before="auto" style:column-width="0.5189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8035in"/>
    </style:style>
    <style:style style:name="co22" style:family="table-column">
      <style:table-column-properties fo:break-before="auto" style:column-width="1.822in"/>
    </style:style>
    <style:style style:name="co23" style:family="table-column">
      <style:table-column-properties fo:break-before="auto" style:column-width="1.8319in"/>
    </style:style>
    <style:style style:name="co24" style:family="table-column">
      <style:table-column-properties fo:break-before="auto" style:column-width="1.7661in"/>
    </style:style>
    <style:style style:name="co25" style:family="table-column">
      <style:table-column-properties fo:break-before="auto" style:column-width="1.7571in"/>
    </style:style>
    <style:style style:name="co26" style:family="table-column">
      <style:table-column-properties fo:break-before="auto" style:column-width="1.7756in"/>
    </style:style>
    <style:style style:name="co27" style:family="table-column">
      <style:table-column-properties fo:break-before="auto" style:column-width="1.7193in"/>
    </style:style>
    <style:style style:name="co28" style:family="table-column">
      <style:table-column-properties fo:break-before="auto" style:column-width="1.7098in"/>
    </style:style>
    <style:style style:name="co29" style:family="table-column">
      <style:table-column-properties fo:break-before="auto" style:column-width="1.7283in"/>
    </style:style>
    <style:style style:name="co30" style:family="table-column">
      <style:table-column-properties fo:break-before="auto" style:column-width="1.7in"/>
    </style:style>
    <style:style style:name="co31" style:family="table-column">
      <style:table-column-properties fo:break-before="auto" style:column-width="1.6909in"/>
    </style:style>
    <style:style style:name="co32" style:family="table-column">
      <style:table-column-properties fo:break-before="auto" style:column-width="1.6535in"/>
    </style:style>
    <style:style style:name="co33" style:family="table-column">
      <style:table-column-properties fo:break-before="auto" style:column-width="1.6437in"/>
    </style:style>
    <style:style style:name="co34" style:family="table-column">
      <style:table-column-properties fo:break-before="auto" style:column-width="1.6626in"/>
    </style:style>
    <style:style style:name="co35" style:family="table-column">
      <style:table-column-properties fo:break-before="auto" style:column-width="1.6063in"/>
    </style:style>
    <style:style style:name="co36" style:family="table-column">
      <style:table-column-properties fo:break-before="auto" style:column-width="1.5972in"/>
    </style:style>
    <style:style style:name="co37" style:family="table-column">
      <style:table-column-properties fo:break-before="auto" style:column-width="1.6161in"/>
    </style:style>
    <style:style style:name="co38" style:family="table-column">
      <style:table-column-properties fo:break-before="auto" style:column-width="1.672in"/>
    </style:style>
    <style:style style:name="co39" style:family="table-column">
      <style:table-column-properties fo:break-before="auto" style:column-width="1.6252in"/>
    </style:style>
    <style:style style:name="co40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rial Narrow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border-bottom="0.74pt solid #000000" fo:border-left="none" fo:border-right="none" fo:border-top="0.74pt solid #000000"/>
      <style:text-properties style:font-name="Arial Narro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6" style:family="table-cell" style:parent-style-name="Default" style:data-style-name="N121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121">
      <style:table-cell-properties fo:border-bottom="0.74pt solid #000000" fo:background-color="#cccccc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38" style:family="table-cell" style:parent-style-name="Red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Blue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Green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Red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ext-properties fo:font-weight="normal" style:font-weight-asian="normal" style:font-weight-complex="normal"/>
    </style:style>
    <style:style style:name="ce45" style:family="table-cell" style:parent-style-name="Default" style:data-style-name="N121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72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7" style:family="table-cell" style:parent-style-name="Green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Blue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Blue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Blue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121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30" style:family="table-cell" style:parent-style-name="Red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Blue" style:data-style-name="N12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Green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Green" style:data-style-name="N12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21">
      <style:table-cell-properties fo:border-bottom="none" fo:background-color="#ffb66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5" style:family="table-cell" style:parent-style-name="Default" style:data-style-name="N121">
      <style:table-cell-properties fo:border-bottom="0.74pt solid #000000" fo:background-color="#ffb66c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7" style:family="table-cell" style:parent-style-name="Blue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fo:border-bottom="none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121">
      <style:table-cell-properties fo:border-bottom="0.74pt solid #000000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" style:family="table-cell" style:parent-style-name="Red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Red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Green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ffb66c" fo:border-left="none" fo:border-right="0.74pt solid #000000" fo:border-top="0.74pt solid #000000"/>
    </style:style>
    <style:style style:name="ce93" style:family="table-cell" style:parent-style-name="Default" style:data-style-name="N121">
      <style:table-cell-properties fo:border-bottom="0.74pt solid #000000" fo:background-color="#ffb66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6" style:family="table-cell" style:parent-style-name="Default" style:data-style-name="N121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95" style:family="table-cell" style:parent-style-name="Default" style:data-style-name="N121">
      <style:table-cell-properties fo:border-bottom="0.74pt solid #000000" fo:background-color="#b4c7dc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8" style:family="table-cell" style:parent-style-name="Default" style:data-style-name="N121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121">
      <style:table-cell-properties fo:border-bottom="0.74pt solid #000000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b4c7dc" fo:border-left="none" fo:border-right="0.74pt solid #000000" fo:border-top="0.74pt solid #000000"/>
    </style:style>
    <style:style style:name="ce99" style:family="table-cell" style:parent-style-name="Default" style:data-style-name="N121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2" table:default-cell-style-name="ce8"/>
        <table:table-row table:style-name="ro1">
          <table:table-cell table:style-name="ce1"/>
          <table:table-cell table:style-name="ce14"/>
          <table:table-cell table:style-name="ce22" table:number-columns-repeated="4"/>
          <table:table-cell table:style-name="ce36" office:value-type="string" calcext:value-type="string" table:number-columns-spanned="4" table:number-rows-spanned="1">
            <text:p>BothSides</text:p>
          </table:table-cell>
          <table:covered-table-cell table:number-columns-repeated="2" table:style-name="ce45"/>
          <table:covered-table-cell table:style-name="ce50"/>
          <table:table-cell table:style-name="ce56" office:value-type="string" calcext:value-type="string" table:number-columns-spanned="4" table:number-rows-spanned="1">
            <text:p>PosSide</text:p>
          </table:table-cell>
          <table:covered-table-cell table:number-columns-repeated="2" table:style-name="ce58"/>
          <table:covered-table-cell table:style-name="ce63"/>
          <table:table-cell table:style-name="ce66" office:value-type="string" calcext:value-type="string" table:number-columns-spanned="4" table:number-rows-spanned="1">
            <text:p>NegSide</text:p>
          </table:table-cell>
          <table:covered-table-cell table:number-columns-repeated="2" table:style-name="ce68"/>
          <table:covered-table-cell table:style-name="ce70"/>
        </table:table-row>
        <table:table-row table:style-name="ro1">
          <table:table-cell table:style-name="ce10" office:value-type="string" calcext:value-type="string">
            <text:p>Scenario</text:p>
          </table:table-cell>
          <table:table-cell table:style-name="ce20" office:value-type="string" calcext:value-type="string">
            <text:p>Scenario #</text:p>
          </table:table-cell>
          <table:table-cell table:style-name="ce39" office:value-type="string" calcext:value-type="string">
            <text:p>fracPos</text:p>
          </table:table-cell>
          <table:table-cell table:style-name="ce39" office:value-type="string" calcext:value-type="string">
            <text:p>fracNeg</text:p>
          </table:table-cell>
          <table:table-cell table:style-name="ce39" office:value-type="string" calcext:value-type="string">
            <text:p>rho</text:p>
          </table:table-cell>
          <table:table-cell table:style-name="ce40" office:value-type="string" calcext:value-type="string">
            <text:p>FDRmethod</text:p>
          </table:table-cell>
          <table:table-cell table:style-name="ce47" office:value-type="string" calcext:value-type="string">
            <text:p>canonical</text:p>
          </table:table-cell>
          <table:table-cell table:style-name="ce72" office:value-type="string" calcext:value-type="string">
            <text:p>combined</text:p>
          </table:table-cell>
          <table:table-cell table:style-name="ce72" office:value-type="string" calcext:value-type="string">
            <text:p>twotailed</text:p>
          </table:table-cell>
          <table:table-cell table:style-name="ce78" office:value-type="string" calcext:value-type="string">
            <text:p>split</text:p>
          </table:table-cell>
          <table:table-cell table:style-name="ce85" office:value-type="string" calcext:value-type="string">
            <text:p>canonical</text:p>
          </table:table-cell>
          <table:table-cell table:style-name="ce88" office:value-type="string" calcext:value-type="string">
            <text:p>combined</text:p>
          </table:table-cell>
          <table:table-cell table:style-name="ce88" office:value-type="string" calcext:value-type="string">
            <text:p>twotailed</text:p>
          </table:table-cell>
          <table:table-cell table:style-name="ce93" office:value-type="string" calcext:value-type="string">
            <text:p>split</text:p>
          </table:table-cell>
          <table:table-cell table:style-name="ce95" office:value-type="string" calcext:value-type="string">
            <text:p>canonical</text:p>
          </table:table-cell>
          <table:table-cell table:style-name="ce97" office:value-type="string" calcext:value-type="string">
            <text:p>combined</text:p>
          </table:table-cell>
          <table:table-cell table:style-name="ce97" office:value-type="string" calcext:value-type="string">
            <text:p>twotailed</text:p>
          </table:table-cell>
          <table:table-cell table:style-name="ce99" office:value-type="string" calcext:value-type="string">
            <text:p>split</text:p>
          </table:table-cell>
        </table:table-row>
        <table:table-row table:style-name="ro1">
          <table:table-cell table:style-name="ce5" table:formula="of:=[$raw.A2]" office:value-type="string" office:string-value="bh_indep_null" calcext:value-type="string">
            <text:p>bh_indep_null</text:p>
          </table:table-cell>
          <table:table-cell table:style-name="ce2" table:formula="of:=[$raw.B2]" office:value-type="float" office:value="1" calcext:value-type="float">
            <text:p>1</text:p>
          </table:table-cell>
          <table:table-cell table:formula="of:=[$raw.C2]" office:value-type="float" office:value="0" calcext:value-type="float">
            <text:p>0</text:p>
          </table:table-cell>
          <table:table-cell table:formula="of:=[$raw.D2]" office:value-type="float" office:value="0" calcext:value-type="float">
            <text:p>0</text:p>
          </table:table-cell>
          <table:table-cell table:formula="of:=[$raw.E2]" office:value-type="float" office:value="0" calcext:value-type="float">
            <text:p>0</text:p>
          </table:table-cell>
          <table:table-cell table:style-name="ce34" table:formula="of:=[$raw.F2]" office:value-type="string" office:string-value="BH1995" calcext:value-type="string">
            <text:p>BH1995</text:p>
          </table:table-cell>
          <table:table-cell table:style-name="ce38" table:formula="of:=[raw.N2]+ORG.OPENOFFICE.STYLE(IF([raw.K2]&lt;[raw.O2];&quot;Red&quot;;IF([raw.K2]&gt;[raw.P2];&quot;Blue&quot;;&quot;Green&quot;)))" office:value-type="float" office:value="0.0975" calcext:value-type="float">
            <text:p>0.0975</text:p>
          </table:table-cell>
          <table:table-cell table:style-name="ce7" table:formula="of:=[raw.Q2]+ORG.OPENOFFICE.STYLE(IF([raw.K2]&lt;[raw.R2];&quot;Red&quot;;IF([raw.K2]&gt;[raw.S2];&quot;Blue&quot;;&quot;Green&quot;)))" office:value-type="float" office:value="0.0455" calcext:value-type="float">
            <text:p>0.0455</text:p>
          </table:table-cell>
          <table:table-cell table:style-name="ce7" table:formula="of:=[raw.T2]+ORG.OPENOFFICE.STYLE(IF([raw.K2]&lt;[raw.U2];&quot;Red&quot;;IF([raw.K2]&gt;[raw.V2];&quot;Blue&quot;;&quot;Green&quot;)))" office:value-type="float" office:value="0.0455" calcext:value-type="float">
            <text:p>0.0455</text:p>
          </table:table-cell>
          <table:table-cell table:style-name="ce30" table:formula="of:=[raw.W2]+ORG.OPENOFFICE.STYLE(IF([raw.K2]&lt;[raw.X2];&quot;Red&quot;;IF([raw.K2]&gt;[raw.Y2];&quot;Blue&quot;;&quot;Green&quot;)))" office:value-type="float" office:value="0.0985" calcext:value-type="float">
            <text:p>0.0985</text:p>
          </table:table-cell>
          <table:table-cell table:style-name="ce16" table:formula="of:=[raw.Z2]+ORG.OPENOFFICE.STYLE(IF([raw.K2]&lt;[raw.AA2];&quot;Red&quot;;IF([raw.K2]&gt;[raw.AB2];&quot;Blue&quot;;&quot;Green&quot;)))" office:value-type="float" office:value="0.0555" calcext:value-type="float">
            <text:p>0.0555</text:p>
          </table:table-cell>
          <table:table-cell table:style-name="ce6" table:formula="of:=[raw.AC2]+ORG.OPENOFFICE.STYLE(IF([raw.K2]&lt;[raw.AD2];&quot;Red&quot;;IF([raw.K2]&gt;[raw.AE2];&quot;Blue&quot;;&quot;Green&quot;)))" office:value-type="float" office:value="0.027" calcext:value-type="float">
            <text:p>0.0270</text:p>
          </table:table-cell>
          <table:table-cell table:style-name="ce61" table:formula="of:=[raw.AF2]+ORG.OPENOFFICE.STYLE(IF([raw.K2]&lt;[raw.AG2];&quot;Red&quot;;IF([raw.K2]&gt;[raw.AH2];&quot;Blue&quot;;&quot;Green&quot;)))" office:value-type="float" office:value="0.027" calcext:value-type="float">
            <text:p>0.0270</text:p>
          </table:table-cell>
          <table:table-cell table:style-name="ce31" table:formula="of:=[raw.AI2]+ORG.OPENOFFICE.STYLE(IF([raw.K2]&lt;[raw.AJ2];&quot;Red&quot;;IF([raw.K2]&gt;[raw.AK2];&quot;Blue&quot;;&quot;Green&quot;)))" office:value-type="float" office:value="0.056" calcext:value-type="float">
            <text:p>0.0560</text:p>
          </table:table-cell>
          <table:table-cell table:style-name="ce16" table:formula="of:=[raw.AL2]+ORG.OPENOFFICE.STYLE(IF([raw.K2]&lt;[raw.AM2];&quot;Red&quot;;IF([raw.K2]&gt;[raw.AN2];&quot;Blue&quot;;&quot;Green&quot;)))" office:value-type="float" office:value="0.044" calcext:value-type="float">
            <text:p>0.0440</text:p>
          </table:table-cell>
          <table:table-cell table:style-name="ce6" table:formula="of:=[raw.AO2]+ORG.OPENOFFICE.STYLE(IF([raw.K2]&lt;[raw.AP2];&quot;Red&quot;;IF([raw.K2]&gt;[raw.AQ2];&quot;Blue&quot;;&quot;Green&quot;)))" office:value-type="float" office:value="0.0205" calcext:value-type="float">
            <text:p>0.0205</text:p>
          </table:table-cell>
          <table:table-cell table:style-name="ce6" table:formula="of:=[raw.AR2]+ORG.OPENOFFICE.STYLE(IF([raw.K2]&lt;[raw.AS2];&quot;Red&quot;;IF([raw.K2]&gt;[raw.AT2];&quot;Blue&quot;;&quot;Green&quot;)))" office:value-type="float" office:value="0.0205" calcext:value-type="float">
            <text:p>0.0205</text:p>
          </table:table-cell>
          <table:table-cell table:style-name="ce31" table:formula="of:=[raw.AU2]+ORG.OPENOFFICE.STYLE(IF([raw.K2]&lt;[raw.AV2];&quot;Red&quot;;IF([raw.K2]&gt;[raw.AW2];&quot;Blue&quot;;&quot;Green&quot;)))" office:value-type="float" office:value="0.0445" calcext:value-type="float">
            <text:p>0.0445</text:p>
          </table:table-cell>
        </table:table-row>
        <table:table-row table:style-name="ro1">
          <table:table-cell table:style-name="ce5" table:formula="of:=[$raw.A3]" office:value-type="string" office:string-value="bh_indep_posonly" calcext:value-type="string">
            <text:p>bh_indep_posonly</text:p>
          </table:table-cell>
          <table:table-cell table:style-name="ce2" table:formula="of:=[$raw.B3]" office:value-type="float" office:value="2" calcext:value-type="float">
            <text:p>2</text:p>
          </table:table-cell>
          <table:table-cell table:formula="of:=[$raw.C3]" office:value-type="float" office:value="0.25" calcext:value-type="float">
            <text:p>0.25</text:p>
          </table:table-cell>
          <table:table-cell table:formula="of:=[$raw.D3]" office:value-type="float" office:value="0" calcext:value-type="float">
            <text:p>0</text:p>
          </table:table-cell>
          <table:table-cell table:formula="of:=[$raw.E3]" office:value-type="float" office:value="0" calcext:value-type="float">
            <text:p>0</text:p>
          </table:table-cell>
          <table:table-cell table:style-name="ce34" table:formula="of:=[$raw.F3]" office:value-type="string" office:string-value="BH1995" calcext:value-type="string">
            <text:p>BH1995</text:p>
          </table:table-cell>
          <table:table-cell table:style-name="ce15" table:formula="of:=[raw.N3]+ORG.OPENOFFICE.STYLE(IF([raw.K3]&lt;[raw.O3];&quot;Red&quot;;IF([raw.K3]&gt;[raw.P3];&quot;Blue&quot;;&quot;Green&quot;)))" office:value-type="float" office:value="0.0377629932688116" calcext:value-type="float">
            <text:p>0.0378</text:p>
          </table:table-cell>
          <table:table-cell table:style-name="ce6" table:formula="of:=[raw.Q3]+ORG.OPENOFFICE.STYLE(IF([raw.K3]&lt;[raw.R3];&quot;Red&quot;;IF([raw.K3]&gt;[raw.S3];&quot;Blue&quot;;&quot;Green&quot;)))" office:value-type="float" office:value="0.0375000349902658" calcext:value-type="float">
            <text:p>0.0375</text:p>
          </table:table-cell>
          <table:table-cell table:style-name="ce6" table:formula="of:=[raw.T3]+ORG.OPENOFFICE.STYLE(IF([raw.K3]&lt;[raw.U3];&quot;Red&quot;;IF([raw.K3]&gt;[raw.V3];&quot;Blue&quot;;&quot;Green&quot;)))" office:value-type="float" office:value="0.0375000349902658" calcext:value-type="float">
            <text:p>0.0375</text:p>
          </table:table-cell>
          <table:table-cell table:style-name="ce29" table:formula="of:=[raw.W3]+ORG.OPENOFFICE.STYLE(IF([raw.K3]&lt;[raw.X3];&quot;Red&quot;;IF([raw.K3]&gt;[raw.Y3];&quot;Blue&quot;;&quot;Green&quot;)))" office:value-type="float" office:value="0.030327006231317" calcext:value-type="float">
            <text:p>0.0303</text:p>
          </table:table-cell>
          <table:table-cell table:style-name="ce15" table:formula="of:=[raw.Z3]+ORG.OPENOFFICE.STYLE(IF([raw.K3]&lt;[raw.AA3];&quot;Red&quot;;IF([raw.K3]&gt;[raw.AB3];&quot;Blue&quot;;&quot;Green&quot;)))" office:value-type="float" office:value="0.0376549466863995" calcext:value-type="float">
            <text:p>0.0377</text:p>
          </table:table-cell>
          <table:table-cell table:style-name="ce6" table:formula="of:=[raw.AC3]+ORG.OPENOFFICE.STYLE(IF([raw.K3]&lt;[raw.AD3];&quot;Red&quot;;IF([raw.K3]&gt;[raw.AE3];&quot;Blue&quot;;&quot;Green&quot;)))" office:value-type="float" office:value="0.0190139867124656" calcext:value-type="float">
            <text:p>0.0190</text:p>
          </table:table-cell>
          <table:table-cell table:style-name="ce61" table:formula="of:=[raw.AF3]+ORG.OPENOFFICE.STYLE(IF([raw.K3]&lt;[raw.AG3];&quot;Red&quot;;IF([raw.K3]&gt;[raw.AH3];&quot;Blue&quot;;&quot;Green&quot;)))" office:value-type="float" office:value="0.0190139867124656" calcext:value-type="float">
            <text:p>0.0190</text:p>
          </table:table-cell>
          <table:table-cell table:style-name="ce29" table:formula="of:=[raw.AI3]+ORG.OPENOFFICE.STYLE(IF([raw.K3]&lt;[raw.AJ3];&quot;Red&quot;;IF([raw.K3]&gt;[raw.AK3];&quot;Blue&quot;;&quot;Green&quot;)))" office:value-type="float" office:value="0.0301752251936118" calcext:value-type="float">
            <text:p>0.0302</text:p>
          </table:table-cell>
          <table:table-cell table:style-name="ce15" table:formula="of:=[raw.AL3]+ORG.OPENOFFICE.STYLE(IF([raw.K3]&lt;[raw.AM3];&quot;Red&quot;;IF([raw.K3]&gt;[raw.AN3];&quot;Blue&quot;;&quot;Green&quot;)))" office:value-type="float" office:value="0.04" calcext:value-type="float">
            <text:p>0.0400</text:p>
          </table:table-cell>
          <table:table-cell table:style-name="ce9" table:formula="of:=[raw.AO3]+ORG.OPENOFFICE.STYLE(IF([raw.K3]&lt;[raw.AP3];&quot;Red&quot;;IF([raw.K3]&gt;[raw.AQ3];&quot;Blue&quot;;&quot;Green&quot;)))" office:value-type="float" office:value="0.9975" calcext:value-type="float">
            <text:p>0.9975</text:p>
          </table:table-cell>
          <table:table-cell table:style-name="ce9" table:formula="of:=[raw.AR3]+ORG.OPENOFFICE.STYLE(IF([raw.K3]&lt;[raw.AS3];&quot;Red&quot;;IF([raw.K3]&gt;[raw.AT3];&quot;Blue&quot;;&quot;Green&quot;)))" office:value-type="float" office:value="0.9975" calcext:value-type="float">
            <text:p>0.9975</text:p>
          </table:table-cell>
          <table:table-cell table:style-name="ce31" table:formula="of:=[raw.AU3]+ORG.OPENOFFICE.STYLE(IF([raw.K3]&lt;[raw.AV3];&quot;Red&quot;;IF([raw.K3]&gt;[raw.AW3];&quot;Blue&quot;;&quot;Green&quot;)))" office:value-type="float" office:value="0.0525" calcext:value-type="float">
            <text:p>0.0525</text:p>
          </table:table-cell>
        </table:table-row>
        <table:table-row table:style-name="ro1">
          <table:table-cell table:style-name="ce5" table:formula="of:=[$raw.A4]" office:value-type="string" office:string-value="bh_indep_negonly" calcext:value-type="string">
            <text:p>bh_indep_negonly</text:p>
          </table:table-cell>
          <table:table-cell table:style-name="ce2" table:formula="of:=[$raw.B4]" office:value-type="float" office:value="3" calcext:value-type="float">
            <text:p>3</text:p>
          </table:table-cell>
          <table:table-cell table:formula="of:=[$raw.C4]" office:value-type="float" office:value="0" calcext:value-type="float">
            <text:p>0</text:p>
          </table:table-cell>
          <table:table-cell table:formula="of:=[$raw.D4]" office:value-type="float" office:value="0.25" calcext:value-type="float">
            <text:p>0.25</text:p>
          </table:table-cell>
          <table:table-cell table:formula="of:=[$raw.E4]" office:value-type="float" office:value="0" calcext:value-type="float">
            <text:p>0</text:p>
          </table:table-cell>
          <table:table-cell table:style-name="ce34" table:formula="of:=[$raw.F4]" office:value-type="string" office:string-value="BH1995" calcext:value-type="string">
            <text:p>BH1995</text:p>
          </table:table-cell>
          <table:table-cell table:style-name="ce15" table:formula="of:=[raw.N4]+ORG.OPENOFFICE.STYLE(IF([raw.K4]&lt;[raw.O4];&quot;Red&quot;;IF([raw.K4]&gt;[raw.P4];&quot;Blue&quot;;&quot;Green&quot;)))" office:value-type="float" office:value="0.0393135510990424" calcext:value-type="float">
            <text:p>0.0393</text:p>
          </table:table-cell>
          <table:table-cell table:style-name="ce6" table:formula="of:=[raw.Q4]+ORG.OPENOFFICE.STYLE(IF([raw.K4]&lt;[raw.R4];&quot;Red&quot;;IF([raw.K4]&gt;[raw.S4];&quot;Blue&quot;;&quot;Green&quot;)))" office:value-type="float" office:value="0.0391379412071414" calcext:value-type="float">
            <text:p>0.0391</text:p>
          </table:table-cell>
          <table:table-cell table:style-name="ce6" table:formula="of:=[raw.T4]+ORG.OPENOFFICE.STYLE(IF([raw.K4]&lt;[raw.U4];&quot;Red&quot;;IF([raw.K4]&gt;[raw.V4];&quot;Blue&quot;;&quot;Green&quot;)))" office:value-type="float" office:value="0.0391379412071414" calcext:value-type="float">
            <text:p>0.0391</text:p>
          </table:table-cell>
          <table:table-cell table:style-name="ce29" table:formula="of:=[raw.W4]+ORG.OPENOFFICE.STYLE(IF([raw.K4]&lt;[raw.X4];&quot;Red&quot;;IF([raw.K4]&gt;[raw.Y4];&quot;Blue&quot;;&quot;Green&quot;)))" office:value-type="float" office:value="0.0319035300275628" calcext:value-type="float">
            <text:p>0.0319</text:p>
          </table:table-cell>
          <table:table-cell table:style-name="ce15" table:formula="of:=[raw.Z4]+ORG.OPENOFFICE.STYLE(IF([raw.K4]&lt;[raw.AA4];&quot;Red&quot;;IF([raw.K4]&gt;[raw.AB4];&quot;Blue&quot;;&quot;Green&quot;)))" office:value-type="float" office:value="0.037" calcext:value-type="float">
            <text:p>0.0370</text:p>
          </table:table-cell>
          <table:table-cell table:style-name="ce9" table:formula="of:=[raw.AC4]+ORG.OPENOFFICE.STYLE(IF([raw.K4]&lt;[raw.AD4];&quot;Red&quot;;IF([raw.K4]&gt;[raw.AE4];&quot;Blue&quot;;&quot;Green&quot;)))" office:value-type="float" office:value="0.998" calcext:value-type="float">
            <text:p>0.9980</text:p>
          </table:table-cell>
          <table:table-cell table:style-name="ce62" table:formula="of:=[raw.AF4]+ORG.OPENOFFICE.STYLE(IF([raw.K4]&lt;[raw.AG4];&quot;Red&quot;;IF([raw.K4]&gt;[raw.AH4];&quot;Blue&quot;;&quot;Green&quot;)))" office:value-type="float" office:value="0.998" calcext:value-type="float">
            <text:p>0.9980</text:p>
          </table:table-cell>
          <table:table-cell table:style-name="ce31" table:formula="of:=[raw.AI4]+ORG.OPENOFFICE.STYLE(IF([raw.K4]&lt;[raw.AJ4];&quot;Red&quot;;IF([raw.K4]&gt;[raw.AK4];&quot;Blue&quot;;&quot;Green&quot;)))" office:value-type="float" office:value="0.0465" calcext:value-type="float">
            <text:p>0.0465</text:p>
          </table:table-cell>
          <table:table-cell table:style-name="ce15" table:formula="of:=[raw.AL4]+ORG.OPENOFFICE.STYLE(IF([raw.K4]&lt;[raw.AM4];&quot;Red&quot;;IF([raw.K4]&gt;[raw.AN4];&quot;Blue&quot;;&quot;Green&quot;)))" office:value-type="float" office:value="0.0392134420525926" calcext:value-type="float">
            <text:p>0.0392</text:p>
          </table:table-cell>
          <table:table-cell table:style-name="ce6" table:formula="of:=[raw.AO4]+ORG.OPENOFFICE.STYLE(IF([raw.K4]&lt;[raw.AP4];&quot;Red&quot;;IF([raw.K4]&gt;[raw.AQ4];&quot;Blue&quot;;&quot;Green&quot;)))" office:value-type="float" office:value="0.0209627116420328" calcext:value-type="float">
            <text:p>0.0210</text:p>
          </table:table-cell>
          <table:table-cell table:style-name="ce6" table:formula="of:=[raw.AR4]+ORG.OPENOFFICE.STYLE(IF([raw.K4]&lt;[raw.AS4];&quot;Red&quot;;IF([raw.K4]&gt;[raw.AT4];&quot;Blue&quot;;&quot;Green&quot;)))" office:value-type="float" office:value="0.0209627116420328" calcext:value-type="float">
            <text:p>0.0210</text:p>
          </table:table-cell>
          <table:table-cell table:style-name="ce29" table:formula="of:=[raw.AU4]+ORG.OPENOFFICE.STYLE(IF([raw.K4]&lt;[raw.AV4];&quot;Red&quot;;IF([raw.K4]&gt;[raw.AW4];&quot;Blue&quot;;&quot;Green&quot;)))" office:value-type="float" office:value="0.0317684143198526" calcext:value-type="float">
            <text:p>0.0318</text:p>
          </table:table-cell>
        </table:table-row>
        <table:table-row table:style-name="ro1">
          <table:table-cell table:style-name="ce5" table:formula="of:=[$raw.A5]" office:value-type="string" office:string-value="bh_indep_balanced" calcext:value-type="string">
            <text:p>bh_indep_balanced</text:p>
          </table:table-cell>
          <table:table-cell table:style-name="ce2" table:formula="of:=[$raw.B5]" office:value-type="float" office:value="4" calcext:value-type="float">
            <text:p>4</text:p>
          </table:table-cell>
          <table:table-cell table:formula="of:=[$raw.C5]" office:value-type="float" office:value="0.25" calcext:value-type="float">
            <text:p>0.25</text:p>
          </table:table-cell>
          <table:table-cell table:formula="of:=[$raw.D5]" office:value-type="float" office:value="0.25" calcext:value-type="float">
            <text:p>0.25</text:p>
          </table:table-cell>
          <table:table-cell table:formula="of:=[$raw.E5]" office:value-type="float" office:value="0" calcext:value-type="float">
            <text:p>0</text:p>
          </table:table-cell>
          <table:table-cell table:style-name="ce34" table:formula="of:=[$raw.F5]" office:value-type="string" office:string-value="BH1995" calcext:value-type="string">
            <text:p>BH1995</text:p>
          </table:table-cell>
          <table:table-cell table:style-name="ce15" table:formula="of:=[raw.N5]+ORG.OPENOFFICE.STYLE(IF([raw.K5]&lt;[raw.O5];&quot;Red&quot;;IF([raw.K5]&gt;[raw.P5];&quot;Blue&quot;;&quot;Green&quot;)))" office:value-type="float" office:value="0.0259458033133358" calcext:value-type="float">
            <text:p>0.0259</text:p>
          </table:table-cell>
          <table:table-cell table:style-name="ce6" table:formula="of:=[raw.Q5]+ORG.OPENOFFICE.STYLE(IF([raw.K5]&lt;[raw.R5];&quot;Red&quot;;IF([raw.K5]&gt;[raw.S5];&quot;Blue&quot;;&quot;Green&quot;)))" office:value-type="float" office:value="0.0259023704369861" calcext:value-type="float">
            <text:p>0.0259</text:p>
          </table:table-cell>
          <table:table-cell table:style-name="ce6" table:formula="of:=[raw.T5]+ORG.OPENOFFICE.STYLE(IF([raw.K5]&lt;[raw.U5];&quot;Red&quot;;IF([raw.K5]&gt;[raw.V5];&quot;Blue&quot;;&quot;Green&quot;)))" office:value-type="float" office:value="0.0259023704369861" calcext:value-type="float">
            <text:p>0.0259</text:p>
          </table:table-cell>
          <table:table-cell table:style-name="ce29" table:formula="of:=[raw.W5]+ORG.OPENOFFICE.STYLE(IF([raw.K5]&lt;[raw.X5];&quot;Red&quot;;IF([raw.K5]&gt;[raw.Y5];&quot;Blue&quot;;&quot;Green&quot;)))" office:value-type="float" office:value="0.0259369703382242" calcext:value-type="float">
            <text:p>0.0259</text:p>
          </table:table-cell>
          <table:table-cell table:style-name="ce15" table:formula="of:=[raw.Z5]+ORG.OPENOFFICE.STYLE(IF([raw.K5]&lt;[raw.AA5];&quot;Red&quot;;IF([raw.K5]&gt;[raw.AB5];&quot;Blue&quot;;&quot;Green&quot;)))" office:value-type="float" office:value="0.0252086956927478" calcext:value-type="float">
            <text:p>0.0252</text:p>
          </table:table-cell>
          <table:table-cell table:style-name="ce6" table:formula="of:=[raw.AC5]+ORG.OPENOFFICE.STYLE(IF([raw.K5]&lt;[raw.AD5];&quot;Red&quot;;IF([raw.K5]&gt;[raw.AE5];&quot;Blue&quot;;&quot;Green&quot;)))" office:value-type="float" office:value="0.0252095471340198" calcext:value-type="float">
            <text:p>0.0252</text:p>
          </table:table-cell>
          <table:table-cell table:style-name="ce61" table:formula="of:=[raw.AF5]+ORG.OPENOFFICE.STYLE(IF([raw.K5]&lt;[raw.AG5];&quot;Red&quot;;IF([raw.K5]&gt;[raw.AH5];&quot;Blue&quot;;&quot;Green&quot;)))" office:value-type="float" office:value="0.0252095471340198" calcext:value-type="float">
            <text:p>0.0252</text:p>
          </table:table-cell>
          <table:table-cell table:style-name="ce29" table:formula="of:=[raw.AI5]+ORG.OPENOFFICE.STYLE(IF([raw.K5]&lt;[raw.AJ5];&quot;Red&quot;;IF([raw.K5]&gt;[raw.AK5];&quot;Blue&quot;;&quot;Green&quot;)))" office:value-type="float" office:value="0.0251892337714042" calcext:value-type="float">
            <text:p>0.0252</text:p>
          </table:table-cell>
          <table:table-cell table:style-name="ce15" table:formula="of:=[raw.AL5]+ORG.OPENOFFICE.STYLE(IF([raw.K5]&lt;[raw.AM5];&quot;Red&quot;;IF([raw.K5]&gt;[raw.AN5];&quot;Blue&quot;;&quot;Green&quot;)))" office:value-type="float" office:value="0.0265990492157792" calcext:value-type="float">
            <text:p>0.0266</text:p>
          </table:table-cell>
          <table:table-cell table:style-name="ce6" table:formula="of:=[raw.AO5]+ORG.OPENOFFICE.STYLE(IF([raw.K5]&lt;[raw.AP5];&quot;Red&quot;;IF([raw.K5]&gt;[raw.AQ5];&quot;Blue&quot;;&quot;Green&quot;)))" office:value-type="float" office:value="0.0265442730217811" calcext:value-type="float">
            <text:p>0.0265</text:p>
          </table:table-cell>
          <table:table-cell table:style-name="ce6" table:formula="of:=[raw.AR5]+ORG.OPENOFFICE.STYLE(IF([raw.K5]&lt;[raw.AS5];&quot;Red&quot;;IF([raw.K5]&gt;[raw.AT5];&quot;Blue&quot;;&quot;Green&quot;)))" office:value-type="float" office:value="0.0265442730217811" calcext:value-type="float">
            <text:p>0.0265</text:p>
          </table:table-cell>
          <table:table-cell table:style-name="ce29" table:formula="of:=[raw.AU5]+ORG.OPENOFFICE.STYLE(IF([raw.K5]&lt;[raw.AV5];&quot;Red&quot;;IF([raw.K5]&gt;[raw.AW5];&quot;Blue&quot;;&quot;Green&quot;)))" office:value-type="float" office:value="0.0266048692796502" calcext:value-type="float">
            <text:p>0.0266</text:p>
          </table:table-cell>
        </table:table-row>
        <table:table-row table:style-name="ro1">
          <table:table-cell table:style-name="ce5" table:formula="of:=[$raw.A6]" office:value-type="string" office:string-value="bh_indep_unbalanced" calcext:value-type="string">
            <text:p>bh_indep_unbalanced</text:p>
          </table:table-cell>
          <table:table-cell table:style-name="ce2" table:formula="of:=[$raw.B6]" office:value-type="float" office:value="5" calcext:value-type="float">
            <text:p>5</text:p>
          </table:table-cell>
          <table:table-cell table:formula="of:=[$raw.C6]" office:value-type="float" office:value="0.1" calcext:value-type="float">
            <text:p>0.1</text:p>
          </table:table-cell>
          <table:table-cell table:formula="of:=[$raw.D6]" office:value-type="float" office:value="0.4" calcext:value-type="float">
            <text:p>0.4</text:p>
          </table:table-cell>
          <table:table-cell table:formula="of:=[$raw.E6]" office:value-type="float" office:value="0" calcext:value-type="float">
            <text:p>0</text:p>
          </table:table-cell>
          <table:table-cell table:style-name="ce34" table:formula="of:=[$raw.F6]" office:value-type="string" office:string-value="BH1995" calcext:value-type="string">
            <text:p>BH1995</text:p>
          </table:table-cell>
          <table:table-cell table:style-name="ce15" table:formula="of:=[raw.N6]+ORG.OPENOFFICE.STYLE(IF([raw.K6]&lt;[raw.O6];&quot;Red&quot;;IF([raw.K6]&gt;[raw.P6];&quot;Blue&quot;;&quot;Green&quot;)))" office:value-type="float" office:value="0.0260886259592226" calcext:value-type="float">
            <text:p>0.0261</text:p>
          </table:table-cell>
          <table:table-cell table:style-name="ce6" table:formula="of:=[raw.Q6]+ORG.OPENOFFICE.STYLE(IF([raw.K6]&lt;[raw.R6];&quot;Red&quot;;IF([raw.K6]&gt;[raw.S6];&quot;Blue&quot;;&quot;Green&quot;)))" office:value-type="float" office:value="0.0259329454532353" calcext:value-type="float">
            <text:p>0.0259</text:p>
          </table:table-cell>
          <table:table-cell table:style-name="ce6" table:formula="of:=[raw.T6]+ORG.OPENOFFICE.STYLE(IF([raw.K6]&lt;[raw.U6];&quot;Red&quot;;IF([raw.K6]&gt;[raw.V6];&quot;Blue&quot;;&quot;Green&quot;)))" office:value-type="float" office:value="0.0259329454532353" calcext:value-type="float">
            <text:p>0.0259</text:p>
          </table:table-cell>
          <table:table-cell table:style-name="ce29" table:formula="of:=[raw.W6]+ORG.OPENOFFICE.STYLE(IF([raw.K6]&lt;[raw.X6];&quot;Red&quot;;IF([raw.K6]&gt;[raw.Y6];&quot;Blue&quot;;&quot;Green&quot;)))" office:value-type="float" office:value="0.0232737455156398" calcext:value-type="float">
            <text:p>0.0233</text:p>
          </table:table-cell>
          <table:table-cell table:style-name="ce15" table:formula="of:=[raw.Z6]+ORG.OPENOFFICE.STYLE(IF([raw.K6]&lt;[raw.AA6];&quot;Red&quot;;IF([raw.K6]&gt;[raw.AB6];&quot;Blue&quot;;&quot;Green&quot;)))" office:value-type="float" office:value="0.0250998383814507" calcext:value-type="float">
            <text:p>0.0251</text:p>
          </table:table-cell>
          <table:table-cell table:style-name="ce9" table:formula="of:=[raw.AC6]+ORG.OPENOFFICE.STYLE(IF([raw.K6]&lt;[raw.AD6];&quot;Red&quot;;IF([raw.K6]&gt;[raw.AE6];&quot;Blue&quot;;&quot;Green&quot;)))" office:value-type="float" office:value="0.0598786705926213" calcext:value-type="float">
            <text:p>0.0599</text:p>
          </table:table-cell>
          <table:table-cell table:style-name="ce62" table:formula="of:=[raw.AF6]+ORG.OPENOFFICE.STYLE(IF([raw.K6]&lt;[raw.AG6];&quot;Red&quot;;IF([raw.K6]&gt;[raw.AH6];&quot;Blue&quot;;&quot;Green&quot;)))" office:value-type="float" office:value="0.0598786705926213" calcext:value-type="float">
            <text:p>0.0599</text:p>
          </table:table-cell>
          <table:table-cell table:style-name="ce29" table:formula="of:=[raw.AI6]+ORG.OPENOFFICE.STYLE(IF([raw.K6]&lt;[raw.AJ6];&quot;Red&quot;;IF([raw.K6]&gt;[raw.AK6];&quot;Blue&quot;;&quot;Green&quot;)))" office:value-type="float" office:value="0.0359409983628055" calcext:value-type="float">
            <text:p>0.0359</text:p>
          </table:table-cell>
          <table:table-cell table:style-name="ce15" table:formula="of:=[raw.AL6]+ORG.OPENOFFICE.STYLE(IF([raw.K6]&lt;[raw.AM6];&quot;Red&quot;;IF([raw.K6]&gt;[raw.AN6];&quot;Blue&quot;;&quot;Green&quot;)))" office:value-type="float" office:value="0.0262253921951458" calcext:value-type="float">
            <text:p>0.0262</text:p>
          </table:table-cell>
          <table:table-cell table:style-name="ce6" table:formula="of:=[raw.AO6]+ORG.OPENOFFICE.STYLE(IF([raw.K6]&lt;[raw.AP6];&quot;Red&quot;;IF([raw.K6]&gt;[raw.AQ6];&quot;Blue&quot;;&quot;Green&quot;)))" office:value-type="float" office:value="0.0170084344898986" calcext:value-type="float">
            <text:p>0.0170</text:p>
          </table:table-cell>
          <table:table-cell table:style-name="ce6" table:formula="of:=[raw.AR6]+ORG.OPENOFFICE.STYLE(IF([raw.K6]&lt;[raw.AS6];&quot;Red&quot;;IF([raw.K6]&gt;[raw.AT6];&quot;Blue&quot;;&quot;Green&quot;)))" office:value-type="float" office:value="0.0170084344898986" calcext:value-type="float">
            <text:p>0.0170</text:p>
          </table:table-cell>
          <table:table-cell table:style-name="ce29" table:formula="of:=[raw.AU6]+ORG.OPENOFFICE.STYLE(IF([raw.K6]&lt;[raw.AV6];&quot;Red&quot;;IF([raw.K6]&gt;[raw.AW6];&quot;Blue&quot;;&quot;Green&quot;)))" office:value-type="float" office:value="0.020462823107763" calcext:value-type="float">
            <text:p>0.0205</text:p>
          </table:table-cell>
        </table:table-row>
        <table:table-row table:style-name="ro1">
          <table:table-cell table:style-name="ce5" table:formula="of:=[$raw.A7]" office:value-type="string" office:string-value="bh_dep_null" calcext:value-type="string">
            <text:p>bh_dep_null</text:p>
          </table:table-cell>
          <table:table-cell table:style-name="ce2" table:formula="of:=[$raw.B7]" office:value-type="float" office:value="6" calcext:value-type="float">
            <text:p>6</text:p>
          </table:table-cell>
          <table:table-cell table:formula="of:=[$raw.C7]" office:value-type="float" office:value="0" calcext:value-type="float">
            <text:p>0</text:p>
          </table:table-cell>
          <table:table-cell table:formula="of:=[$raw.D7]" office:value-type="float" office:value="0" calcext:value-type="float">
            <text:p>0</text:p>
          </table:table-cell>
          <table:table-cell table:formula="of:=[$raw.E7]" office:value-type="float" office:value="0.8" calcext:value-type="float">
            <text:p>0.8</text:p>
          </table:table-cell>
          <table:table-cell table:style-name="ce34" table:formula="of:=[$raw.F7]" office:value-type="string" office:string-value="BH1995" calcext:value-type="string">
            <text:p>BH1995</text:p>
          </table:table-cell>
          <table:table-cell table:style-name="ce15" table:formula="of:=[raw.N7]+ORG.OPENOFFICE.STYLE(IF([raw.K7]&lt;[raw.O7];&quot;Red&quot;;IF([raw.K7]&gt;[raw.P7];&quot;Blue&quot;;&quot;Green&quot;)))" office:value-type="float" office:value="0.029" calcext:value-type="float">
            <text:p>0.0290</text:p>
          </table:table-cell>
          <table:table-cell table:style-name="ce6" table:formula="of:=[raw.Q7]+ORG.OPENOFFICE.STYLE(IF([raw.K7]&lt;[raw.R7];&quot;Red&quot;;IF([raw.K7]&gt;[raw.S7];&quot;Blue&quot;;&quot;Green&quot;)))" office:value-type="float" office:value="0.0165" calcext:value-type="float">
            <text:p>0.0165</text:p>
          </table:table-cell>
          <table:table-cell table:style-name="ce6" table:formula="of:=[raw.T7]+ORG.OPENOFFICE.STYLE(IF([raw.K7]&lt;[raw.U7];&quot;Red&quot;;IF([raw.K7]&gt;[raw.V7];&quot;Blue&quot;;&quot;Green&quot;)))" office:value-type="float" office:value="0.0165" calcext:value-type="float">
            <text:p>0.0165</text:p>
          </table:table-cell>
          <table:table-cell table:style-name="ce29" table:formula="of:=[raw.W7]+ORG.OPENOFFICE.STYLE(IF([raw.K7]&lt;[raw.X7];&quot;Red&quot;;IF([raw.K7]&gt;[raw.Y7];&quot;Blue&quot;;&quot;Green&quot;)))" office:value-type="float" office:value="0.0165" calcext:value-type="float">
            <text:p>0.0165</text:p>
          </table:table-cell>
          <table:table-cell table:style-name="ce15" table:formula="of:=[raw.Z7]+ORG.OPENOFFICE.STYLE(IF([raw.K7]&lt;[raw.AA7];&quot;Red&quot;;IF([raw.K7]&gt;[raw.AB7];&quot;Blue&quot;;&quot;Green&quot;)))" office:value-type="float" office:value="0.0145" calcext:value-type="float">
            <text:p>0.0145</text:p>
          </table:table-cell>
          <table:table-cell table:style-name="ce6" table:formula="of:=[raw.AC7]+ORG.OPENOFFICE.STYLE(IF([raw.K7]&lt;[raw.AD7];&quot;Red&quot;;IF([raw.K7]&gt;[raw.AE7];&quot;Blue&quot;;&quot;Green&quot;)))" office:value-type="float" office:value="0.009" calcext:value-type="float">
            <text:p>0.0090</text:p>
          </table:table-cell>
          <table:table-cell table:style-name="ce61" table:formula="of:=[raw.AF7]+ORG.OPENOFFICE.STYLE(IF([raw.K7]&lt;[raw.AG7];&quot;Red&quot;;IF([raw.K7]&gt;[raw.AH7];&quot;Blue&quot;;&quot;Green&quot;)))" office:value-type="float" office:value="0.009" calcext:value-type="float">
            <text:p>0.0090</text:p>
          </table:table-cell>
          <table:table-cell table:style-name="ce29" table:formula="of:=[raw.AI7]+ORG.OPENOFFICE.STYLE(IF([raw.K7]&lt;[raw.AJ7];&quot;Red&quot;;IF([raw.K7]&gt;[raw.AK7];&quot;Blue&quot;;&quot;Green&quot;)))" office:value-type="float" office:value="0.009" calcext:value-type="float">
            <text:p>0.0090</text:p>
          </table:table-cell>
          <table:table-cell table:style-name="ce15" table:formula="of:=[raw.AL7]+ORG.OPENOFFICE.STYLE(IF([raw.K7]&lt;[raw.AM7];&quot;Red&quot;;IF([raw.K7]&gt;[raw.AN7];&quot;Blue&quot;;&quot;Green&quot;)))" office:value-type="float" office:value="0.0145" calcext:value-type="float">
            <text:p>0.0145</text:p>
          </table:table-cell>
          <table:table-cell table:style-name="ce6" table:formula="of:=[raw.AO7]+ORG.OPENOFFICE.STYLE(IF([raw.K7]&lt;[raw.AP7];&quot;Red&quot;;IF([raw.K7]&gt;[raw.AQ7];&quot;Blue&quot;;&quot;Green&quot;)))" office:value-type="float" office:value="0.0075" calcext:value-type="float">
            <text:p>0.0075</text:p>
          </table:table-cell>
          <table:table-cell table:style-name="ce6" table:formula="of:=[raw.AR7]+ORG.OPENOFFICE.STYLE(IF([raw.K7]&lt;[raw.AS7];&quot;Red&quot;;IF([raw.K7]&gt;[raw.AT7];&quot;Blue&quot;;&quot;Green&quot;)))" office:value-type="float" office:value="0.0075" calcext:value-type="float">
            <text:p>0.0075</text:p>
          </table:table-cell>
          <table:table-cell table:style-name="ce29" table:formula="of:=[raw.AU7]+ORG.OPENOFFICE.STYLE(IF([raw.K7]&lt;[raw.AV7];&quot;Red&quot;;IF([raw.K7]&gt;[raw.AW7];&quot;Blue&quot;;&quot;Green&quot;)))" office:value-type="float" office:value="0.0075" calcext:value-type="float">
            <text:p>0.0075</text:p>
          </table:table-cell>
        </table:table-row>
        <table:table-row table:style-name="ro1">
          <table:table-cell table:style-name="ce5" table:formula="of:=[$raw.A8]" office:value-type="string" office:string-value="bh_dep_posonly" calcext:value-type="string">
            <text:p>bh_dep_posonly</text:p>
          </table:table-cell>
          <table:table-cell table:style-name="ce2" table:formula="of:=[$raw.B8]" office:value-type="float" office:value="7" calcext:value-type="float">
            <text:p>7</text:p>
          </table:table-cell>
          <table:table-cell table:formula="of:=[$raw.C8]" office:value-type="float" office:value="0.25" calcext:value-type="float">
            <text:p>0.25</text:p>
          </table:table-cell>
          <table:table-cell table:formula="of:=[$raw.D8]" office:value-type="float" office:value="0" calcext:value-type="float">
            <text:p>0</text:p>
          </table:table-cell>
          <table:table-cell table:formula="of:=[$raw.E8]" office:value-type="float" office:value="0.8" calcext:value-type="float">
            <text:p>0.8</text:p>
          </table:table-cell>
          <table:table-cell table:style-name="ce34" table:formula="of:=[$raw.F8]" office:value-type="string" office:string-value="BH1995" calcext:value-type="string">
            <text:p>BH1995</text:p>
          </table:table-cell>
          <table:table-cell table:style-name="ce15" table:formula="of:=[raw.N8]+ORG.OPENOFFICE.STYLE(IF([raw.K8]&lt;[raw.O8];&quot;Red&quot;;IF([raw.K8]&gt;[raw.P8];&quot;Blue&quot;;&quot;Green&quot;)))" office:value-type="float" office:value="0.0345687342666938" calcext:value-type="float">
            <text:p>0.0346</text:p>
          </table:table-cell>
          <table:table-cell table:style-name="ce6" table:formula="of:=[raw.Q8]+ORG.OPENOFFICE.STYLE(IF([raw.K8]&lt;[raw.R8];&quot;Red&quot;;IF([raw.K8]&gt;[raw.S8];&quot;Blue&quot;;&quot;Green&quot;)))" office:value-type="float" office:value="0.0167962754311423" calcext:value-type="float">
            <text:p>0.0168</text:p>
          </table:table-cell>
          <table:table-cell table:style-name="ce6" table:formula="of:=[raw.T8]+ORG.OPENOFFICE.STYLE(IF([raw.K8]&lt;[raw.U8];&quot;Red&quot;;IF([raw.K8]&gt;[raw.V8];&quot;Blue&quot;;&quot;Green&quot;)))" office:value-type="float" office:value="0.0167962754311423" calcext:value-type="float">
            <text:p>0.0168</text:p>
          </table:table-cell>
          <table:table-cell table:style-name="ce29" table:formula="of:=[raw.W8]+ORG.OPENOFFICE.STYLE(IF([raw.K8]&lt;[raw.X8];&quot;Red&quot;;IF([raw.K8]&gt;[raw.Y8];&quot;Blue&quot;;&quot;Green&quot;)))" office:value-type="float" office:value="0.0178052483705742" calcext:value-type="float">
            <text:p>0.0178</text:p>
          </table:table-cell>
          <table:table-cell table:style-name="ce15" table:formula="of:=[raw.Z8]+ORG.OPENOFFICE.STYLE(IF([raw.K8]&lt;[raw.AA8];&quot;Red&quot;;IF([raw.K8]&gt;[raw.AB8];&quot;Blue&quot;;&quot;Green&quot;)))" office:value-type="float" office:value="0.0260687342666938" calcext:value-type="float">
            <text:p>0.0261</text:p>
          </table:table-cell>
          <table:table-cell table:style-name="ce6" table:formula="of:=[raw.AC8]+ORG.OPENOFFICE.STYLE(IF([raw.K8]&lt;[raw.AD8];&quot;Red&quot;;IF([raw.K8]&gt;[raw.AE8];&quot;Blue&quot;;&quot;Green&quot;)))" office:value-type="float" office:value="0.0132962754311423" calcext:value-type="float">
            <text:p>0.0133</text:p>
          </table:table-cell>
          <table:table-cell table:style-name="ce61" table:formula="of:=[raw.AF8]+ORG.OPENOFFICE.STYLE(IF([raw.K8]&lt;[raw.AG8];&quot;Red&quot;;IF([raw.K8]&gt;[raw.AH8];&quot;Blue&quot;;&quot;Green&quot;)))" office:value-type="float" office:value="0.0132962754311423" calcext:value-type="float">
            <text:p>0.0133</text:p>
          </table:table-cell>
          <table:table-cell table:style-name="ce29" table:formula="of:=[raw.AI8]+ORG.OPENOFFICE.STYLE(IF([raw.K8]&lt;[raw.AJ8];&quot;Red&quot;;IF([raw.K8]&gt;[raw.AK8];&quot;Blue&quot;;&quot;Green&quot;)))" office:value-type="float" office:value="0.0133052483705742" calcext:value-type="float">
            <text:p>0.0133</text:p>
          </table:table-cell>
          <table:table-cell table:style-name="ce15" table:formula="of:=[raw.AL8]+ORG.OPENOFFICE.STYLE(IF([raw.K8]&lt;[raw.AM8];&quot;Red&quot;;IF([raw.K8]&gt;[raw.AN8];&quot;Blue&quot;;&quot;Green&quot;)))" office:value-type="float" office:value="0.0085" calcext:value-type="float">
            <text:p>0.0085</text:p>
          </table:table-cell>
          <table:table-cell table:style-name="ce6" table:formula="of:=[raw.AO8]+ORG.OPENOFFICE.STYLE(IF([raw.K8]&lt;[raw.AP8];&quot;Red&quot;;IF([raw.K8]&gt;[raw.AQ8];&quot;Blue&quot;;&quot;Green&quot;)))" office:value-type="float" office:value="0.0035" calcext:value-type="float">
            <text:p>0.0035</text:p>
          </table:table-cell>
          <table:table-cell table:style-name="ce6" table:formula="of:=[raw.AR8]+ORG.OPENOFFICE.STYLE(IF([raw.K8]&lt;[raw.AS8];&quot;Red&quot;;IF([raw.K8]&gt;[raw.AT8];&quot;Blue&quot;;&quot;Green&quot;)))" office:value-type="float" office:value="0.0035" calcext:value-type="float">
            <text:p>0.0035</text:p>
          </table:table-cell>
          <table:table-cell table:style-name="ce29" table:formula="of:=[raw.AU8]+ORG.OPENOFFICE.STYLE(IF([raw.K8]&lt;[raw.AV8];&quot;Red&quot;;IF([raw.K8]&gt;[raw.AW8];&quot;Blue&quot;;&quot;Green&quot;)))" office:value-type="float" office:value="0.0045" calcext:value-type="float">
            <text:p>0.0045</text:p>
          </table:table-cell>
        </table:table-row>
        <table:table-row table:style-name="ro1">
          <table:table-cell table:style-name="ce5" table:formula="of:=[$raw.A9]" office:value-type="string" office:string-value="bh_dep_negonly" calcext:value-type="string">
            <text:p>bh_dep_negonly</text:p>
          </table:table-cell>
          <table:table-cell table:style-name="ce2" table:formula="of:=[$raw.B9]" office:value-type="float" office:value="8" calcext:value-type="float">
            <text:p>8</text:p>
          </table:table-cell>
          <table:table-cell table:formula="of:=[$raw.C9]" office:value-type="float" office:value="0" calcext:value-type="float">
            <text:p>0</text:p>
          </table:table-cell>
          <table:table-cell table:formula="of:=[$raw.D9]" office:value-type="float" office:value="0.25" calcext:value-type="float">
            <text:p>0.25</text:p>
          </table:table-cell>
          <table:table-cell table:formula="of:=[$raw.E9]" office:value-type="float" office:value="0.8" calcext:value-type="float">
            <text:p>0.8</text:p>
          </table:table-cell>
          <table:table-cell table:style-name="ce34" table:formula="of:=[$raw.F9]" office:value-type="string" office:string-value="BH1995" calcext:value-type="string">
            <text:p>BH1995</text:p>
          </table:table-cell>
          <table:table-cell table:style-name="ce16" table:formula="of:=[raw.N9]+ORG.OPENOFFICE.STYLE(IF([raw.K9]&lt;[raw.O9];&quot;Red&quot;;IF([raw.K9]&gt;[raw.P9];&quot;Blue&quot;;&quot;Green&quot;)))" office:value-type="float" office:value="0.0460547590397492" calcext:value-type="float">
            <text:p>0.0461</text:p>
          </table:table-cell>
          <table:table-cell table:style-name="ce6" table:formula="of:=[raw.Q9]+ORG.OPENOFFICE.STYLE(IF([raw.K9]&lt;[raw.R9];&quot;Red&quot;;IF([raw.K9]&gt;[raw.S9];&quot;Blue&quot;;&quot;Green&quot;)))" office:value-type="float" office:value="0.0217620514233032" calcext:value-type="float">
            <text:p>0.0218</text:p>
          </table:table-cell>
          <table:table-cell table:style-name="ce6" table:formula="of:=[raw.T9]+ORG.OPENOFFICE.STYLE(IF([raw.K9]&lt;[raw.U9];&quot;Red&quot;;IF([raw.K9]&gt;[raw.V9];&quot;Blue&quot;;&quot;Green&quot;)))" office:value-type="float" office:value="0.0217620514233032" calcext:value-type="float">
            <text:p>0.0218</text:p>
          </table:table-cell>
          <table:table-cell table:style-name="ce29" table:formula="of:=[raw.W9]+ORG.OPENOFFICE.STYLE(IF([raw.K9]&lt;[raw.X9];&quot;Red&quot;;IF([raw.K9]&gt;[raw.Y9];&quot;Blue&quot;;&quot;Green&quot;)))" office:value-type="float" office:value="0.024019172329501" calcext:value-type="float">
            <text:p>0.0240</text:p>
          </table:table-cell>
          <table:table-cell table:style-name="ce15" table:formula="of:=[raw.Z9]+ORG.OPENOFFICE.STYLE(IF([raw.K9]&lt;[raw.AA9];&quot;Red&quot;;IF([raw.K9]&gt;[raw.AB9];&quot;Blue&quot;;&quot;Green&quot;)))" office:value-type="float" office:value="0.0155" calcext:value-type="float">
            <text:p>0.0155</text:p>
          </table:table-cell>
          <table:table-cell table:style-name="ce6" table:formula="of:=[raw.AC9]+ORG.OPENOFFICE.STYLE(IF([raw.K9]&lt;[raw.AD9];&quot;Red&quot;;IF([raw.K9]&gt;[raw.AE9];&quot;Blue&quot;;&quot;Green&quot;)))" office:value-type="float" office:value="0.0055" calcext:value-type="float">
            <text:p>0.0055</text:p>
          </table:table-cell>
          <table:table-cell table:style-name="ce61" table:formula="of:=[raw.AF9]+ORG.OPENOFFICE.STYLE(IF([raw.K9]&lt;[raw.AG9];&quot;Red&quot;;IF([raw.K9]&gt;[raw.AH9];&quot;Blue&quot;;&quot;Green&quot;)))" office:value-type="float" office:value="0.0055" calcext:value-type="float">
            <text:p>0.0055</text:p>
          </table:table-cell>
          <table:table-cell table:style-name="ce29" table:formula="of:=[raw.AI9]+ORG.OPENOFFICE.STYLE(IF([raw.K9]&lt;[raw.AJ9];&quot;Red&quot;;IF([raw.K9]&gt;[raw.AK9];&quot;Blue&quot;;&quot;Green&quot;)))" office:value-type="float" office:value="0.0075" calcext:value-type="float">
            <text:p>0.0075</text:p>
          </table:table-cell>
          <table:table-cell table:style-name="ce15" table:formula="of:=[raw.AL9]+ORG.OPENOFFICE.STYLE(IF([raw.K9]&lt;[raw.AM9];&quot;Red&quot;;IF([raw.K9]&gt;[raw.AN9];&quot;Blue&quot;;&quot;Green&quot;)))" office:value-type="float" office:value="0.0305547590397492" calcext:value-type="float">
            <text:p>0.0306</text:p>
          </table:table-cell>
          <table:table-cell table:style-name="ce6" table:formula="of:=[raw.AO9]+ORG.OPENOFFICE.STYLE(IF([raw.K9]&lt;[raw.AP9];&quot;Red&quot;;IF([raw.K9]&gt;[raw.AQ9];&quot;Blue&quot;;&quot;Green&quot;)))" office:value-type="float" office:value="0.0162625499277897" calcext:value-type="float">
            <text:p>0.0163</text:p>
          </table:table-cell>
          <table:table-cell table:style-name="ce6" table:formula="of:=[raw.AR9]+ORG.OPENOFFICE.STYLE(IF([raw.K9]&lt;[raw.AS9];&quot;Red&quot;;IF([raw.K9]&gt;[raw.AT9];&quot;Blue&quot;;&quot;Green&quot;)))" office:value-type="float" office:value="0.0162625499277897" calcext:value-type="float">
            <text:p>0.0163</text:p>
          </table:table-cell>
          <table:table-cell table:style-name="ce29" table:formula="of:=[raw.AU9]+ORG.OPENOFFICE.STYLE(IF([raw.K9]&lt;[raw.AV9];&quot;Red&quot;;IF([raw.K9]&gt;[raw.AW9];&quot;Blue&quot;;&quot;Green&quot;)))" office:value-type="float" office:value="0.0165191723295011" calcext:value-type="float">
            <text:p>0.0165</text:p>
          </table:table-cell>
        </table:table-row>
        <table:table-row table:style-name="ro1">
          <table:table-cell table:style-name="ce5" table:formula="of:=[$raw.A10]" office:value-type="string" office:string-value="bh_dep_balanced" calcext:value-type="string">
            <text:p>bh_dep_balanced</text:p>
          </table:table-cell>
          <table:table-cell table:style-name="ce2" table:formula="of:=[$raw.B10]" office:value-type="float" office:value="9" calcext:value-type="float">
            <text:p>9</text:p>
          </table:table-cell>
          <table:table-cell table:formula="of:=[$raw.C10]" office:value-type="float" office:value="0.25" calcext:value-type="float">
            <text:p>0.25</text:p>
          </table:table-cell>
          <table:table-cell table:formula="of:=[$raw.D10]" office:value-type="float" office:value="0.25" calcext:value-type="float">
            <text:p>0.25</text:p>
          </table:table-cell>
          <table:table-cell table:formula="of:=[$raw.E10]" office:value-type="float" office:value="0.8" calcext:value-type="float">
            <text:p>0.8</text:p>
          </table:table-cell>
          <table:table-cell table:style-name="ce34" table:formula="of:=[$raw.F10]" office:value-type="string" office:string-value="BH1995" calcext:value-type="string">
            <text:p>BH1995</text:p>
          </table:table-cell>
          <table:table-cell table:style-name="ce15" table:formula="of:=[raw.N10]+ORG.OPENOFFICE.STYLE(IF([raw.K10]&lt;[raw.O10];&quot;Red&quot;;IF([raw.K10]&gt;[raw.P10];&quot;Blue&quot;;&quot;Green&quot;)))" office:value-type="float" office:value="0.0383907296102428" calcext:value-type="float">
            <text:p>0.0384</text:p>
          </table:table-cell>
          <table:table-cell table:style-name="ce6" table:formula="of:=[raw.Q10]+ORG.OPENOFFICE.STYLE(IF([raw.K10]&lt;[raw.R10];&quot;Red&quot;;IF([raw.K10]&gt;[raw.S10];&quot;Blue&quot;;&quot;Green&quot;)))" office:value-type="float" office:value="0.0199820995976971" calcext:value-type="float">
            <text:p>0.0200</text:p>
          </table:table-cell>
          <table:table-cell table:style-name="ce6" table:formula="of:=[raw.T10]+ORG.OPENOFFICE.STYLE(IF([raw.K10]&lt;[raw.U10];&quot;Red&quot;;IF([raw.K10]&gt;[raw.V10];&quot;Blue&quot;;&quot;Green&quot;)))" office:value-type="float" office:value="0.0199817660419933" calcext:value-type="float">
            <text:p>0.0200</text:p>
          </table:table-cell>
          <table:table-cell table:style-name="ce29" table:formula="of:=[raw.W10]+ORG.OPENOFFICE.STYLE(IF([raw.K10]&lt;[raw.X10];&quot;Red&quot;;IF([raw.K10]&gt;[raw.Y10];&quot;Blue&quot;;&quot;Green&quot;)))" office:value-type="float" office:value="0.0260176290625699" calcext:value-type="float">
            <text:p>0.0260</text:p>
          </table:table-cell>
          <table:table-cell table:style-name="ce15" table:formula="of:=[raw.Z10]+ORG.OPENOFFICE.STYLE(IF([raw.K10]&lt;[raw.AA10];&quot;Red&quot;;IF([raw.K10]&gt;[raw.AB10];&quot;Blue&quot;;&quot;Green&quot;)))" office:value-type="float" office:value="0.0200001216320916" calcext:value-type="float">
            <text:p>0.0200</text:p>
          </table:table-cell>
          <table:table-cell table:style-name="ce6" table:formula="of:=[raw.AC10]+ORG.OPENOFFICE.STYLE(IF([raw.K10]&lt;[raw.AD10];&quot;Red&quot;;IF([raw.K10]&gt;[raw.AE10];&quot;Blue&quot;;&quot;Green&quot;)))" office:value-type="float" office:value="0.010546713260214" calcext:value-type="float">
            <text:p>0.0105</text:p>
          </table:table-cell>
          <table:table-cell table:style-name="ce61" table:formula="of:=[raw.AF10]+ORG.OPENOFFICE.STYLE(IF([raw.K10]&lt;[raw.AG10];&quot;Red&quot;;IF([raw.K10]&gt;[raw.AH10];&quot;Blue&quot;;&quot;Green&quot;)))" office:value-type="float" office:value="0.010546713260214" calcext:value-type="float">
            <text:p>0.0105</text:p>
          </table:table-cell>
          <table:table-cell table:style-name="ce29" table:formula="of:=[raw.AI10]+ORG.OPENOFFICE.STYLE(IF([raw.K10]&lt;[raw.AJ10];&quot;Red&quot;;IF([raw.K10]&gt;[raw.AK10];&quot;Blue&quot;;&quot;Green&quot;)))" office:value-type="float" office:value="0.0136522401848322" calcext:value-type="float">
            <text:p>0.0137</text:p>
          </table:table-cell>
          <table:table-cell table:style-name="ce15" table:formula="of:=[raw.AL10]+ORG.OPENOFFICE.STYLE(IF([raw.K10]&lt;[raw.AM10];&quot;Red&quot;;IF([raw.K10]&gt;[raw.AN10];&quot;Blue&quot;;&quot;Green&quot;)))" office:value-type="float" office:value="0.0188635339747977" calcext:value-type="float">
            <text:p>0.0189</text:p>
          </table:table-cell>
          <table:table-cell table:style-name="ce6" table:formula="of:=[raw.AO10]+ORG.OPENOFFICE.STYLE(IF([raw.K10]&lt;[raw.AP10];&quot;Red&quot;;IF([raw.K10]&gt;[raw.AQ10];&quot;Blue&quot;;&quot;Green&quot;)))" office:value-type="float" office:value="0.0107436412173245" calcext:value-type="float">
            <text:p>0.0107</text:p>
          </table:table-cell>
          <table:table-cell table:style-name="ce6" table:formula="of:=[raw.AR10]+ORG.OPENOFFICE.STYLE(IF([raw.K10]&lt;[raw.AS10];&quot;Red&quot;;IF([raw.K10]&gt;[raw.AT10];&quot;Blue&quot;;&quot;Green&quot;)))" office:value-type="float" office:value="0.0107436412173245" calcext:value-type="float">
            <text:p>0.0107</text:p>
          </table:table-cell>
          <table:table-cell table:style-name="ce29" table:formula="of:=[raw.AU10]+ORG.OPENOFFICE.STYLE(IF([raw.K10]&lt;[raw.AV10];&quot;Red&quot;;IF([raw.K10]&gt;[raw.AW10];&quot;Blue&quot;;&quot;Green&quot;)))" office:value-type="float" office:value="0.01297877409388" calcext:value-type="float">
            <text:p>0.0130</text:p>
          </table:table-cell>
        </table:table-row>
        <table:table-row table:style-name="ro1">
          <table:table-cell table:style-name="ce11" table:formula="of:=[$raw.A11]" office:value-type="string" office:string-value="bh_dep_unbalanced" calcext:value-type="string">
            <text:p>bh_dep_unbalanced</text:p>
          </table:table-cell>
          <table:table-cell table:style-name="ce21" table:formula="of:=[$raw.B11]" office:value-type="float" office:value="10" calcext:value-type="float">
            <text:p>10</text:p>
          </table:table-cell>
          <table:table-cell table:style-name="ce21" table:formula="of:=[$raw.C11]" office:value-type="float" office:value="0.1" calcext:value-type="float">
            <text:p>0.1</text:p>
          </table:table-cell>
          <table:table-cell table:style-name="ce21" table:formula="of:=[$raw.D11]" office:value-type="float" office:value="0.4" calcext:value-type="float">
            <text:p>0.4</text:p>
          </table:table-cell>
          <table:table-cell table:style-name="ce21" table:formula="of:=[$raw.E11]" office:value-type="float" office:value="0.8" calcext:value-type="float">
            <text:p>0.8</text:p>
          </table:table-cell>
          <table:table-cell table:style-name="ce35" table:formula="of:=[$raw.F11]" office:value-type="string" office:string-value="BH1995" calcext:value-type="string">
            <text:p>BH1995</text:p>
          </table:table-cell>
          <table:table-cell table:style-name="ce53" table:formula="of:=[raw.N11]+ORG.OPENOFFICE.STYLE(IF([raw.K11]&lt;[raw.O11];&quot;Red&quot;;IF([raw.K11]&gt;[raw.P11];&quot;Blue&quot;;&quot;Green&quot;)))" office:value-type="float" office:value="0.0428404878637114" calcext:value-type="float">
            <text:p>0.0428</text:p>
          </table:table-cell>
          <table:table-cell table:style-name="ce23" table:formula="of:=[raw.Q11]+ORG.OPENOFFICE.STYLE(IF([raw.K11]&lt;[raw.R11];&quot;Red&quot;;IF([raw.K11]&gt;[raw.S11];&quot;Blue&quot;;&quot;Green&quot;)))" office:value-type="float" office:value="0.0217515949003502" calcext:value-type="float">
            <text:p>0.0218</text:p>
          </table:table-cell>
          <table:table-cell table:style-name="ce23" table:formula="of:=[raw.T11]+ORG.OPENOFFICE.STYLE(IF([raw.K11]&lt;[raw.U11];&quot;Red&quot;;IF([raw.K11]&gt;[raw.V11];&quot;Blue&quot;;&quot;Green&quot;)))" office:value-type="float" office:value="0.0217515949003502" calcext:value-type="float">
            <text:p>0.0218</text:p>
          </table:table-cell>
          <table:table-cell table:style-name="ce32" table:formula="of:=[raw.W11]+ORG.OPENOFFICE.STYLE(IF([raw.K11]&lt;[raw.X11];&quot;Red&quot;;IF([raw.K11]&gt;[raw.Y11];&quot;Blue&quot;;&quot;Green&quot;)))" office:value-type="float" office:value="0.0290202502303084" calcext:value-type="float">
            <text:p>0.0290</text:p>
          </table:table-cell>
          <table:table-cell table:style-name="ce17" table:formula="of:=[raw.Z11]+ORG.OPENOFFICE.STYLE(IF([raw.K11]&lt;[raw.AA11];&quot;Red&quot;;IF([raw.K11]&gt;[raw.AB11];&quot;Blue&quot;;&quot;Green&quot;)))" office:value-type="float" office:value="0.0184168050121533" calcext:value-type="float">
            <text:p>0.0184</text:p>
          </table:table-cell>
          <table:table-cell table:style-name="ce23" table:formula="of:=[raw.AC11]+ORG.OPENOFFICE.STYLE(IF([raw.K11]&lt;[raw.AD11];&quot;Red&quot;;IF([raw.K11]&gt;[raw.AE11];&quot;Blue&quot;;&quot;Green&quot;)))" office:value-type="float" office:value="0.00910469144621434" calcext:value-type="float">
            <text:p>0.0091</text:p>
          </table:table-cell>
          <table:table-cell table:style-name="ce23" table:formula="of:=[raw.AF11]+ORG.OPENOFFICE.STYLE(IF([raw.K11]&lt;[raw.AG11];&quot;Red&quot;;IF([raw.K11]&gt;[raw.AH11];&quot;Blue&quot;;&quot;Green&quot;)))" office:value-type="float" office:value="0.00910469144621434" calcext:value-type="float">
            <text:p>0.0091</text:p>
          </table:table-cell>
          <table:table-cell table:style-name="ce32" table:formula="of:=[raw.AI11]+ORG.OPENOFFICE.STYLE(IF([raw.K11]&lt;[raw.AJ11];&quot;Red&quot;;IF([raw.K11]&gt;[raw.AK11];&quot;Blue&quot;;&quot;Green&quot;)))" office:value-type="float" office:value="0.0150772436655054" calcext:value-type="float">
            <text:p>0.0151</text:p>
          </table:table-cell>
          <table:table-cell table:style-name="ce17" table:formula="of:=[raw.AL11]+ORG.OPENOFFICE.STYLE(IF([raw.K11]&lt;[raw.AM11];&quot;Red&quot;;IF([raw.K11]&gt;[raw.AN11];&quot;Blue&quot;;&quot;Green&quot;)))" office:value-type="float" office:value="0.0245258487396209" calcext:value-type="float">
            <text:p>0.0245</text:p>
          </table:table-cell>
          <table:table-cell table:style-name="ce23" table:formula="of:=[raw.AO11]+ORG.OPENOFFICE.STYLE(IF([raw.K11]&lt;[raw.AP11];&quot;Red&quot;;IF([raw.K11]&gt;[raw.AQ11];&quot;Blue&quot;;&quot;Green&quot;)))" office:value-type="float" office:value="0.0129856450618605" calcext:value-type="float">
            <text:p>0.0130</text:p>
          </table:table-cell>
          <table:table-cell table:style-name="ce23" table:formula="of:=[raw.AR11]+ORG.OPENOFFICE.STYLE(IF([raw.K11]&lt;[raw.AS11];&quot;Red&quot;;IF([raw.K11]&gt;[raw.AT11];&quot;Blue&quot;;&quot;Green&quot;)))" office:value-type="float" office:value="0.0129856450618605" calcext:value-type="float">
            <text:p>0.0130</text:p>
          </table:table-cell>
          <table:table-cell table:style-name="ce32" table:formula="of:=[raw.AU11]+ORG.OPENOFFICE.STYLE(IF([raw.K11]&lt;[raw.AV11];&quot;Red&quot;;IF([raw.K11]&gt;[raw.AW11];&quot;Blue&quot;;&quot;Green&quot;)))" office:value-type="float" office:value="0.0140886068551995" calcext:value-type="float">
            <text:p>0.0141</text:p>
          </table:table-cell>
        </table:table-row>
        <table:table-row table:style-name="ro1">
          <table:table-cell table:style-name="ce5" table:formula="of:=[$raw.A12]" office:value-type="string" office:string-value="bky_indep_null" calcext:value-type="string">
            <text:p>bky_indep_null</text:p>
          </table:table-cell>
          <table:table-cell table:style-name="ce2" table:formula="of:=[$raw.B12]" office:value-type="float" office:value="1" calcext:value-type="float">
            <text:p>1</text:p>
          </table:table-cell>
          <table:table-cell table:formula="of:=[$raw.C12]" office:value-type="float" office:value="0" calcext:value-type="float">
            <text:p>0</text:p>
          </table:table-cell>
          <table:table-cell table:formula="of:=[$raw.D12]" office:value-type="float" office:value="0" calcext:value-type="float">
            <text:p>0</text:p>
          </table:table-cell>
          <table:table-cell table:formula="of:=[$raw.E12]" office:value-type="float" office:value="0" calcext:value-type="float">
            <text:p>0</text:p>
          </table:table-cell>
          <table:table-cell table:style-name="ce34" table:formula="of:=[$raw.F12]" office:value-type="string" office:string-value="BKY2006" calcext:value-type="string">
            <text:p>BKY2006</text:p>
          </table:table-cell>
          <table:table-cell table:style-name="ce38" table:formula="of:=[raw.N12]+ORG.OPENOFFICE.STYLE(IF([raw.K12]&lt;[raw.O12];&quot;Red&quot;;IF([raw.K12]&gt;[raw.P12];&quot;Blue&quot;;&quot;Green&quot;)))" office:value-type="float" office:value="0.0985" calcext:value-type="float">
            <text:p>0.0985</text:p>
          </table:table-cell>
          <table:table-cell table:style-name="ce7" table:formula="of:=[raw.Q12]+ORG.OPENOFFICE.STYLE(IF([raw.K12]&lt;[raw.R12];&quot;Red&quot;;IF([raw.K12]&gt;[raw.S12];&quot;Blue&quot;;&quot;Green&quot;)))" office:value-type="float" office:value="0.054" calcext:value-type="float">
            <text:p>0.0540</text:p>
          </table:table-cell>
          <table:table-cell table:style-name="ce7" table:formula="of:=[raw.T12]+ORG.OPENOFFICE.STYLE(IF([raw.K12]&lt;[raw.U12];&quot;Red&quot;;IF([raw.K12]&gt;[raw.V12];&quot;Blue&quot;;&quot;Green&quot;)))" office:value-type="float" office:value="0.054" calcext:value-type="float">
            <text:p>0.0540</text:p>
          </table:table-cell>
          <table:table-cell table:style-name="ce30" table:formula="of:=[raw.W12]+ORG.OPENOFFICE.STYLE(IF([raw.K12]&lt;[raw.X12];&quot;Red&quot;;IF([raw.K12]&gt;[raw.Y12];&quot;Blue&quot;;&quot;Green&quot;)))" office:value-type="float" office:value="0.098" calcext:value-type="float">
            <text:p>0.0980</text:p>
          </table:table-cell>
          <table:table-cell table:style-name="ce16" table:formula="of:=[raw.Z12]+ORG.OPENOFFICE.STYLE(IF([raw.K12]&lt;[raw.AA12];&quot;Red&quot;;IF([raw.K12]&gt;[raw.AB12];&quot;Blue&quot;;&quot;Green&quot;)))" office:value-type="float" office:value="0.0495" calcext:value-type="float">
            <text:p>0.0495</text:p>
          </table:table-cell>
          <table:table-cell table:style-name="ce6" table:formula="of:=[raw.AC12]+ORG.OPENOFFICE.STYLE(IF([raw.K12]&lt;[raw.AD12];&quot;Red&quot;;IF([raw.K12]&gt;[raw.AE12];&quot;Blue&quot;;&quot;Green&quot;)))" office:value-type="float" office:value="0.0275" calcext:value-type="float">
            <text:p>0.0275</text:p>
          </table:table-cell>
          <table:table-cell table:style-name="ce61" table:formula="of:=[raw.AF12]+ORG.OPENOFFICE.STYLE(IF([raw.K12]&lt;[raw.AG12];&quot;Red&quot;;IF([raw.K12]&gt;[raw.AH12];&quot;Blue&quot;;&quot;Green&quot;)))" office:value-type="float" office:value="0.0275" calcext:value-type="float">
            <text:p>0.0275</text:p>
          </table:table-cell>
          <table:table-cell table:style-name="ce31" table:formula="of:=[raw.AI12]+ORG.OPENOFFICE.STYLE(IF([raw.K12]&lt;[raw.AJ12];&quot;Red&quot;;IF([raw.K12]&gt;[raw.AK12];&quot;Blue&quot;;&quot;Green&quot;)))" office:value-type="float" office:value="0.0495" calcext:value-type="float">
            <text:p>0.0495</text:p>
          </table:table-cell>
          <table:table-cell table:style-name="ce16" table:formula="of:=[raw.AL12]+ORG.OPENOFFICE.STYLE(IF([raw.K12]&lt;[raw.AM12];&quot;Red&quot;;IF([raw.K12]&gt;[raw.AN12];&quot;Blue&quot;;&quot;Green&quot;)))" office:value-type="float" office:value="0.0515" calcext:value-type="float">
            <text:p>0.0515</text:p>
          </table:table-cell>
          <table:table-cell table:style-name="ce6" table:formula="of:=[raw.AO12]+ORG.OPENOFFICE.STYLE(IF([raw.K12]&lt;[raw.AP12];&quot;Red&quot;;IF([raw.K12]&gt;[raw.AQ12];&quot;Blue&quot;;&quot;Green&quot;)))" office:value-type="float" office:value="0.0285" calcext:value-type="float">
            <text:p>0.0285</text:p>
          </table:table-cell>
          <table:table-cell table:style-name="ce6" table:formula="of:=[raw.AR12]+ORG.OPENOFFICE.STYLE(IF([raw.K12]&lt;[raw.AS12];&quot;Red&quot;;IF([raw.K12]&gt;[raw.AT12];&quot;Blue&quot;;&quot;Green&quot;)))" office:value-type="float" office:value="0.0285" calcext:value-type="float">
            <text:p>0.0285</text:p>
          </table:table-cell>
          <table:table-cell table:style-name="ce31" table:formula="of:=[raw.AU12]+ORG.OPENOFFICE.STYLE(IF([raw.K12]&lt;[raw.AV12];&quot;Red&quot;;IF([raw.K12]&gt;[raw.AW12];&quot;Blue&quot;;&quot;Green&quot;)))" office:value-type="float" office:value="0.0515" calcext:value-type="float">
            <text:p>0.0515</text:p>
          </table:table-cell>
        </table:table-row>
        <table:table-row table:style-name="ro1">
          <table:table-cell table:style-name="ce5" table:formula="of:=[$raw.A13]" office:value-type="string" office:string-value="bky_indep_posonly" calcext:value-type="string">
            <text:p>bky_indep_posonly</text:p>
          </table:table-cell>
          <table:table-cell table:style-name="ce2" table:formula="of:=[$raw.B13]" office:value-type="float" office:value="2" calcext:value-type="float">
            <text:p>2</text:p>
          </table:table-cell>
          <table:table-cell table:formula="of:=[$raw.C13]" office:value-type="float" office:value="0.25" calcext:value-type="float">
            <text:p>0.25</text:p>
          </table:table-cell>
          <table:table-cell table:formula="of:=[$raw.D13]" office:value-type="float" office:value="0" calcext:value-type="float">
            <text:p>0</text:p>
          </table:table-cell>
          <table:table-cell table:formula="of:=[$raw.E13]" office:value-type="float" office:value="0" calcext:value-type="float">
            <text:p>0</text:p>
          </table:table-cell>
          <table:table-cell table:style-name="ce34" table:formula="of:=[$raw.F13]" office:value-type="string" office:string-value="BKY2006" calcext:value-type="string">
            <text:p>BKY2006</text:p>
          </table:table-cell>
          <table:table-cell table:style-name="ce16" table:formula="of:=[raw.N13]+ORG.OPENOFFICE.STYLE(IF([raw.K13]&lt;[raw.O13];&quot;Red&quot;;IF([raw.K13]&gt;[raw.P13];&quot;Blue&quot;;&quot;Green&quot;)))" office:value-type="float" office:value="0.0462425353852469" calcext:value-type="float">
            <text:p>0.0462</text:p>
          </table:table-cell>
          <table:table-cell table:style-name="ce6" table:formula="of:=[raw.Q13]+ORG.OPENOFFICE.STYLE(IF([raw.K13]&lt;[raw.R13];&quot;Red&quot;;IF([raw.K13]&gt;[raw.S13];&quot;Blue&quot;;&quot;Green&quot;)))" office:value-type="float" office:value="0.0403962238435178" calcext:value-type="float">
            <text:p>0.0404</text:p>
          </table:table-cell>
          <table:table-cell table:style-name="ce7" table:formula="of:=[raw.T13]+ORG.OPENOFFICE.STYLE(IF([raw.K13]&lt;[raw.U13];&quot;Red&quot;;IF([raw.K13]&gt;[raw.V13];&quot;Blue&quot;;&quot;Green&quot;)))" office:value-type="float" office:value="0.0445277591225131" calcext:value-type="float">
            <text:p>0.0445</text:p>
          </table:table-cell>
          <table:table-cell table:style-name="ce31" table:formula="of:=[raw.W13]+ORG.OPENOFFICE.STYLE(IF([raw.K13]&lt;[raw.X13];&quot;Red&quot;;IF([raw.K13]&gt;[raw.Y13];&quot;Blue&quot;;&quot;Green&quot;)))" office:value-type="float" office:value="0.0430335742210809" calcext:value-type="float">
            <text:p>0.0430</text:p>
          </table:table-cell>
          <table:table-cell table:style-name="ce16" table:formula="of:=[raw.Z13]+ORG.OPENOFFICE.STYLE(IF([raw.K13]&lt;[raw.AA13];&quot;Red&quot;;IF([raw.K13]&gt;[raw.AB13];&quot;Blue&quot;;&quot;Green&quot;)))" office:value-type="float" office:value="0.0461569155583873" calcext:value-type="float">
            <text:p>0.0462</text:p>
          </table:table-cell>
          <table:table-cell table:style-name="ce6" table:formula="of:=[raw.AC13]+ORG.OPENOFFICE.STYLE(IF([raw.K13]&lt;[raw.AD13];&quot;Red&quot;;IF([raw.K13]&gt;[raw.AE13];&quot;Blue&quot;;&quot;Green&quot;)))" office:value-type="float" office:value="0.0205392129006675" calcext:value-type="float">
            <text:p>0.0205</text:p>
          </table:table-cell>
          <table:table-cell table:style-name="ce61" table:formula="of:=[raw.AF13]+ORG.OPENOFFICE.STYLE(IF([raw.K13]&lt;[raw.AG13];&quot;Red&quot;;IF([raw.K13]&gt;[raw.AH13];&quot;Blue&quot;;&quot;Green&quot;)))" office:value-type="float" office:value="0.022651142631663" calcext:value-type="float">
            <text:p>0.0227</text:p>
          </table:table-cell>
          <table:table-cell table:style-name="ce31" table:formula="of:=[raw.AI13]+ORG.OPENOFFICE.STYLE(IF([raw.K13]&lt;[raw.AJ13];&quot;Red&quot;;IF([raw.K13]&gt;[raw.AK13];&quot;Blue&quot;;&quot;Green&quot;)))" office:value-type="float" office:value="0.0429011065177218" calcext:value-type="float">
            <text:p>0.0429</text:p>
          </table:table-cell>
          <table:table-cell table:style-name="ce15" table:formula="of:=[raw.AL13]+ORG.OPENOFFICE.STYLE(IF([raw.K13]&lt;[raw.AM13];&quot;Red&quot;;IF([raw.K13]&gt;[raw.AN13];&quot;Blue&quot;;&quot;Green&quot;)))" office:value-type="float" office:value="0.035" calcext:value-type="float">
            <text:p>0.0350</text:p>
          </table:table-cell>
          <table:table-cell table:style-name="ce9" table:formula="of:=[raw.AO13]+ORG.OPENOFFICE.STYLE(IF([raw.K13]&lt;[raw.AP13];&quot;Red&quot;;IF([raw.K13]&gt;[raw.AQ13];&quot;Blue&quot;;&quot;Green&quot;)))" office:value-type="float" office:value="0.997" calcext:value-type="float">
            <text:p>0.9970</text:p>
          </table:table-cell>
          <table:table-cell table:style-name="ce9" table:formula="of:=[raw.AR13]+ORG.OPENOFFICE.STYLE(IF([raw.K13]&lt;[raw.AS13];&quot;Red&quot;;IF([raw.K13]&gt;[raw.AT13];&quot;Blue&quot;;&quot;Green&quot;)))" office:value-type="float" office:value="0.999" calcext:value-type="float">
            <text:p>0.9990</text:p>
          </table:table-cell>
          <table:table-cell table:style-name="ce31" table:formula="of:=[raw.AU13]+ORG.OPENOFFICE.STYLE(IF([raw.K13]&lt;[raw.AV13];&quot;Red&quot;;IF([raw.K13]&gt;[raw.AW13];&quot;Blue&quot;;&quot;Green&quot;)))" office:value-type="float" office:value="0.0525" calcext:value-type="float">
            <text:p>0.0525</text:p>
          </table:table-cell>
        </table:table-row>
        <table:table-row table:style-name="ro1">
          <table:table-cell table:style-name="ce5" table:formula="of:=[$raw.A14]" office:value-type="string" office:string-value="bky_indep_negonly" calcext:value-type="string">
            <text:p>bky_indep_negonly</text:p>
          </table:table-cell>
          <table:table-cell table:style-name="ce2" table:formula="of:=[$raw.B14]" office:value-type="float" office:value="3" calcext:value-type="float">
            <text:p>3</text:p>
          </table:table-cell>
          <table:table-cell table:formula="of:=[$raw.C14]" office:value-type="float" office:value="0" calcext:value-type="float">
            <text:p>0</text:p>
          </table:table-cell>
          <table:table-cell table:formula="of:=[$raw.D14]" office:value-type="float" office:value="0.25" calcext:value-type="float">
            <text:p>0.25</text:p>
          </table:table-cell>
          <table:table-cell table:formula="of:=[$raw.E14]" office:value-type="float" office:value="0" calcext:value-type="float">
            <text:p>0</text:p>
          </table:table-cell>
          <table:table-cell table:style-name="ce34" table:formula="of:=[$raw.F14]" office:value-type="string" office:string-value="BKY2006" calcext:value-type="string">
            <text:p>BKY2006</text:p>
          </table:table-cell>
          <table:table-cell table:style-name="ce16" table:formula="of:=[raw.N14]+ORG.OPENOFFICE.STYLE(IF([raw.K14]&lt;[raw.O14];&quot;Red&quot;;IF([raw.K14]&gt;[raw.P14];&quot;Blue&quot;;&quot;Green&quot;)))" office:value-type="float" office:value="0.0487677078462061" calcext:value-type="float">
            <text:p>0.0488</text:p>
          </table:table-cell>
          <table:table-cell table:style-name="ce7" table:formula="of:=[raw.Q14]+ORG.OPENOFFICE.STYLE(IF([raw.K14]&lt;[raw.R14];&quot;Red&quot;;IF([raw.K14]&gt;[raw.S14];&quot;Blue&quot;;&quot;Green&quot;)))" office:value-type="float" office:value="0.0426573281039829" calcext:value-type="float">
            <text:p>0.0427</text:p>
          </table:table-cell>
          <table:table-cell table:style-name="ce7" table:formula="of:=[raw.T14]+ORG.OPENOFFICE.STYLE(IF([raw.K14]&lt;[raw.U14];&quot;Red&quot;;IF([raw.K14]&gt;[raw.V14];&quot;Blue&quot;;&quot;Green&quot;)))" office:value-type="float" office:value="0.0469761043636742" calcext:value-type="float">
            <text:p>0.0470</text:p>
          </table:table-cell>
          <table:table-cell table:style-name="ce31" table:formula="of:=[raw.W14]+ORG.OPENOFFICE.STYLE(IF([raw.K14]&lt;[raw.X14];&quot;Red&quot;;IF([raw.K14]&gt;[raw.Y14];&quot;Blue&quot;;&quot;Green&quot;)))" office:value-type="float" office:value="0.0454056314107745" calcext:value-type="float">
            <text:p>0.0454</text:p>
          </table:table-cell>
          <table:table-cell table:style-name="ce15" table:formula="of:=[raw.Z14]+ORG.OPENOFFICE.STYLE(IF([raw.K14]&lt;[raw.AA14];&quot;Red&quot;;IF([raw.K14]&gt;[raw.AB14];&quot;Blue&quot;;&quot;Green&quot;)))" office:value-type="float" office:value="0.039" calcext:value-type="float">
            <text:p>0.0390</text:p>
          </table:table-cell>
          <table:table-cell table:style-name="ce9" table:formula="of:=[raw.AC14]+ORG.OPENOFFICE.STYLE(IF([raw.K14]&lt;[raw.AD14];&quot;Red&quot;;IF([raw.K14]&gt;[raw.AE14];&quot;Blue&quot;;&quot;Green&quot;)))" office:value-type="float" office:value="0.9985" calcext:value-type="float">
            <text:p>0.9985</text:p>
          </table:table-cell>
          <table:table-cell table:style-name="ce62" table:formula="of:=[raw.AF14]+ORG.OPENOFFICE.STYLE(IF([raw.K14]&lt;[raw.AG14];&quot;Red&quot;;IF([raw.K14]&gt;[raw.AH14];&quot;Blue&quot;;&quot;Green&quot;)))" office:value-type="float" office:value="1" calcext:value-type="float">
            <text:p>1.0000</text:p>
          </table:table-cell>
          <table:table-cell table:style-name="ce31" table:formula="of:=[raw.AI14]+ORG.OPENOFFICE.STYLE(IF([raw.K14]&lt;[raw.AJ14];&quot;Red&quot;;IF([raw.K14]&gt;[raw.AK14];&quot;Blue&quot;;&quot;Green&quot;)))" office:value-type="float" office:value="0.0535" calcext:value-type="float">
            <text:p>0.0535</text:p>
          </table:table-cell>
          <table:table-cell table:style-name="ce16" table:formula="of:=[raw.AL14]+ORG.OPENOFFICE.STYLE(IF([raw.K14]&lt;[raw.AM14];&quot;Red&quot;;IF([raw.K14]&gt;[raw.AN14];&quot;Blue&quot;;&quot;Green&quot;)))" office:value-type="float" office:value="0.0486738746128884" calcext:value-type="float">
            <text:p>0.0487</text:p>
          </table:table-cell>
          <table:table-cell table:style-name="ce6" table:formula="of:=[raw.AO14]+ORG.OPENOFFICE.STYLE(IF([raw.K14]&lt;[raw.AP14];&quot;Red&quot;;IF([raw.K14]&gt;[raw.AQ14];&quot;Blue&quot;;&quot;Green&quot;)))" office:value-type="float" office:value="0.0228881620529519" calcext:value-type="float">
            <text:p>0.0229</text:p>
          </table:table-cell>
          <table:table-cell table:style-name="ce6" table:formula="of:=[raw.AR14]+ORG.OPENOFFICE.STYLE(IF([raw.K14]&lt;[raw.AS14];&quot;Red&quot;;IF([raw.K14]&gt;[raw.AT14];&quot;Blue&quot;;&quot;Green&quot;)))" office:value-type="float" office:value="0.0251811890783722" calcext:value-type="float">
            <text:p>0.0252</text:p>
          </table:table-cell>
          <table:table-cell table:style-name="ce31" table:formula="of:=[raw.AU14]+ORG.OPENOFFICE.STYLE(IF([raw.K14]&lt;[raw.AV14];&quot;Red&quot;;IF([raw.K14]&gt;[raw.AW14];&quot;Blue&quot;;&quot;Green&quot;)))" office:value-type="float" office:value="0.0452682064365954" calcext:value-type="float">
            <text:p>0.0453</text:p>
          </table:table-cell>
        </table:table-row>
        <table:table-row table:style-name="ro1">
          <table:table-cell table:style-name="ce5" table:formula="of:=[$raw.A15]" office:value-type="string" office:string-value="bky_indep_balanced" calcext:value-type="string">
            <text:p>bky_indep_balanced</text:p>
          </table:table-cell>
          <table:table-cell table:style-name="ce2" table:formula="of:=[$raw.B15]" office:value-type="float" office:value="4" calcext:value-type="float">
            <text:p>4</text:p>
          </table:table-cell>
          <table:table-cell table:formula="of:=[$raw.C15]" office:value-type="float" office:value="0.25" calcext:value-type="float">
            <text:p>0.25</text:p>
          </table:table-cell>
          <table:table-cell table:formula="of:=[$raw.D15]" office:value-type="float" office:value="0.25" calcext:value-type="float">
            <text:p>0.25</text:p>
          </table:table-cell>
          <table:table-cell table:formula="of:=[$raw.E15]" office:value-type="float" office:value="0" calcext:value-type="float">
            <text:p>0</text:p>
          </table:table-cell>
          <table:table-cell table:style-name="ce34" table:formula="of:=[$raw.F15]" office:value-type="string" office:string-value="BKY2006" calcext:value-type="string">
            <text:p>BKY2006</text:p>
          </table:table-cell>
          <table:table-cell table:style-name="ce15" table:formula="of:=[raw.N15]+ORG.OPENOFFICE.STYLE(IF([raw.K15]&lt;[raw.O15];&quot;Red&quot;;IF([raw.K15]&gt;[raw.P15];&quot;Blue&quot;;&quot;Green&quot;)))" office:value-type="float" office:value="0.0317927650002995" calcext:value-type="float">
            <text:p>0.0318</text:p>
          </table:table-cell>
          <table:table-cell table:style-name="ce6" table:formula="of:=[raw.Q15]+ORG.OPENOFFICE.STYLE(IF([raw.K15]&lt;[raw.R15];&quot;Red&quot;;IF([raw.K15]&gt;[raw.S15];&quot;Blue&quot;;&quot;Green&quot;)))" office:value-type="float" office:value="0.0317246086894516" calcext:value-type="float">
            <text:p>0.0317</text:p>
          </table:table-cell>
          <table:table-cell table:style-name="ce7" table:formula="of:=[raw.T15]+ORG.OPENOFFICE.STYLE(IF([raw.K15]&lt;[raw.U15];&quot;Red&quot;;IF([raw.K15]&gt;[raw.V15];&quot;Blue&quot;;&quot;Green&quot;)))" office:value-type="float" office:value="0.0428718341995858" calcext:value-type="float">
            <text:p>0.0429</text:p>
          </table:table-cell>
          <table:table-cell table:style-name="ce31" table:formula="of:=[raw.W15]+ORG.OPENOFFICE.STYLE(IF([raw.K15]&lt;[raw.X15];&quot;Red&quot;;IF([raw.K15]&gt;[raw.Y15];&quot;Blue&quot;;&quot;Green&quot;)))" office:value-type="float" office:value="0.0429850862401077" calcext:value-type="float">
            <text:p>0.0430</text:p>
          </table:table-cell>
          <table:table-cell table:style-name="ce15" table:formula="of:=[raw.Z15]+ORG.OPENOFFICE.STYLE(IF([raw.K15]&lt;[raw.AA15];&quot;Red&quot;;IF([raw.K15]&gt;[raw.AB15];&quot;Blue&quot;;&quot;Green&quot;)))" office:value-type="float" office:value="0.0308704328185788" calcext:value-type="float">
            <text:p>0.0309</text:p>
          </table:table-cell>
          <table:table-cell table:style-name="ce6" table:formula="of:=[raw.AC15]+ORG.OPENOFFICE.STYLE(IF([raw.K15]&lt;[raw.AD15];&quot;Red&quot;;IF([raw.K15]&gt;[raw.AE15];&quot;Blue&quot;;&quot;Green&quot;)))" office:value-type="float" office:value="0.0308551877259733" calcext:value-type="float">
            <text:p>0.0309</text:p>
          </table:table-cell>
          <table:table-cell table:style-name="ce91" table:formula="of:=[raw.AF15]+ORG.OPENOFFICE.STYLE(IF([raw.K15]&lt;[raw.AG15];&quot;Red&quot;;IF([raw.K15]&gt;[raw.AH15];&quot;Blue&quot;;&quot;Green&quot;)))" office:value-type="float" office:value="0.0420406946123765" calcext:value-type="float">
            <text:p>0.0420</text:p>
          </table:table-cell>
          <table:table-cell table:style-name="ce31" table:formula="of:=[raw.AI15]+ORG.OPENOFFICE.STYLE(IF([raw.K15]&lt;[raw.AJ15];&quot;Red&quot;;IF([raw.K15]&gt;[raw.AK15];&quot;Blue&quot;;&quot;Green&quot;)))" office:value-type="float" office:value="0.0420832181859807" calcext:value-type="float">
            <text:p>0.0421</text:p>
          </table:table-cell>
          <table:table-cell table:style-name="ce15" table:formula="of:=[raw.AL15]+ORG.OPENOFFICE.STYLE(IF([raw.K15]&lt;[raw.AM15];&quot;Red&quot;;IF([raw.K15]&gt;[raw.AN15];&quot;Blue&quot;;&quot;Green&quot;)))" office:value-type="float" office:value="0.0326047605449568" calcext:value-type="float">
            <text:p>0.0326</text:p>
          </table:table-cell>
          <table:table-cell table:style-name="ce6" table:formula="of:=[raw.AO15]+ORG.OPENOFFICE.STYLE(IF([raw.K15]&lt;[raw.AP15];&quot;Red&quot;;IF([raw.K15]&gt;[raw.AQ15];&quot;Blue&quot;;&quot;Green&quot;)))" office:value-type="float" office:value="0.0325331790707469" calcext:value-type="float">
            <text:p>0.0325</text:p>
          </table:table-cell>
          <table:table-cell table:style-name="ce7" table:formula="of:=[raw.AR15]+ORG.OPENOFFICE.STYLE(IF([raw.K15]&lt;[raw.AS15];&quot;Red&quot;;IF([raw.K15]&gt;[raw.AT15];&quot;Blue&quot;;&quot;Green&quot;)))" office:value-type="float" office:value="0.0436203770704248" calcext:value-type="float">
            <text:p>0.0436</text:p>
          </table:table-cell>
          <table:table-cell table:style-name="ce31" table:formula="of:=[raw.AU15]+ORG.OPENOFFICE.STYLE(IF([raw.K15]&lt;[raw.AV15];&quot;Red&quot;;IF([raw.K15]&gt;[raw.AW15];&quot;Blue&quot;;&quot;Green&quot;)))" office:value-type="float" office:value="0.0437233574793605" calcext:value-type="float">
            <text:p>0.0437</text:p>
          </table:table-cell>
        </table:table-row>
        <table:table-row table:style-name="ro1">
          <table:table-cell table:style-name="ce5" table:formula="of:=[$raw.A16]" office:value-type="string" office:string-value="bky_indep_unbalanced" calcext:value-type="string">
            <text:p>bky_indep_unbalanced</text:p>
          </table:table-cell>
          <table:table-cell table:style-name="ce2" table:formula="of:=[$raw.B16]" office:value-type="float" office:value="5" calcext:value-type="float">
            <text:p>5</text:p>
          </table:table-cell>
          <table:table-cell table:formula="of:=[$raw.C16]" office:value-type="float" office:value="0.1" calcext:value-type="float">
            <text:p>0.1</text:p>
          </table:table-cell>
          <table:table-cell table:formula="of:=[$raw.D16]" office:value-type="float" office:value="0.4" calcext:value-type="float">
            <text:p>0.4</text:p>
          </table:table-cell>
          <table:table-cell table:formula="of:=[$raw.E16]" office:value-type="float" office:value="0" calcext:value-type="float">
            <text:p>0</text:p>
          </table:table-cell>
          <table:table-cell table:style-name="ce34" table:formula="of:=[$raw.F16]" office:value-type="string" office:string-value="BKY2006" calcext:value-type="string">
            <text:p>BKY2006</text:p>
          </table:table-cell>
          <table:table-cell table:style-name="ce15" table:formula="of:=[raw.N16]+ORG.OPENOFFICE.STYLE(IF([raw.K16]&lt;[raw.O16];&quot;Red&quot;;IF([raw.K16]&gt;[raw.P16];&quot;Blue&quot;;&quot;Green&quot;)))" office:value-type="float" office:value="0.0371624926733913" calcext:value-type="float">
            <text:p>0.0372</text:p>
          </table:table-cell>
          <table:table-cell table:style-name="ce6" table:formula="of:=[raw.Q16]+ORG.OPENOFFICE.STYLE(IF([raw.K16]&lt;[raw.R16];&quot;Red&quot;;IF([raw.K16]&gt;[raw.S16];&quot;Blue&quot;;&quot;Green&quot;)))" office:value-type="float" office:value="0.0315661504928857" calcext:value-type="float">
            <text:p>0.0316</text:p>
          </table:table-cell>
          <table:table-cell table:style-name="ce7" table:formula="of:=[raw.T16]+ORG.OPENOFFICE.STYLE(IF([raw.K16]&lt;[raw.U16];&quot;Red&quot;;IF([raw.K16]&gt;[raw.V16];&quot;Blue&quot;;&quot;Green&quot;)))" office:value-type="float" office:value="0.0426205160451235" calcext:value-type="float">
            <text:p>0.0426</text:p>
          </table:table-cell>
          <table:table-cell table:style-name="ce31" table:formula="of:=[raw.W16]+ORG.OPENOFFICE.STYLE(IF([raw.K16]&lt;[raw.X16];&quot;Red&quot;;IF([raw.K16]&gt;[raw.Y16];&quot;Blue&quot;;&quot;Green&quot;)))" office:value-type="float" office:value="0.0424578090917844" calcext:value-type="float">
            <text:p>0.0425</text:p>
          </table:table-cell>
          <table:table-cell table:style-name="ce15" table:formula="of:=[raw.Z16]+ORG.OPENOFFICE.STYLE(IF([raw.K16]&lt;[raw.AA16];&quot;Red&quot;;IF([raw.K16]&gt;[raw.AB16];&quot;Blue&quot;;&quot;Green&quot;)))" office:value-type="float" office:value="0.0263866171656035" calcext:value-type="float">
            <text:p>0.0264</text:p>
          </table:table-cell>
          <table:table-cell table:style-name="ce9" table:formula="of:=[raw.AC16]+ORG.OPENOFFICE.STYLE(IF([raw.K16]&lt;[raw.AD16];&quot;Red&quot;;IF([raw.K16]&gt;[raw.AE16];&quot;Blue&quot;;&quot;Green&quot;)))" office:value-type="float" office:value="0.0723870877012246" calcext:value-type="float">
            <text:p>0.0724</text:p>
          </table:table-cell>
          <table:table-cell table:style-name="ce62" table:formula="of:=[raw.AF16]+ORG.OPENOFFICE.STYLE(IF([raw.K16]&lt;[raw.AG16];&quot;Red&quot;;IF([raw.K16]&gt;[raw.AH16];&quot;Blue&quot;;&quot;Green&quot;)))" office:value-type="float" office:value="0.0972413228764556" calcext:value-type="float">
            <text:p>0.0972</text:p>
          </table:table-cell>
          <table:table-cell table:style-name="ce31" table:formula="of:=[raw.AI16]+ORG.OPENOFFICE.STYLE(IF([raw.K16]&lt;[raw.AJ16];&quot;Red&quot;;IF([raw.K16]&gt;[raw.AK16];&quot;Blue&quot;;&quot;Green&quot;)))" office:value-type="float" office:value="0.0441849348347185" calcext:value-type="float">
            <text:p>0.0442</text:p>
          </table:table-cell>
          <table:table-cell table:style-name="ce15" table:formula="of:=[raw.AL16]+ORG.OPENOFFICE.STYLE(IF([raw.K16]&lt;[raw.AM16];&quot;Red&quot;;IF([raw.K16]&gt;[raw.AN16];&quot;Blue&quot;;&quot;Green&quot;)))" office:value-type="float" office:value="0.0390187087644395" calcext:value-type="float">
            <text:p>0.0390</text:p>
          </table:table-cell>
          <table:table-cell table:style-name="ce6" table:formula="of:=[raw.AO16]+ORG.OPENOFFICE.STYLE(IF([raw.K16]&lt;[raw.AP16];&quot;Red&quot;;IF([raw.K16]&gt;[raw.AQ16];&quot;Blue&quot;;&quot;Green&quot;)))" office:value-type="float" office:value="0.0206928431889036" calcext:value-type="float">
            <text:p>0.0207</text:p>
          </table:table-cell>
          <table:table-cell table:style-name="ce6" table:formula="of:=[raw.AR16]+ORG.OPENOFFICE.STYLE(IF([raw.K16]&lt;[raw.AS16];&quot;Red&quot;;IF([raw.K16]&gt;[raw.AT16];&quot;Blue&quot;;&quot;Green&quot;)))" office:value-type="float" office:value="0.0277810449903673" calcext:value-type="float">
            <text:p>0.0278</text:p>
          </table:table-cell>
          <table:table-cell table:style-name="ce31" table:formula="of:=[raw.AU16]+ORG.OPENOFFICE.STYLE(IF([raw.K16]&lt;[raw.AV16];&quot;Red&quot;;IF([raw.K16]&gt;[raw.AW16];&quot;Blue&quot;;&quot;Green&quot;)))" office:value-type="float" office:value="0.0420125097360133" calcext:value-type="float">
            <text:p>0.0420</text:p>
          </table:table-cell>
        </table:table-row>
        <table:table-row table:style-name="ro1">
          <table:table-cell table:style-name="ce5" table:formula="of:=[$raw.A17]" office:value-type="string" office:string-value="bky_dep_null" calcext:value-type="string">
            <text:p>bky_dep_null</text:p>
          </table:table-cell>
          <table:table-cell table:style-name="ce2" table:formula="of:=[$raw.B17]" office:value-type="float" office:value="6" calcext:value-type="float">
            <text:p>6</text:p>
          </table:table-cell>
          <table:table-cell table:formula="of:=[$raw.C17]" office:value-type="float" office:value="0" calcext:value-type="float">
            <text:p>0</text:p>
          </table:table-cell>
          <table:table-cell table:formula="of:=[$raw.D17]" office:value-type="float" office:value="0" calcext:value-type="float">
            <text:p>0</text:p>
          </table:table-cell>
          <table:table-cell table:formula="of:=[$raw.E17]" office:value-type="float" office:value="0.8" calcext:value-type="float">
            <text:p>0.8</text:p>
          </table:table-cell>
          <table:table-cell table:style-name="ce34" table:formula="of:=[$raw.F17]" office:value-type="string" office:string-value="BKY2006" calcext:value-type="string">
            <text:p>BKY2006</text:p>
          </table:table-cell>
          <table:table-cell table:style-name="ce15" table:formula="of:=[raw.N17]+ORG.OPENOFFICE.STYLE(IF([raw.K17]&lt;[raw.O17];&quot;Red&quot;;IF([raw.K17]&gt;[raw.P17];&quot;Blue&quot;;&quot;Green&quot;)))" office:value-type="float" office:value="0.0275" calcext:value-type="float">
            <text:p>0.0275</text:p>
          </table:table-cell>
          <table:table-cell table:style-name="ce6" table:formula="of:=[raw.Q17]+ORG.OPENOFFICE.STYLE(IF([raw.K17]&lt;[raw.R17];&quot;Red&quot;;IF([raw.K17]&gt;[raw.S17];&quot;Blue&quot;;&quot;Green&quot;)))" office:value-type="float" office:value="0.0125" calcext:value-type="float">
            <text:p>0.0125</text:p>
          </table:table-cell>
          <table:table-cell table:style-name="ce6" table:formula="of:=[raw.T17]+ORG.OPENOFFICE.STYLE(IF([raw.K17]&lt;[raw.U17];&quot;Red&quot;;IF([raw.K17]&gt;[raw.V17];&quot;Blue&quot;;&quot;Green&quot;)))" office:value-type="float" office:value="0.0125" calcext:value-type="float">
            <text:p>0.0125</text:p>
          </table:table-cell>
          <table:table-cell table:style-name="ce29" table:formula="of:=[raw.W17]+ORG.OPENOFFICE.STYLE(IF([raw.K17]&lt;[raw.X17];&quot;Red&quot;;IF([raw.K17]&gt;[raw.Y17];&quot;Blue&quot;;&quot;Green&quot;)))" office:value-type="float" office:value="0.0125" calcext:value-type="float">
            <text:p>0.0125</text:p>
          </table:table-cell>
          <table:table-cell table:style-name="ce15" table:formula="of:=[raw.Z17]+ORG.OPENOFFICE.STYLE(IF([raw.K17]&lt;[raw.AA17];&quot;Red&quot;;IF([raw.K17]&gt;[raw.AB17];&quot;Blue&quot;;&quot;Green&quot;)))" office:value-type="float" office:value="0.009" calcext:value-type="float">
            <text:p>0.0090</text:p>
          </table:table-cell>
          <table:table-cell table:style-name="ce6" table:formula="of:=[raw.AC17]+ORG.OPENOFFICE.STYLE(IF([raw.K17]&lt;[raw.AD17];&quot;Red&quot;;IF([raw.K17]&gt;[raw.AE17];&quot;Blue&quot;;&quot;Green&quot;)))" office:value-type="float" office:value="0.0035" calcext:value-type="float">
            <text:p>0.0035</text:p>
          </table:table-cell>
          <table:table-cell table:style-name="ce61" table:formula="of:=[raw.AF17]+ORG.OPENOFFICE.STYLE(IF([raw.K17]&lt;[raw.AG17];&quot;Red&quot;;IF([raw.K17]&gt;[raw.AH17];&quot;Blue&quot;;&quot;Green&quot;)))" office:value-type="float" office:value="0.0035" calcext:value-type="float">
            <text:p>0.0035</text:p>
          </table:table-cell>
          <table:table-cell table:style-name="ce29" table:formula="of:=[raw.AI17]+ORG.OPENOFFICE.STYLE(IF([raw.K17]&lt;[raw.AJ17];&quot;Red&quot;;IF([raw.K17]&gt;[raw.AK17];&quot;Blue&quot;;&quot;Green&quot;)))" office:value-type="float" office:value="0.0035" calcext:value-type="float">
            <text:p>0.0035</text:p>
          </table:table-cell>
          <table:table-cell table:style-name="ce15" table:formula="of:=[raw.AL17]+ORG.OPENOFFICE.STYLE(IF([raw.K17]&lt;[raw.AM17];&quot;Red&quot;;IF([raw.K17]&gt;[raw.AN17];&quot;Blue&quot;;&quot;Green&quot;)))" office:value-type="float" office:value="0.0185" calcext:value-type="float">
            <text:p>0.0185</text:p>
          </table:table-cell>
          <table:table-cell table:style-name="ce6" table:formula="of:=[raw.AO17]+ORG.OPENOFFICE.STYLE(IF([raw.K17]&lt;[raw.AP17];&quot;Red&quot;;IF([raw.K17]&gt;[raw.AQ17];&quot;Blue&quot;;&quot;Green&quot;)))" office:value-type="float" office:value="0.009" calcext:value-type="float">
            <text:p>0.0090</text:p>
          </table:table-cell>
          <table:table-cell table:style-name="ce6" table:formula="of:=[raw.AR17]+ORG.OPENOFFICE.STYLE(IF([raw.K17]&lt;[raw.AS17];&quot;Red&quot;;IF([raw.K17]&gt;[raw.AT17];&quot;Blue&quot;;&quot;Green&quot;)))" office:value-type="float" office:value="0.009" calcext:value-type="float">
            <text:p>0.0090</text:p>
          </table:table-cell>
          <table:table-cell table:style-name="ce29" table:formula="of:=[raw.AU17]+ORG.OPENOFFICE.STYLE(IF([raw.K17]&lt;[raw.AV17];&quot;Red&quot;;IF([raw.K17]&gt;[raw.AW17];&quot;Blue&quot;;&quot;Green&quot;)))" office:value-type="float" office:value="0.009" calcext:value-type="float">
            <text:p>0.0090</text:p>
          </table:table-cell>
        </table:table-row>
        <table:table-row table:style-name="ro1">
          <table:table-cell table:style-name="ce5" table:formula="of:=[$raw.A18]" office:value-type="string" office:string-value="bky_dep_posonly" calcext:value-type="string">
            <text:p>bky_dep_posonly</text:p>
          </table:table-cell>
          <table:table-cell table:style-name="ce2" table:formula="of:=[$raw.B18]" office:value-type="float" office:value="7" calcext:value-type="float">
            <text:p>7</text:p>
          </table:table-cell>
          <table:table-cell table:formula="of:=[$raw.C18]" office:value-type="float" office:value="0.25" calcext:value-type="float">
            <text:p>0.25</text:p>
          </table:table-cell>
          <table:table-cell table:formula="of:=[$raw.D18]" office:value-type="float" office:value="0" calcext:value-type="float">
            <text:p>0</text:p>
          </table:table-cell>
          <table:table-cell table:formula="of:=[$raw.E18]" office:value-type="float" office:value="0.8" calcext:value-type="float">
            <text:p>0.8</text:p>
          </table:table-cell>
          <table:table-cell table:style-name="ce34" table:formula="of:=[$raw.F18]" office:value-type="string" office:string-value="BKY2006" calcext:value-type="string">
            <text:p>BKY2006</text:p>
          </table:table-cell>
          <table:table-cell table:style-name="ce38" table:formula="of:=[raw.N18]+ORG.OPENOFFICE.STYLE(IF([raw.K18]&lt;[raw.O18];&quot;Red&quot;;IF([raw.K18]&gt;[raw.P18];&quot;Blue&quot;;&quot;Green&quot;)))" office:value-type="float" office:value="0.0605675909925137" calcext:value-type="float">
            <text:p>0.0606</text:p>
          </table:table-cell>
          <table:table-cell table:style-name="ce6" table:formula="of:=[raw.Q18]+ORG.OPENOFFICE.STYLE(IF([raw.K18]&lt;[raw.R18];&quot;Red&quot;;IF([raw.K18]&gt;[raw.S18];&quot;Blue&quot;;&quot;Green&quot;)))" office:value-type="float" office:value="0.0250175533950533" calcext:value-type="float">
            <text:p>0.0250</text:p>
          </table:table-cell>
          <table:table-cell table:style-name="ce6" table:formula="of:=[raw.T18]+ORG.OPENOFFICE.STYLE(IF([raw.K18]&lt;[raw.U18];&quot;Red&quot;;IF([raw.K18]&gt;[raw.V18];&quot;Blue&quot;;&quot;Green&quot;)))" office:value-type="float" office:value="0.0319045967753064" calcext:value-type="float">
            <text:p>0.0319</text:p>
          </table:table-cell>
          <table:table-cell table:style-name="ce29" table:formula="of:=[raw.W18]+ORG.OPENOFFICE.STYLE(IF([raw.K18]&lt;[raw.X18];&quot;Red&quot;;IF([raw.K18]&gt;[raw.Y18];&quot;Blue&quot;;&quot;Green&quot;)))" office:value-type="float" office:value="0.0324379940832304" calcext:value-type="float">
            <text:p>0.0324</text:p>
          </table:table-cell>
          <table:table-cell table:style-name="ce16" table:formula="of:=[raw.Z18]+ORG.OPENOFFICE.STYLE(IF([raw.K18]&lt;[raw.AA18];&quot;Red&quot;;IF([raw.K18]&gt;[raw.AB18];&quot;Blue&quot;;&quot;Green&quot;)))" office:value-type="float" office:value="0.0500668403042628" calcext:value-type="float">
            <text:p>0.0501</text:p>
          </table:table-cell>
          <table:table-cell table:style-name="ce6" table:formula="of:=[raw.AC18]+ORG.OPENOFFICE.STYLE(IF([raw.K18]&lt;[raw.AD18];&quot;Red&quot;;IF([raw.K18]&gt;[raw.AE18];&quot;Blue&quot;;&quot;Green&quot;)))" office:value-type="float" office:value="0.0195185872182495" calcext:value-type="float">
            <text:p>0.0195</text:p>
          </table:table-cell>
          <table:table-cell table:style-name="ce61" table:formula="of:=[raw.AF18]+ORG.OPENOFFICE.STYLE(IF([raw.K18]&lt;[raw.AG18];&quot;Red&quot;;IF([raw.K18]&gt;[raw.AH18];&quot;Blue&quot;;&quot;Green&quot;)))" office:value-type="float" office:value="0.0264243955264477" calcext:value-type="float">
            <text:p>0.0264</text:p>
          </table:table-cell>
          <table:table-cell table:style-name="ce29" table:formula="of:=[raw.AI18]+ORG.OPENOFFICE.STYLE(IF([raw.K18]&lt;[raw.AJ18];&quot;Red&quot;;IF([raw.K18]&gt;[raw.AK18];&quot;Blue&quot;;&quot;Green&quot;)))" office:value-type="float" office:value="0.0264572385417916" calcext:value-type="float">
            <text:p>0.0265</text:p>
          </table:table-cell>
          <table:table-cell table:style-name="ce15" table:formula="of:=[raw.AL18]+ORG.OPENOFFICE.STYLE(IF([raw.K18]&lt;[raw.AM18];&quot;Red&quot;;IF([raw.K18]&gt;[raw.AN18];&quot;Blue&quot;;&quot;Green&quot;)))" office:value-type="float" office:value="0.0105" calcext:value-type="float">
            <text:p>0.0105</text:p>
          </table:table-cell>
          <table:table-cell table:style-name="ce6" table:formula="of:=[raw.AO18]+ORG.OPENOFFICE.STYLE(IF([raw.K18]&lt;[raw.AP18];&quot;Red&quot;;IF([raw.K18]&gt;[raw.AQ18];&quot;Blue&quot;;&quot;Green&quot;)))" office:value-type="float" office:value="0.0055" calcext:value-type="float">
            <text:p>0.0055</text:p>
          </table:table-cell>
          <table:table-cell table:style-name="ce6" table:formula="of:=[raw.AR18]+ORG.OPENOFFICE.STYLE(IF([raw.K18]&lt;[raw.AS18];&quot;Red&quot;;IF([raw.K18]&gt;[raw.AT18];&quot;Blue&quot;;&quot;Green&quot;)))" office:value-type="float" office:value="0.0055" calcext:value-type="float">
            <text:p>0.0055</text:p>
          </table:table-cell>
          <table:table-cell table:style-name="ce29" table:formula="of:=[raw.AU18]+ORG.OPENOFFICE.STYLE(IF([raw.K18]&lt;[raw.AV18];&quot;Red&quot;;IF([raw.K18]&gt;[raw.AW18];&quot;Blue&quot;;&quot;Green&quot;)))" office:value-type="float" office:value="0.006" calcext:value-type="float">
            <text:p>0.0060</text:p>
          </table:table-cell>
        </table:table-row>
        <table:table-row table:style-name="ro1">
          <table:table-cell table:style-name="ce5" table:formula="of:=[$raw.A19]" office:value-type="string" office:string-value="bky_dep_negonly" calcext:value-type="string">
            <text:p>bky_dep_negonly</text:p>
          </table:table-cell>
          <table:table-cell table:style-name="ce2" table:formula="of:=[$raw.B19]" office:value-type="float" office:value="8" calcext:value-type="float">
            <text:p>8</text:p>
          </table:table-cell>
          <table:table-cell table:formula="of:=[$raw.C19]" office:value-type="float" office:value="0" calcext:value-type="float">
            <text:p>0</text:p>
          </table:table-cell>
          <table:table-cell table:formula="of:=[$raw.D19]" office:value-type="float" office:value="0.25" calcext:value-type="float">
            <text:p>0.25</text:p>
          </table:table-cell>
          <table:table-cell table:formula="of:=[$raw.E19]" office:value-type="float" office:value="0.8" calcext:value-type="float">
            <text:p>0.8</text:p>
          </table:table-cell>
          <table:table-cell table:style-name="ce34" table:formula="of:=[$raw.F19]" office:value-type="string" office:string-value="BKY2006" calcext:value-type="string">
            <text:p>BKY2006</text:p>
          </table:table-cell>
          <table:table-cell table:style-name="ce38" table:formula="of:=[raw.N19]+ORG.OPENOFFICE.STYLE(IF([raw.K19]&lt;[raw.O19];&quot;Red&quot;;IF([raw.K19]&gt;[raw.P19];&quot;Blue&quot;;&quot;Green&quot;)))" office:value-type="float" office:value="0.0622024610148523" calcext:value-type="float">
            <text:p>0.0622</text:p>
          </table:table-cell>
          <table:table-cell table:style-name="ce6" table:formula="of:=[raw.Q19]+ORG.OPENOFFICE.STYLE(IF([raw.K19]&lt;[raw.R19];&quot;Red&quot;;IF([raw.K19]&gt;[raw.S19];&quot;Blue&quot;;&quot;Green&quot;)))" office:value-type="float" office:value="0.0235308826600795" calcext:value-type="float">
            <text:p>0.0235</text:p>
          </table:table-cell>
          <table:table-cell table:style-name="ce6" table:formula="of:=[raw.T19]+ORG.OPENOFFICE.STYLE(IF([raw.K19]&lt;[raw.U19];&quot;Red&quot;;IF([raw.K19]&gt;[raw.V19];&quot;Blue&quot;;&quot;Green&quot;)))" office:value-type="float" office:value="0.0302476493353182" calcext:value-type="float">
            <text:p>0.0302</text:p>
          </table:table-cell>
          <table:table-cell table:style-name="ce29" table:formula="of:=[raw.W19]+ORG.OPENOFFICE.STYLE(IF([raw.K19]&lt;[raw.X19];&quot;Red&quot;;IF([raw.K19]&gt;[raw.Y19];&quot;Blue&quot;;&quot;Green&quot;)))" office:value-type="float" office:value="0.033037286609118" calcext:value-type="float">
            <text:p>0.0330</text:p>
          </table:table-cell>
          <table:table-cell table:style-name="ce15" table:formula="of:=[raw.Z19]+ORG.OPENOFFICE.STYLE(IF([raw.K19]&lt;[raw.AA19];&quot;Red&quot;;IF([raw.K19]&gt;[raw.AB19];&quot;Blue&quot;;&quot;Green&quot;)))" office:value-type="float" office:value="0.0115" calcext:value-type="float">
            <text:p>0.0115</text:p>
          </table:table-cell>
          <table:table-cell table:style-name="ce6" table:formula="of:=[raw.AC19]+ORG.OPENOFFICE.STYLE(IF([raw.K19]&lt;[raw.AD19];&quot;Red&quot;;IF([raw.K19]&gt;[raw.AE19];&quot;Blue&quot;;&quot;Green&quot;)))" office:value-type="float" office:value="0.0045" calcext:value-type="float">
            <text:p>0.0045</text:p>
          </table:table-cell>
          <table:table-cell table:style-name="ce61" table:formula="of:=[raw.AF19]+ORG.OPENOFFICE.STYLE(IF([raw.K19]&lt;[raw.AG19];&quot;Red&quot;;IF([raw.K19]&gt;[raw.AH19];&quot;Blue&quot;;&quot;Green&quot;)))" office:value-type="float" office:value="0.0055" calcext:value-type="float">
            <text:p>0.0055</text:p>
          </table:table-cell>
          <table:table-cell table:style-name="ce29" table:formula="of:=[raw.AI19]+ORG.OPENOFFICE.STYLE(IF([raw.K19]&lt;[raw.AJ19];&quot;Red&quot;;IF([raw.K19]&gt;[raw.AK19];&quot;Blue&quot;;&quot;Green&quot;)))" office:value-type="float" office:value="0.007" calcext:value-type="float">
            <text:p>0.0070</text:p>
          </table:table-cell>
          <table:table-cell table:style-name="ce16" table:formula="of:=[raw.AL19]+ORG.OPENOFFICE.STYLE(IF([raw.K19]&lt;[raw.AM19];&quot;Red&quot;;IF([raw.K19]&gt;[raw.AN19];&quot;Blue&quot;;&quot;Green&quot;)))" office:value-type="float" office:value="0.0507015227953983" calcext:value-type="float">
            <text:p>0.0507</text:p>
          </table:table-cell>
          <table:table-cell table:style-name="ce6" table:formula="of:=[raw.AO19]+ORG.OPENOFFICE.STYLE(IF([raw.K19]&lt;[raw.AP19];&quot;Red&quot;;IF([raw.K19]&gt;[raw.AQ19];&quot;Blue&quot;;&quot;Green&quot;)))" office:value-type="float" office:value="0.0190308826600795" calcext:value-type="float">
            <text:p>0.0190</text:p>
          </table:table-cell>
          <table:table-cell table:style-name="ce6" table:formula="of:=[raw.AR19]+ORG.OPENOFFICE.STYLE(IF([raw.K19]&lt;[raw.AS19];&quot;Red&quot;;IF([raw.K19]&gt;[raw.AT19];&quot;Blue&quot;;&quot;Green&quot;)))" office:value-type="float" office:value="0.0257632692430994" calcext:value-type="float">
            <text:p>0.0258</text:p>
          </table:table-cell>
          <table:table-cell table:style-name="ce29" table:formula="of:=[raw.AU19]+ORG.OPENOFFICE.STYLE(IF([raw.K19]&lt;[raw.AV19];&quot;Red&quot;;IF([raw.K19]&gt;[raw.AW19];&quot;Blue&quot;;&quot;Green&quot;)))" office:value-type="float" office:value="0.0260578776286087" calcext:value-type="float">
            <text:p>0.0261</text:p>
          </table:table-cell>
        </table:table-row>
        <table:table-row table:style-name="ro1">
          <table:table-cell table:style-name="ce5" table:formula="of:=[$raw.A20]" office:value-type="string" office:string-value="bky_dep_balanced" calcext:value-type="string">
            <text:p>bky_dep_balanced</text:p>
          </table:table-cell>
          <table:table-cell table:style-name="ce27" table:formula="of:=[$raw.B20]" office:value-type="float" office:value="9" calcext:value-type="float">
            <text:p>9</text:p>
          </table:table-cell>
          <table:table-cell table:style-name="ce27" table:formula="of:=[$raw.C20]" office:value-type="float" office:value="0.25" calcext:value-type="float">
            <text:p>0.25</text:p>
          </table:table-cell>
          <table:table-cell table:style-name="ce27" table:formula="of:=[$raw.D20]" office:value-type="float" office:value="0.25" calcext:value-type="float">
            <text:p>0.25</text:p>
          </table:table-cell>
          <table:table-cell table:style-name="ce27" table:formula="of:=[$raw.E20]" office:value-type="float" office:value="0.8" calcext:value-type="float">
            <text:p>0.8</text:p>
          </table:table-cell>
          <table:table-cell table:style-name="ce34" table:formula="of:=[$raw.F20]" office:value-type="string" office:string-value="BKY2006" calcext:value-type="string">
            <text:p>BKY2006</text:p>
          </table:table-cell>
          <table:table-cell table:style-name="ce38" table:formula="of:=[raw.N20]+ORG.OPENOFFICE.STYLE(IF([raw.K20]&lt;[raw.O20];&quot;Red&quot;;IF([raw.K20]&gt;[raw.P20];&quot;Blue&quot;;&quot;Green&quot;)))" office:value-type="float" office:value="0.0596577136481751" calcext:value-type="float">
            <text:p>0.0597</text:p>
          </table:table-cell>
          <table:table-cell table:style-name="ce61" table:formula="of:=[raw.Q20]+ORG.OPENOFFICE.STYLE(IF([raw.K20]&lt;[raw.R20];&quot;Red&quot;;IF([raw.K20]&gt;[raw.S20];&quot;Blue&quot;;&quot;Green&quot;)))" office:value-type="float" office:value="0.0219611511173079" calcext:value-type="float">
            <text:p>0.0220</text:p>
          </table:table-cell>
          <table:table-cell table:style-name="ce61" table:formula="of:=[raw.T20]+ORG.OPENOFFICE.STYLE(IF([raw.K20]&lt;[raw.U20];&quot;Red&quot;;IF([raw.K20]&gt;[raw.V20];&quot;Blue&quot;;&quot;Green&quot;)))" office:value-type="float" office:value="0.028766698830357" calcext:value-type="float">
            <text:p>0.0288</text:p>
          </table:table-cell>
          <table:table-cell table:style-name="ce31" table:formula="of:=[raw.W20]+ORG.OPENOFFICE.STYLE(IF([raw.K20]&lt;[raw.X20];&quot;Red&quot;;IF([raw.K20]&gt;[raw.Y20];&quot;Blue&quot;;&quot;Green&quot;)))" office:value-type="float" office:value="0.0487400846322701" calcext:value-type="float">
            <text:p>0.0487</text:p>
          </table:table-cell>
          <table:table-cell table:style-name="ce15" table:formula="of:=[raw.Z20]+ORG.OPENOFFICE.STYLE(IF([raw.K20]&lt;[raw.AA20];&quot;Red&quot;;IF([raw.K20]&gt;[raw.AB20];&quot;Blue&quot;;&quot;Green&quot;)))" office:value-type="float" office:value="0.029779598759657" calcext:value-type="float">
            <text:p>0.0298</text:p>
          </table:table-cell>
          <table:table-cell table:style-name="ce61" table:formula="of:=[raw.AC20]+ORG.OPENOFFICE.STYLE(IF([raw.K20]&lt;[raw.AD20];&quot;Red&quot;;IF([raw.K20]&gt;[raw.AE20];&quot;Blue&quot;;&quot;Green&quot;)))" office:value-type="float" office:value="0.0106445975017705" calcext:value-type="float">
            <text:p>0.0106</text:p>
          </table:table-cell>
          <table:table-cell table:style-name="ce61" table:formula="of:=[raw.AF20]+ORG.OPENOFFICE.STYLE(IF([raw.K20]&lt;[raw.AG20];&quot;Red&quot;;IF([raw.K20]&gt;[raw.AH20];&quot;Blue&quot;;&quot;Green&quot;)))" office:value-type="float" office:value="0.0142012905587082" calcext:value-type="float">
            <text:p>0.0142</text:p>
          </table:table-cell>
          <table:table-cell table:style-name="ce29" table:formula="of:=[raw.AI20]+ORG.OPENOFFICE.STYLE(IF([raw.K20]&lt;[raw.AJ20];&quot;Red&quot;;IF([raw.K20]&gt;[raw.AK20];&quot;Blue&quot;;&quot;Green&quot;)))" office:value-type="float" office:value="0.0240467984424368" calcext:value-type="float">
            <text:p>0.0240</text:p>
          </table:table-cell>
          <table:table-cell table:style-name="ce15" table:formula="of:=[raw.AL20]+ORG.OPENOFFICE.STYLE(IF([raw.K20]&lt;[raw.AM20];&quot;Red&quot;;IF([raw.K20]&gt;[raw.AN20];&quot;Blue&quot;;&quot;Green&quot;)))" office:value-type="float" office:value="0.0303782814897792" calcext:value-type="float">
            <text:p>0.0304</text:p>
          </table:table-cell>
          <table:table-cell table:style-name="ce61" table:formula="of:=[raw.AO20]+ORG.OPENOFFICE.STYLE(IF([raw.K20]&lt;[raw.AP20];&quot;Red&quot;;IF([raw.K20]&gt;[raw.AQ20];&quot;Blue&quot;;&quot;Green&quot;)))" office:value-type="float" office:value="0.0128871907575691" calcext:value-type="float">
            <text:p>0.0129</text:p>
          </table:table-cell>
          <table:table-cell table:style-name="ce61" table:formula="of:=[raw.AR20]+ORG.OPENOFFICE.STYLE(IF([raw.K20]&lt;[raw.AS20];&quot;Red&quot;;IF([raw.K20]&gt;[raw.AT20];&quot;Blue&quot;;&quot;Green&quot;)))" office:value-type="float" office:value="0.0162661994710838" calcext:value-type="float">
            <text:p>0.0163</text:p>
          </table:table-cell>
          <table:table-cell table:style-name="ce29" table:formula="of:=[raw.AU20]+ORG.OPENOFFICE.STYLE(IF([raw.K20]&lt;[raw.AV20];&quot;Red&quot;;IF([raw.K20]&gt;[raw.AW20];&quot;Blue&quot;;&quot;Green&quot;)))" office:value-type="float" office:value="0.0255073949651423" calcext:value-type="float">
            <text:p>0.0255</text:p>
          </table:table-cell>
        </table:table-row>
        <table:table-row table:style-name="ro1">
          <table:table-cell table:style-name="ce11" table:formula="of:=[$raw.A21]" office:value-type="string" office:string-value="bky_dep_unbalanced" calcext:value-type="string">
            <text:p>bky_dep_unbalanced</text:p>
          </table:table-cell>
          <table:table-cell table:style-name="ce21" table:formula="of:=[$raw.B21]" office:value-type="float" office:value="10" calcext:value-type="float">
            <text:p>10</text:p>
          </table:table-cell>
          <table:table-cell table:style-name="ce21" table:formula="of:=[$raw.C21]" office:value-type="float" office:value="0.1" calcext:value-type="float">
            <text:p>0.1</text:p>
          </table:table-cell>
          <table:table-cell table:style-name="ce21" table:formula="of:=[$raw.D21]" office:value-type="float" office:value="0.4" calcext:value-type="float">
            <text:p>0.4</text:p>
          </table:table-cell>
          <table:table-cell table:style-name="ce21" table:formula="of:=[$raw.E21]" office:value-type="float" office:value="0.8" calcext:value-type="float">
            <text:p>0.8</text:p>
          </table:table-cell>
          <table:table-cell table:style-name="ce35" table:formula="of:=[$raw.F21]" office:value-type="string" office:string-value="BKY2006" calcext:value-type="string">
            <text:p>BKY2006</text:p>
          </table:table-cell>
          <table:table-cell table:style-name="ce43" table:formula="of:=[raw.N21]+ORG.OPENOFFICE.STYLE(IF([raw.K21]&lt;[raw.O21];&quot;Red&quot;;IF([raw.K21]&gt;[raw.P21];&quot;Blue&quot;;&quot;Green&quot;)))" office:value-type="float" office:value="0.0661564453834726" calcext:value-type="float">
            <text:p>0.0662</text:p>
          </table:table-cell>
          <table:table-cell table:style-name="ce23" table:formula="of:=[raw.Q21]+ORG.OPENOFFICE.STYLE(IF([raw.K21]&lt;[raw.R21];&quot;Red&quot;;IF([raw.K21]&gt;[raw.S21];&quot;Blue&quot;;&quot;Green&quot;)))" office:value-type="float" office:value="0.0254600556864642" calcext:value-type="float">
            <text:p>0.0255</text:p>
          </table:table-cell>
          <table:table-cell table:style-name="ce23" table:formula="of:=[raw.T21]+ORG.OPENOFFICE.STYLE(IF([raw.K21]&lt;[raw.U21];&quot;Red&quot;;IF([raw.K21]&gt;[raw.V21];&quot;Blue&quot;;&quot;Green&quot;)))" office:value-type="float" office:value="0.0349139909248255" calcext:value-type="float">
            <text:p>0.0349</text:p>
          </table:table-cell>
          <table:table-cell table:style-name="ce55" table:formula="of:=[raw.W21]+ORG.OPENOFFICE.STYLE(IF([raw.K21]&lt;[raw.X21];&quot;Red&quot;;IF([raw.K21]&gt;[raw.Y21];&quot;Blue&quot;;&quot;Green&quot;)))" office:value-type="float" office:value="0.0493892712112369" calcext:value-type="float">
            <text:p>0.0494</text:p>
          </table:table-cell>
          <table:table-cell table:style-name="ce17" table:formula="of:=[raw.Z21]+ORG.OPENOFFICE.STYLE(IF([raw.K21]&lt;[raw.AA21];&quot;Red&quot;;IF([raw.K21]&gt;[raw.AB21];&quot;Blue&quot;;&quot;Green&quot;)))" office:value-type="float" office:value="0.0208976135505835" calcext:value-type="float">
            <text:p>0.0209</text:p>
          </table:table-cell>
          <table:table-cell table:style-name="ce23" table:formula="of:=[raw.AC21]+ORG.OPENOFFICE.STYLE(IF([raw.K21]&lt;[raw.AD21];&quot;Red&quot;;IF([raw.K21]&gt;[raw.AE21];&quot;Blue&quot;;&quot;Green&quot;)))" office:value-type="float" office:value="0.0104939023488703" calcext:value-type="float">
            <text:p>0.0105</text:p>
          </table:table-cell>
          <table:table-cell table:style-name="ce23" table:formula="of:=[raw.AF21]+ORG.OPENOFFICE.STYLE(IF([raw.K21]&lt;[raw.AG21];&quot;Red&quot;;IF([raw.K21]&gt;[raw.AH21];&quot;Blue&quot;;&quot;Green&quot;)))" office:value-type="float" office:value="0.0114796577508578" calcext:value-type="float">
            <text:p>0.0115</text:p>
          </table:table-cell>
          <table:table-cell table:style-name="ce32" table:formula="of:=[raw.AI21]+ORG.OPENOFFICE.STYLE(IF([raw.K21]&lt;[raw.AJ21];&quot;Red&quot;;IF([raw.K21]&gt;[raw.AK21];&quot;Blue&quot;;&quot;Green&quot;)))" office:value-type="float" office:value="0.0200709509118829" calcext:value-type="float">
            <text:p>0.0201</text:p>
          </table:table-cell>
          <table:table-cell table:style-name="ce53" table:formula="of:=[raw.AL21]+ORG.OPENOFFICE.STYLE(IF([raw.K21]&lt;[raw.AM21];&quot;Red&quot;;IF([raw.K21]&gt;[raw.AN21];&quot;Blue&quot;;&quot;Green&quot;)))" office:value-type="float" office:value="0.045360747312784" calcext:value-type="float">
            <text:p>0.0454</text:p>
          </table:table-cell>
          <table:table-cell table:style-name="ce23" table:formula="of:=[raw.AO21]+ORG.OPENOFFICE.STYLE(IF([raw.K21]&lt;[raw.AP21];&quot;Red&quot;;IF([raw.K21]&gt;[raw.AQ21];&quot;Blue&quot;;&quot;Green&quot;)))" office:value-type="float" office:value="0.0155140693762019" calcext:value-type="float">
            <text:p>0.0155</text:p>
          </table:table-cell>
          <table:table-cell table:style-name="ce23" table:formula="of:=[raw.AR21]+ORG.OPENOFFICE.STYLE(IF([raw.K21]&lt;[raw.AS21];&quot;Red&quot;;IF([raw.K21]&gt;[raw.AT21];&quot;Blue&quot;;&quot;Green&quot;)))" office:value-type="float" office:value="0.0257444972687374" calcext:value-type="float">
            <text:p>0.0257</text:p>
          </table:table-cell>
          <table:table-cell table:style-name="ce32" table:formula="of:=[raw.AU21]+ORG.OPENOFFICE.STYLE(IF([raw.K21]&lt;[raw.AV21];&quot;Red&quot;;IF([raw.K21]&gt;[raw.AW21];&quot;Blue&quot;;&quot;Green&quot;)))" office:value-type="float" office:value="0.0296182121855019" calcext:value-type="float">
            <text:p>0.0296</text:p>
          </table:table-cell>
        </table:table-row>
        <table:table-row table:style-name="ro1" table:number-rows-repeated="104855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aw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8" table:number-columns-repeated="2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fracPos</text:p>
          </table:table-cell>
          <table:table-cell office:value-type="string" calcext:value-type="string">
            <text:p>fracNeg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FDRmethod</text:p>
          </table:table-cell>
          <table:table-cell office:value-type="string" calcext:value-type="string">
            <text:p>numTests</text:p>
          </table:table-cell>
          <table:table-cell office:value-type="string" calcext:value-type="string">
            <text:p>numRealizations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CImetho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othSides_canonical_mean</text:p>
          </table:table-cell>
          <table:table-cell office:value-type="string" calcext:value-type="string">
            <text:p>BothSides_canonical_lower</text:p>
          </table:table-cell>
          <table:table-cell office:value-type="string" calcext:value-type="string">
            <text:p>BothSides_canonical_upper</text:p>
          </table:table-cell>
          <table:table-cell office:value-type="string" calcext:value-type="string">
            <text:p>BothSides_combined_mean</text:p>
          </table:table-cell>
          <table:table-cell office:value-type="string" calcext:value-type="string">
            <text:p>BothSides_combined_lower</text:p>
          </table:table-cell>
          <table:table-cell office:value-type="string" calcext:value-type="string">
            <text:p>BothSides_combined_upper</text:p>
          </table:table-cell>
          <table:table-cell office:value-type="string" calcext:value-type="string">
            <text:p>BothSides_twotailed_mean</text:p>
          </table:table-cell>
          <table:table-cell office:value-type="string" calcext:value-type="string">
            <text:p>BothSides_twotailed_lower</text:p>
          </table:table-cell>
          <table:table-cell office:value-type="string" calcext:value-type="string">
            <text:p>BothSides_twotailed_upper</text:p>
          </table:table-cell>
          <table:table-cell office:value-type="string" calcext:value-type="string">
            <text:p>BothSides_split2tail_mean</text:p>
          </table:table-cell>
          <table:table-cell office:value-type="string" calcext:value-type="string">
            <text:p>BothSides_split2tail_lower</text:p>
          </table:table-cell>
          <table:table-cell office:value-type="string" calcext:value-type="string">
            <text:p>BothSides_split2tail_upper</text:p>
          </table:table-cell>
          <table:table-cell office:value-type="string" calcext:value-type="string">
            <text:p>PosSide_canonical_mean</text:p>
          </table:table-cell>
          <table:table-cell office:value-type="string" calcext:value-type="string">
            <text:p>PosSide_canonical_lower</text:p>
          </table:table-cell>
          <table:table-cell office:value-type="string" calcext:value-type="string">
            <text:p>PosSide_canonical_upper</text:p>
          </table:table-cell>
          <table:table-cell office:value-type="string" calcext:value-type="string">
            <text:p>PosSide_combined_mean</text:p>
          </table:table-cell>
          <table:table-cell office:value-type="string" calcext:value-type="string">
            <text:p>PosSide_combined_lower</text:p>
          </table:table-cell>
          <table:table-cell office:value-type="string" calcext:value-type="string">
            <text:p>PosSide_combined_upper</text:p>
          </table:table-cell>
          <table:table-cell office:value-type="string" calcext:value-type="string">
            <text:p>PosSide_twotailed_mean</text:p>
          </table:table-cell>
          <table:table-cell office:value-type="string" calcext:value-type="string">
            <text:p>PosSide_twotailed_lower</text:p>
          </table:table-cell>
          <table:table-cell office:value-type="string" calcext:value-type="string">
            <text:p>PosSide_twotailed_upper</text:p>
          </table:table-cell>
          <table:table-cell office:value-type="string" calcext:value-type="string">
            <text:p>PosSide_split2tail_mean</text:p>
          </table:table-cell>
          <table:table-cell office:value-type="string" calcext:value-type="string">
            <text:p>PosSide_split2tail_lower</text:p>
          </table:table-cell>
          <table:table-cell office:value-type="string" calcext:value-type="string">
            <text:p>PosSide_split2tail_upper</text:p>
          </table:table-cell>
          <table:table-cell office:value-type="string" calcext:value-type="string">
            <text:p>NegSide_canonical_mean</text:p>
          </table:table-cell>
          <table:table-cell office:value-type="string" calcext:value-type="string">
            <text:p>NegSide_canonical_lower</text:p>
          </table:table-cell>
          <table:table-cell office:value-type="string" calcext:value-type="string">
            <text:p>NegSide_canonical_upper</text:p>
          </table:table-cell>
          <table:table-cell office:value-type="string" calcext:value-type="string">
            <text:p>NegSide_combined_mean</text:p>
          </table:table-cell>
          <table:table-cell office:value-type="string" calcext:value-type="string">
            <text:p>NegSide_combined_lower</text:p>
          </table:table-cell>
          <table:table-cell office:value-type="string" calcext:value-type="string">
            <text:p>NegSide_combined_upper</text:p>
          </table:table-cell>
          <table:table-cell office:value-type="string" calcext:value-type="string">
            <text:p>NegSide_twotailed_mean</text:p>
          </table:table-cell>
          <table:table-cell office:value-type="string" calcext:value-type="string">
            <text:p>NegSide_twotailed_lower</text:p>
          </table:table-cell>
          <table:table-cell office:value-type="string" calcext:value-type="string">
            <text:p>NegSide_twotailed_upper</text:p>
          </table:table-cell>
          <table:table-cell office:value-type="string" calcext:value-type="string">
            <text:p>NegSide_split2tail_mean</text:p>
          </table:table-cell>
          <table:table-cell office:value-type="string" calcext:value-type="string">
            <text:p>NegSide_split2tail_lower</text:p>
          </table:table-cell>
          <table:table-cell office:value-type="string" calcext:value-type="string">
            <text:p>NegSide_split2tail_upper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string" calcext:value-type="string">
            <text:p>bh_indep_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852607098110284" calcext:value-type="float">
            <text:p>0.0852607098110284</text:p>
          </table:table-cell>
          <table:table-cell office:value-type="float" office:value="0.11128251325038" calcext:value-type="float">
            <text:p>0.11128251325038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72052713502015" calcext:value-type="float">
            <text:p>0.0372052713502015</text:p>
          </table:table-cell>
          <table:table-cell office:value-type="float" office:value="0.0555373246284575" calcext:value-type="float">
            <text:p>0.0555373246284575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72052713502015" calcext:value-type="float">
            <text:p>0.0372052713502015</text:p>
          </table:table-cell>
          <table:table-cell office:value-type="float" office:value="0.0555373246284575" calcext:value-type="float">
            <text:p>0.0555373246284575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0861998086837426" calcext:value-type="float">
            <text:p>0.0861998086837426</text:p>
          </table:table-cell>
          <table:table-cell office:value-type="float" office:value="0.112339580283104" calcext:value-type="float">
            <text:p>0.112339580283104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46291448586849" calcext:value-type="float">
            <text:p>0.046291448586849</text:p>
          </table:table-cell>
          <table:table-cell office:value-type="float" office:value="0.0664128064461848" calcext:value-type="float">
            <text:p>0.066412806446184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0752396241488" calcext:value-type="float">
            <text:p>0.020752396241488</text:p>
          </table:table-cell>
          <table:table-cell office:value-type="float" office:value="0.0350611304865773" calcext:value-type="float">
            <text:p>0.035061130486577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0752396241488" calcext:value-type="float">
            <text:p>0.020752396241488</text:p>
          </table:table-cell>
          <table:table-cell office:value-type="float" office:value="0.0350611304865773" calcext:value-type="float">
            <text:p>0.035061130486577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67483339387646" calcext:value-type="float">
            <text:p>0.0467483339387646</text:p>
          </table:table-cell>
          <table:table-cell office:value-type="float" office:value="0.0669540040469881" calcext:value-type="float">
            <text:p>0.066954004046988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58518204164165" calcext:value-type="float">
            <text:p>0.0358518204164165</text:p>
          </table:table-cell>
          <table:table-cell office:value-type="float" office:value="0.0538965267040862" calcext:value-type="float">
            <text:p>0.0538965267040862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51471588637486" calcext:value-type="float">
            <text:p>0.0151471588637486</text:p>
          </table:table-cell>
          <table:table-cell office:value-type="float" office:value="0.027691289478973" calcext:value-type="float">
            <text:p>0.027691289478973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51471588637486" calcext:value-type="float">
            <text:p>0.0151471588637486</text:p>
          </table:table-cell>
          <table:table-cell office:value-type="float" office:value="0.027691289478973" calcext:value-type="float">
            <text:p>0.027691289478973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63026651284068" calcext:value-type="float">
            <text:p>0.0363026651284068</text:p>
          </table:table-cell>
          <table:table-cell office:value-type="float" office:value="0.0544437649448146" calcext:value-type="float">
            <text:p>0.0544437649448146</text:p>
          </table:table-cell>
          <table:table-cell office:value-type="float" office:value="3.919053083" calcext:value-type="float">
            <text:p>3.919053083</text:p>
          </table:table-cell>
        </table:table-row>
        <table:table-row table:style-name="ro1">
          <table:table-cell office:value-type="string" calcext:value-type="string">
            <text:p>bh_indep_posonly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7629932688116" calcext:value-type="float">
            <text:p>0.0377629932688116</text:p>
          </table:table-cell>
          <table:table-cell office:value-type="float" office:value="0.0302559788119459" calcext:value-type="float">
            <text:p>0.0302559788119459</text:p>
          </table:table-cell>
          <table:table-cell office:value-type="float" office:value="0.0470422681197744" calcext:value-type="float">
            <text:p>0.0470422681197744</text:p>
          </table:table-cell>
          <table:table-cell office:value-type="float" office:value="0.0375000349902658" calcext:value-type="float">
            <text:p>0.0375000349902658</text:p>
          </table:table-cell>
          <table:table-cell office:value-type="float" office:value="0.0300212877849607" calcext:value-type="float">
            <text:p>0.0300212877849607</text:p>
          </table:table-cell>
          <table:table-cell office:value-type="float" office:value="0.0467520507965739" calcext:value-type="float">
            <text:p>0.0467520507965739</text:p>
          </table:table-cell>
          <table:table-cell office:value-type="float" office:value="0.0375000349902658" calcext:value-type="float">
            <text:p>0.0375000349902658</text:p>
          </table:table-cell>
          <table:table-cell office:value-type="float" office:value="0.0300212877849607" calcext:value-type="float">
            <text:p>0.0300212877849607</text:p>
          </table:table-cell>
          <table:table-cell office:value-type="float" office:value="0.0467520507965739" calcext:value-type="float">
            <text:p>0.0467520507965739</text:p>
          </table:table-cell>
          <table:table-cell office:value-type="float" office:value="0.030327006231317" calcext:value-type="float">
            <text:p>0.030327006231317</text:p>
          </table:table-cell>
          <table:table-cell office:value-type="float" office:value="0.0236652597338204" calcext:value-type="float">
            <text:p>0.0236652597338204</text:p>
          </table:table-cell>
          <table:table-cell office:value-type="float" office:value="0.0387895234003779" calcext:value-type="float">
            <text:p>0.0387895234003779</text:p>
          </table:table-cell>
          <table:table-cell office:value-type="float" office:value="0.0376549466863995" calcext:value-type="float">
            <text:p>0.0376549466863995</text:p>
          </table:table-cell>
          <table:table-cell office:value-type="float" office:value="0.0301595338830656" calcext:value-type="float">
            <text:p>0.0301595338830656</text:p>
          </table:table-cell>
          <table:table-cell office:value-type="float" office:value="0.0469230341446446" calcext:value-type="float">
            <text:p>0.0469230341446446</text:p>
          </table:table-cell>
          <table:table-cell office:value-type="float" office:value="0.0190139867124656" calcext:value-type="float">
            <text:p>0.0190139867124656</text:p>
          </table:table-cell>
          <table:table-cell office:value-type="float" office:value="0.0138856169573639" calcext:value-type="float">
            <text:p>0.0138856169573639</text:p>
          </table:table-cell>
          <table:table-cell office:value-type="float" office:value="0.0259865023257544" calcext:value-type="float">
            <text:p>0.0259865023257544</text:p>
          </table:table-cell>
          <table:table-cell office:value-type="float" office:value="0.0190139867124656" calcext:value-type="float">
            <text:p>0.0190139867124656</text:p>
          </table:table-cell>
          <table:table-cell office:value-type="float" office:value="0.0138856169573639" calcext:value-type="float">
            <text:p>0.0138856169573639</text:p>
          </table:table-cell>
          <table:table-cell office:value-type="float" office:value="0.0259865023257544" calcext:value-type="float">
            <text:p>0.0259865023257544</text:p>
          </table:table-cell>
          <table:table-cell office:value-type="float" office:value="0.0301752251936118" calcext:value-type="float">
            <text:p>0.0301752251936118</text:p>
          </table:table-cell>
          <table:table-cell office:value-type="float" office:value="0.02353183131847" calcext:value-type="float">
            <text:p>0.02353183131847</text:p>
          </table:table-cell>
          <table:table-cell office:value-type="float" office:value="0.0386199716831694" calcext:value-type="float">
            <text:p>0.0386199716831694</text:p>
          </table:table-cell>
          <table:table-cell office:value-type="float" office:value="0.04" calcext:value-type="float">
            <text:p>0.04</text:p>
          </table:table-cell>
          <table:table-cell office:value-type="float" office:value="0.0322567469399812" calcext:value-type="float">
            <text:p>0.0322567469399812</text:p>
          </table:table-cell>
          <table:table-cell office:value-type="float" office:value="0.0495069365587715" calcext:value-type="float">
            <text:p>0.0495069365587715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4160846683567" calcext:value-type="float">
            <text:p>0.994160846683567</text:p>
          </table:table-cell>
          <table:table-cell office:value-type="float" office:value="0.998931691271586" calcext:value-type="float">
            <text:p>0.998931691271586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4160846683567" calcext:value-type="float">
            <text:p>0.994160846683567</text:p>
          </table:table-cell>
          <table:table-cell office:value-type="float" office:value="0.998931691271586" calcext:value-type="float">
            <text:p>0.998931691271586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35549670251113" calcext:value-type="float">
            <text:p>0.0435549670251113</text:p>
          </table:table-cell>
          <table:table-cell office:value-type="float" office:value="0.0631607902916101" calcext:value-type="float">
            <text:p>0.0631607902916101</text:p>
          </table:table-cell>
          <table:table-cell office:value-type="float" office:value="3.686450875" calcext:value-type="float">
            <text:p>3.686450875</text:p>
          </table:table-cell>
        </table:table-row>
        <table:table-row table:style-name="ro1">
          <table:table-cell office:value-type="string" calcext:value-type="string">
            <text:p>bh_indep_negon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93135510990424" calcext:value-type="float">
            <text:p>0.0393135510990424</text:p>
          </table:table-cell>
          <table:table-cell office:value-type="float" office:value="0.031642002426476" calcext:value-type="float">
            <text:p>0.031642002426476</text:p>
          </table:table-cell>
          <table:table-cell office:value-type="float" office:value="0.04875141518036" calcext:value-type="float">
            <text:p>0.04875141518036</text:p>
          </table:table-cell>
          <table:table-cell office:value-type="float" office:value="0.0391379412071414" calcext:value-type="float">
            <text:p>0.0391379412071414</text:p>
          </table:table-cell>
          <table:table-cell office:value-type="float" office:value="0.0314848464110502" calcext:value-type="float">
            <text:p>0.0314848464110502</text:p>
          </table:table-cell>
          <table:table-cell office:value-type="float" office:value="0.0485580247169155" calcext:value-type="float">
            <text:p>0.0485580247169155</text:p>
          </table:table-cell>
          <table:table-cell office:value-type="float" office:value="0.0391379412071414" calcext:value-type="float">
            <text:p>0.0391379412071414</text:p>
          </table:table-cell>
          <table:table-cell office:value-type="float" office:value="0.0314848464110502" calcext:value-type="float">
            <text:p>0.0314848464110502</text:p>
          </table:table-cell>
          <table:table-cell office:value-type="float" office:value="0.0485580247169155" calcext:value-type="float">
            <text:p>0.0485580247169155</text:p>
          </table:table-cell>
          <table:table-cell office:value-type="float" office:value="0.0319035300275628" calcext:value-type="float">
            <text:p>0.0319035300275628</text:p>
          </table:table-cell>
          <table:table-cell office:value-type="float" office:value="0.0250539841791054" calcext:value-type="float">
            <text:p>0.0250539841791054</text:p>
          </table:table-cell>
          <table:table-cell office:value-type="float" office:value="0.0405478020062698" calcext:value-type="float">
            <text:p>0.0405478020062698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95753048296291" calcext:value-type="float">
            <text:p>0.0295753048296291</text:p>
          </table:table-cell>
          <table:table-cell office:value-type="float" office:value="0.0461998809528111" calcext:value-type="float">
            <text:p>0.046199880952811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4868648214923" calcext:value-type="float">
            <text:p>0.994868648214923</text:p>
          </table:table-cell>
          <table:table-cell office:value-type="float" office:value="0.999221972692949" calcext:value-type="float">
            <text:p>0.999221972692949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4868648214923" calcext:value-type="float">
            <text:p>0.994868648214923</text:p>
          </table:table-cell>
          <table:table-cell office:value-type="float" office:value="0.999221972692949" calcext:value-type="float">
            <text:p>0.999221972692949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381090685112083" calcext:value-type="float">
            <text:p>0.0381090685112083</text:p>
          </table:table-cell>
          <table:table-cell office:value-type="float" office:value="0.0566296933728882" calcext:value-type="float">
            <text:p>0.0566296933728882</text:p>
          </table:table-cell>
          <table:table-cell office:value-type="float" office:value="0.0392134420525926" calcext:value-type="float">
            <text:p>0.0392134420525926</text:p>
          </table:table-cell>
          <table:table-cell office:value-type="float" office:value="0.0315524077345446" calcext:value-type="float">
            <text:p>0.0315524077345446</text:p>
          </table:table-cell>
          <table:table-cell office:value-type="float" office:value="0.0486411756069427" calcext:value-type="float">
            <text:p>0.0486411756069427</text:p>
          </table:table-cell>
          <table:table-cell office:value-type="float" office:value="0.0209627116420328" calcext:value-type="float">
            <text:p>0.0209627116420328</text:p>
          </table:table-cell>
          <table:table-cell office:value-type="float" office:value="0.0155416927933841" calcext:value-type="float">
            <text:p>0.0155416927933841</text:p>
          </table:table-cell>
          <table:table-cell office:value-type="float" office:value="0.0282204047532124" calcext:value-type="float">
            <text:p>0.0282204047532124</text:p>
          </table:table-cell>
          <table:table-cell office:value-type="float" office:value="0.0209627116420328" calcext:value-type="float">
            <text:p>0.0209627116420328</text:p>
          </table:table-cell>
          <table:table-cell office:value-type="float" office:value="0.0155416927933841" calcext:value-type="float">
            <text:p>0.0155416927933841</text:p>
          </table:table-cell>
          <table:table-cell office:value-type="float" office:value="0.0282204047532124" calcext:value-type="float">
            <text:p>0.0282204047532124</text:p>
          </table:table-cell>
          <table:table-cell office:value-type="float" office:value="0.0317684143198526" calcext:value-type="float">
            <text:p>0.0317684143198526</text:p>
          </table:table-cell>
          <table:table-cell office:value-type="float" office:value="0.0249347666567848" calcext:value-type="float">
            <text:p>0.0249347666567848</text:p>
          </table:table-cell>
          <table:table-cell office:value-type="float" office:value="0.0403973061595702" calcext:value-type="float">
            <text:p>0.0403973061595702</text:p>
          </table:table-cell>
          <table:table-cell office:value-type="float" office:value="4.270656833" calcext:value-type="float">
            <text:p>4.270656833</text:p>
          </table:table-cell>
        </table:table-row>
        <table:table-row table:style-name="ro1">
          <table:table-cell office:value-type="string" calcext:value-type="string">
            <text:p>bh_indep_balanc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59458033133358" calcext:value-type="float">
            <text:p>0.0259458033133358</text:p>
          </table:table-cell>
          <table:table-cell office:value-type="float" office:value="0.0198349940653207" calcext:value-type="float">
            <text:p>0.0198349940653207</text:p>
          </table:table-cell>
          <table:table-cell office:value-type="float" office:value="0.0338741811792003" calcext:value-type="float">
            <text:p>0.0338741811792003</text:p>
          </table:table-cell>
          <table:table-cell office:value-type="float" office:value="0.0259023704369861" calcext:value-type="float">
            <text:p>0.0259023704369861</text:p>
          </table:table-cell>
          <table:table-cell office:value-type="float" office:value="0.019797259166635" calcext:value-type="float">
            <text:p>0.019797259166635</text:p>
          </table:table-cell>
          <table:table-cell office:value-type="float" office:value="0.0338252168509417" calcext:value-type="float">
            <text:p>0.0338252168509417</text:p>
          </table:table-cell>
          <table:table-cell office:value-type="float" office:value="0.0259023704369861" calcext:value-type="float">
            <text:p>0.0259023704369861</text:p>
          </table:table-cell>
          <table:table-cell office:value-type="float" office:value="0.019797259166635" calcext:value-type="float">
            <text:p>0.019797259166635</text:p>
          </table:table-cell>
          <table:table-cell office:value-type="float" office:value="0.0338252168509417" calcext:value-type="float">
            <text:p>0.0338252168509417</text:p>
          </table:table-cell>
          <table:table-cell office:value-type="float" office:value="0.0259369703382242" calcext:value-type="float">
            <text:p>0.0259369703382242</text:p>
          </table:table-cell>
          <table:table-cell office:value-type="float" office:value="0.0198273194864854" calcext:value-type="float">
            <text:p>0.0198273194864854</text:p>
          </table:table-cell>
          <table:table-cell office:value-type="float" office:value="0.0338642236742742" calcext:value-type="float">
            <text:p>0.0338642236742742</text:p>
          </table:table-cell>
          <table:table-cell office:value-type="float" office:value="0.0252086956927478" calcext:value-type="float">
            <text:p>0.0252086956927478</text:p>
          </table:table-cell>
          <table:table-cell office:value-type="float" office:value="0.0191952756077149" calcext:value-type="float">
            <text:p>0.0191952756077149</text:p>
          </table:table-cell>
          <table:table-cell office:value-type="float" office:value="0.0330425105359501" calcext:value-type="float">
            <text:p>0.0330425105359501</text:p>
          </table:table-cell>
          <table:table-cell office:value-type="float" office:value="0.0252095471340198" calcext:value-type="float">
            <text:p>0.0252095471340198</text:p>
          </table:table-cell>
          <table:table-cell office:value-type="float" office:value="0.0191960136995553" calcext:value-type="float">
            <text:p>0.0191960136995553</text:p>
          </table:table-cell>
          <table:table-cell office:value-type="float" office:value="0.0330434720621474" calcext:value-type="float">
            <text:p>0.0330434720621474</text:p>
          </table:table-cell>
          <table:table-cell office:value-type="float" office:value="0.0252095471340198" calcext:value-type="float">
            <text:p>0.0252095471340198</text:p>
          </table:table-cell>
          <table:table-cell office:value-type="float" office:value="0.0191960136995553" calcext:value-type="float">
            <text:p>0.0191960136995553</text:p>
          </table:table-cell>
          <table:table-cell office:value-type="float" office:value="0.0330434720621474" calcext:value-type="float">
            <text:p>0.0330434720621474</text:p>
          </table:table-cell>
          <table:table-cell office:value-type="float" office:value="0.0251892337714042" calcext:value-type="float">
            <text:p>0.0251892337714042</text:p>
          </table:table-cell>
          <table:table-cell office:value-type="float" office:value="0.0191784051309871" calcext:value-type="float">
            <text:p>0.0191784051309871</text:p>
          </table:table-cell>
          <table:table-cell office:value-type="float" office:value="0.0330205317888377" calcext:value-type="float">
            <text:p>0.0330205317888377</text:p>
          </table:table-cell>
          <table:table-cell office:value-type="float" office:value="0.0265990492157792" calcext:value-type="float">
            <text:p>0.0265990492157792</text:p>
          </table:table-cell>
          <table:table-cell office:value-type="float" office:value="0.0204031369641779" calcext:value-type="float">
            <text:p>0.0204031369641779</text:p>
          </table:table-cell>
          <table:table-cell office:value-type="float" office:value="0.0346100254786674" calcext:value-type="float">
            <text:p>0.0346100254786674</text:p>
          </table:table-cell>
          <table:table-cell office:value-type="float" office:value="0.0265442730217811" calcext:value-type="float">
            <text:p>0.0265442730217811</text:p>
          </table:table-cell>
          <table:table-cell office:value-type="float" office:value="0.0203554543802522" calcext:value-type="float">
            <text:p>0.0203554543802522</text:p>
          </table:table-cell>
          <table:table-cell office:value-type="float" office:value="0.0345483656917044" calcext:value-type="float">
            <text:p>0.0345483656917044</text:p>
          </table:table-cell>
          <table:table-cell office:value-type="float" office:value="0.0265442730217811" calcext:value-type="float">
            <text:p>0.0265442730217811</text:p>
          </table:table-cell>
          <table:table-cell office:value-type="float" office:value="0.0203554543802522" calcext:value-type="float">
            <text:p>0.0203554543802522</text:p>
          </table:table-cell>
          <table:table-cell office:value-type="float" office:value="0.0345483656917044" calcext:value-type="float">
            <text:p>0.0345483656917044</text:p>
          </table:table-cell>
          <table:table-cell office:value-type="float" office:value="0.0266048692796502" calcext:value-type="float">
            <text:p>0.0266048692796502</text:p>
          </table:table-cell>
          <table:table-cell office:value-type="float" office:value="0.0204082037714361" calcext:value-type="float">
            <text:p>0.0204082037714361</text:p>
          </table:table-cell>
          <table:table-cell office:value-type="float" office:value="0.0346165764844761" calcext:value-type="float">
            <text:p>0.0346165764844761</text:p>
          </table:table-cell>
          <table:table-cell office:value-type="float" office:value="3.421170125" calcext:value-type="float">
            <text:p>3.421170125</text:p>
          </table:table-cell>
        </table:table-row>
        <table:table-row table:style-name="ro1">
          <table:table-cell office:value-type="string" calcext:value-type="string">
            <text:p>bh_indep_unbalance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0886259592226" calcext:value-type="float">
            <text:p>0.0260886259592226</text:p>
          </table:table-cell>
          <table:table-cell office:value-type="float" office:value="0.0199591149452709" calcext:value-type="float">
            <text:p>0.0199591149452709</text:p>
          </table:table-cell>
          <table:table-cell office:value-type="float" office:value="0.0340351579954938" calcext:value-type="float">
            <text:p>0.0340351579954938</text:p>
          </table:table-cell>
          <table:table-cell office:value-type="float" office:value="0.0259329454532353" calcext:value-type="float">
            <text:p>0.0259329454532353</text:p>
          </table:table-cell>
          <table:table-cell office:value-type="float" office:value="0.0198238225117323" calcext:value-type="float">
            <text:p>0.0198238225117323</text:p>
          </table:table-cell>
          <table:table-cell office:value-type="float" office:value="0.0338596863108392" calcext:value-type="float">
            <text:p>0.0338596863108392</text:p>
          </table:table-cell>
          <table:table-cell office:value-type="float" office:value="0.0259329454532353" calcext:value-type="float">
            <text:p>0.0259329454532353</text:p>
          </table:table-cell>
          <table:table-cell office:value-type="float" office:value="0.0198238225117323" calcext:value-type="float">
            <text:p>0.0198238225117323</text:p>
          </table:table-cell>
          <table:table-cell office:value-type="float" office:value="0.0338596863108392" calcext:value-type="float">
            <text:p>0.0338596863108392</text:p>
          </table:table-cell>
          <table:table-cell office:value-type="float" office:value="0.0232737455156398" calcext:value-type="float">
            <text:p>0.0232737455156398</text:p>
          </table:table-cell>
          <table:table-cell office:value-type="float" office:value="0.0175232922670306" calcext:value-type="float">
            <text:p>0.0175232922670306</text:p>
          </table:table-cell>
          <table:table-cell office:value-type="float" office:value="0.0308520123043713" calcext:value-type="float">
            <text:p>0.0308520123043713</text:p>
          </table:table-cell>
          <table:table-cell office:value-type="float" office:value="0.0250998383814507" calcext:value-type="float">
            <text:p>0.0250998383814507</text:p>
          </table:table-cell>
          <table:table-cell office:value-type="float" office:value="0.019100926626026" calcext:value-type="float">
            <text:p>0.019100926626026</text:p>
          </table:table-cell>
          <table:table-cell office:value-type="float" office:value="0.0329195622642703" calcext:value-type="float">
            <text:p>0.0329195622642703</text:p>
          </table:table-cell>
          <table:table-cell office:value-type="float" office:value="0.0598786705926213" calcext:value-type="float">
            <text:p>0.0598786705926213</text:p>
          </table:table-cell>
          <table:table-cell office:value-type="float" office:value="0.0502998974982033" calcext:value-type="float">
            <text:p>0.0502998974982033</text:p>
          </table:table-cell>
          <table:table-cell office:value-type="float" office:value="0.0711449104829629" calcext:value-type="float">
            <text:p>0.0711449104829629</text:p>
          </table:table-cell>
          <table:table-cell office:value-type="float" office:value="0.0598786705926213" calcext:value-type="float">
            <text:p>0.0598786705926213</text:p>
          </table:table-cell>
          <table:table-cell office:value-type="float" office:value="0.0502998974982033" calcext:value-type="float">
            <text:p>0.0502998974982033</text:p>
          </table:table-cell>
          <table:table-cell office:value-type="float" office:value="0.0711449104829629" calcext:value-type="float">
            <text:p>0.0711449104829629</text:p>
          </table:table-cell>
          <table:table-cell office:value-type="float" office:value="0.0359409983628055" calcext:value-type="float">
            <text:p>0.0359409983628055</text:p>
          </table:table-cell>
          <table:table-cell office:value-type="float" office:value="0.0286321053093688" calcext:value-type="float">
            <text:p>0.0286321053093688</text:p>
          </table:table-cell>
          <table:table-cell office:value-type="float" office:value="0.0450291375111013" calcext:value-type="float">
            <text:p>0.0450291375111013</text:p>
          </table:table-cell>
          <table:table-cell office:value-type="float" office:value="0.0262253921951458" calcext:value-type="float">
            <text:p>0.0262253921951458</text:p>
          </table:table-cell>
          <table:table-cell office:value-type="float" office:value="0.0200780227625805" calcext:value-type="float">
            <text:p>0.0200780227625805</text:p>
          </table:table-cell>
          <table:table-cell office:value-type="float" office:value="0.034189258275349" calcext:value-type="float">
            <text:p>0.034189258275349</text:p>
          </table:table-cell>
          <table:table-cell office:value-type="float" office:value="0.0170084344898986" calcext:value-type="float">
            <text:p>0.0170084344898986</text:p>
          </table:table-cell>
          <table:table-cell office:value-type="float" office:value="0.0121977399109127" calcext:value-type="float">
            <text:p>0.0121977399109127</text:p>
          </table:table-cell>
          <table:table-cell office:value-type="float" office:value="0.023670964403943" calcext:value-type="float">
            <text:p>0.023670964403943</text:p>
          </table:table-cell>
          <table:table-cell office:value-type="float" office:value="0.0170084344898986" calcext:value-type="float">
            <text:p>0.0170084344898986</text:p>
          </table:table-cell>
          <table:table-cell office:value-type="float" office:value="0.0121977399109127" calcext:value-type="float">
            <text:p>0.0121977399109127</text:p>
          </table:table-cell>
          <table:table-cell office:value-type="float" office:value="0.023670964403943" calcext:value-type="float">
            <text:p>0.023670964403943</text:p>
          </table:table-cell>
          <table:table-cell office:value-type="float" office:value="0.020462823107763" calcext:value-type="float">
            <text:p>0.020462823107763</text:p>
          </table:table-cell>
          <table:table-cell office:value-type="float" office:value="0.0151154939544774" calcext:value-type="float">
            <text:p>0.0151154939544774</text:p>
          </table:table-cell>
          <table:table-cell office:value-type="float" office:value="0.0276487431434907" calcext:value-type="float">
            <text:p>0.0276487431434907</text:p>
          </table:table-cell>
          <table:table-cell office:value-type="float" office:value="3.662988" calcext:value-type="float">
            <text:p>3.662988</text:p>
          </table:table-cell>
        </table:table-row>
        <table:table-row table:style-name="ro1">
          <table:table-cell office:value-type="string" calcext:value-type="string">
            <text:p>bh_dep_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25004016161299" calcext:value-type="float">
            <text:p>0.0225004016161299</text:p>
          </table:table-cell>
          <table:table-cell office:value-type="float" office:value="0.0373054569228104" calcext:value-type="float">
            <text:p>0.0373054569228104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17728236072534" calcext:value-type="float">
            <text:p>0.0117728236072534</text:p>
          </table:table-cell>
          <table:table-cell office:value-type="float" office:value="0.0230809611137182" calcext:value-type="float">
            <text:p>0.0230809611137182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17728236072534" calcext:value-type="float">
            <text:p>0.0117728236072534</text:p>
          </table:table-cell>
          <table:table-cell office:value-type="float" office:value="0.0230809611137182" calcext:value-type="float">
            <text:p>0.0230809611137182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17728236072534" calcext:value-type="float">
            <text:p>0.0117728236072534</text:p>
          </table:table-cell>
          <table:table-cell office:value-type="float" office:value="0.0230809611137182" calcext:value-type="float">
            <text:p>0.023080961113718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01146773467903" calcext:value-type="float">
            <text:p>0.0101146773467903</text:p>
          </table:table-cell>
          <table:table-cell office:value-type="float" office:value="0.0207467755633063" calcext:value-type="float">
            <text:p>0.020746775563306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70049972857741" calcext:value-type="float">
            <text:p>0.00570049972857741</text:p>
          </table:table-cell>
          <table:table-cell office:value-type="float" office:value="0.014182040701613" calcext:value-type="float">
            <text:p>0.0141820407016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70049972857741" calcext:value-type="float">
            <text:p>0.00570049972857741</text:p>
          </table:table-cell>
          <table:table-cell office:value-type="float" office:value="0.014182040701613" calcext:value-type="float">
            <text:p>0.0141820407016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70049972857741" calcext:value-type="float">
            <text:p>0.00570049972857741</text:p>
          </table:table-cell>
          <table:table-cell office:value-type="float" office:value="0.014182040701613" calcext:value-type="float">
            <text:p>0.01418204070161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01146773467903" calcext:value-type="float">
            <text:p>0.0101146773467903</text:p>
          </table:table-cell>
          <table:table-cell office:value-type="float" office:value="0.0207467755633063" calcext:value-type="float">
            <text:p>0.0207467755633063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455037743580923" calcext:value-type="float">
            <text:p>0.00455037743580923</text:p>
          </table:table-cell>
          <table:table-cell office:value-type="float" office:value="0.0123379141362249" calcext:value-type="float">
            <text:p>0.012337914136224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455037743580923" calcext:value-type="float">
            <text:p>0.00455037743580923</text:p>
          </table:table-cell>
          <table:table-cell office:value-type="float" office:value="0.0123379141362249" calcext:value-type="float">
            <text:p>0.012337914136224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455037743580923" calcext:value-type="float">
            <text:p>0.00455037743580923</text:p>
          </table:table-cell>
          <table:table-cell office:value-type="float" office:value="0.0123379141362249" calcext:value-type="float">
            <text:p>0.0123379141362249</text:p>
          </table:table-cell>
          <table:table-cell office:value-type="float" office:value="4.463838917" calcext:value-type="float">
            <text:p>4.463838917</text:p>
          </table:table-cell>
        </table:table-row>
        <table:table-row table:style-name="ro1">
          <table:table-cell office:value-type="string" calcext:value-type="string">
            <text:p>bh_dep_posonly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45687342666938" calcext:value-type="float">
            <text:p>0.0345687342666938</text:p>
          </table:table-cell>
          <table:table-cell office:value-type="float" office:value="0.0274126870526679" calcext:value-type="float">
            <text:p>0.0274126870526679</text:p>
          </table:table-cell>
          <table:table-cell office:value-type="float" office:value="0.043509288965888" calcext:value-type="float">
            <text:p>0.043509288965888</text:p>
          </table:table-cell>
          <table:table-cell office:value-type="float" office:value="0.0167962754311423" calcext:value-type="float">
            <text:p>0.0167962754311423</text:p>
          </table:table-cell>
          <table:table-cell office:value-type="float" office:value="0.0120202754250536" calcext:value-type="float">
            <text:p>0.0120202754250536</text:p>
          </table:table-cell>
          <table:table-cell office:value-type="float" office:value="0.0234249242101831" calcext:value-type="float">
            <text:p>0.0234249242101831</text:p>
          </table:table-cell>
          <table:table-cell office:value-type="float" office:value="0.0167962754311423" calcext:value-type="float">
            <text:p>0.0167962754311423</text:p>
          </table:table-cell>
          <table:table-cell office:value-type="float" office:value="0.0120202754250536" calcext:value-type="float">
            <text:p>0.0120202754250536</text:p>
          </table:table-cell>
          <table:table-cell office:value-type="float" office:value="0.0234249242101831" calcext:value-type="float">
            <text:p>0.0234249242101831</text:p>
          </table:table-cell>
          <table:table-cell office:value-type="float" office:value="0.0178052483705742" calcext:value-type="float">
            <text:p>0.0178052483705742</text:p>
          </table:table-cell>
          <table:table-cell office:value-type="float" office:value="0.0128661715637332" calcext:value-type="float">
            <text:p>0.0128661715637332</text:p>
          </table:table-cell>
          <table:table-cell office:value-type="float" office:value="0.0245931054527064" calcext:value-type="float">
            <text:p>0.0245931054527064</text:p>
          </table:table-cell>
          <table:table-cell office:value-type="float" office:value="0.0260687342666938" calcext:value-type="float">
            <text:p>0.0260687342666938</text:p>
          </table:table-cell>
          <table:table-cell office:value-type="float" office:value="0.019941824724498" calcext:value-type="float">
            <text:p>0.019941824724498</text:p>
          </table:table-cell>
          <table:table-cell office:value-type="float" office:value="0.0340127410978392" calcext:value-type="float">
            <text:p>0.0340127410978392</text:p>
          </table:table-cell>
          <table:table-cell office:value-type="float" office:value="0.0132962754311423" calcext:value-type="float">
            <text:p>0.0132962754311423</text:p>
          </table:table-cell>
          <table:table-cell office:value-type="float" office:value="0.00912820914918961" calcext:value-type="float">
            <text:p>0.00912820914918961</text:p>
          </table:table-cell>
          <table:table-cell office:value-type="float" office:value="0.0193304098170159" calcext:value-type="float">
            <text:p>0.0193304098170159</text:p>
          </table:table-cell>
          <table:table-cell office:value-type="float" office:value="0.0132962754311423" calcext:value-type="float">
            <text:p>0.0132962754311423</text:p>
          </table:table-cell>
          <table:table-cell office:value-type="float" office:value="0.00912820914918961" calcext:value-type="float">
            <text:p>0.00912820914918961</text:p>
          </table:table-cell>
          <table:table-cell office:value-type="float" office:value="0.0193304098170159" calcext:value-type="float">
            <text:p>0.0193304098170159</text:p>
          </table:table-cell>
          <table:table-cell office:value-type="float" office:value="0.0133052483705742" calcext:value-type="float">
            <text:p>0.0133052483705742</text:p>
          </table:table-cell>
          <table:table-cell office:value-type="float" office:value="0.00913552708549325" calcext:value-type="float">
            <text:p>0.00913552708549325</text:p>
          </table:table-cell>
          <table:table-cell office:value-type="float" office:value="0.0193410033564776" calcext:value-type="float">
            <text:p>0.0193410033564776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531376773968556" calcext:value-type="float">
            <text:p>0.00531376773968556</text:p>
          </table:table-cell>
          <table:table-cell office:value-type="float" office:value="0.0135706897377861" calcext:value-type="float">
            <text:p>0.0135706897377861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69643169704242" calcext:value-type="float">
            <text:p>0.00169643169704242</text:p>
          </table:table-cell>
          <table:table-cell office:value-type="float" office:value="0.00720719625324175" calcext:value-type="float">
            <text:p>0.0072071962532417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69643169704242" calcext:value-type="float">
            <text:p>0.00169643169704242</text:p>
          </table:table-cell>
          <table:table-cell office:value-type="float" office:value="0.00720719625324175" calcext:value-type="float">
            <text:p>0.0072071962532417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36928063696184" calcext:value-type="float">
            <text:p>0.00236928063696184</text:p>
          </table:table-cell>
          <table:table-cell office:value-type="float" office:value="0.00853051321875982" calcext:value-type="float">
            <text:p>0.00853051321875982</text:p>
          </table:table-cell>
          <table:table-cell office:value-type="float" office:value="3.885275583" calcext:value-type="float">
            <text:p>3.885275583</text:p>
          </table:table-cell>
        </table:table-row>
        <table:table-row table:style-name="ro1">
          <table:table-cell office:value-type="string" calcext:value-type="string">
            <text:p>bh_dep_negonl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0547590397492" calcext:value-type="float">
            <text:p>0.0460547590397492</text:p>
          </table:table-cell>
          <table:table-cell office:value-type="float" office:value="0.0377065162630759" calcext:value-type="float">
            <text:p>0.0377065162630759</text:p>
          </table:table-cell>
          <table:table-cell office:value-type="float" office:value="0.0561434707964637" calcext:value-type="float">
            <text:p>0.0561434707964637</text:p>
          </table:table-cell>
          <table:table-cell office:value-type="float" office:value="0.0217620514233032" calcext:value-type="float">
            <text:p>0.0217620514233032</text:p>
          </table:table-cell>
          <table:table-cell office:value-type="float" office:value="0.0162250569883738" calcext:value-type="float">
            <text:p>0.0162250569883738</text:p>
          </table:table-cell>
          <table:table-cell office:value-type="float" office:value="0.0291326553764544" calcext:value-type="float">
            <text:p>0.0291326553764544</text:p>
          </table:table-cell>
          <table:table-cell office:value-type="float" office:value="0.0217620514233032" calcext:value-type="float">
            <text:p>0.0217620514233032</text:p>
          </table:table-cell>
          <table:table-cell office:value-type="float" office:value="0.0162250569883738" calcext:value-type="float">
            <text:p>0.0162250569883738</text:p>
          </table:table-cell>
          <table:table-cell office:value-type="float" office:value="0.0291326553764544" calcext:value-type="float">
            <text:p>0.0291326553764544</text:p>
          </table:table-cell>
          <table:table-cell office:value-type="float" office:value="0.024019172329501" calcext:value-type="float">
            <text:p>0.024019172329501</text:p>
          </table:table-cell>
          <table:table-cell office:value-type="float" office:value="0.0181661108922437" calcext:value-type="float">
            <text:p>0.0181661108922437</text:p>
          </table:table-cell>
          <table:table-cell office:value-type="float" office:value="0.0316971892699869" calcext:value-type="float">
            <text:p>0.0316971892699869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9409729337041" calcext:value-type="float">
            <text:p>0.0109409729337041</text:p>
          </table:table-cell>
          <table:table-cell office:value-type="float" office:value="0.02191664588183" calcext:value-type="float">
            <text:p>0.0219166458818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307389700954382" calcext:value-type="float">
            <text:p>0.00307389700954382</text:p>
          </table:table-cell>
          <table:table-cell office:value-type="float" office:value="0.00982206275161534" calcext:value-type="float">
            <text:p>0.0098220627516153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307389700954382" calcext:value-type="float">
            <text:p>0.00307389700954382</text:p>
          </table:table-cell>
          <table:table-cell office:value-type="float" office:value="0.00982206275161534" calcext:value-type="float">
            <text:p>0.00982206275161534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455037743580923" calcext:value-type="float">
            <text:p>0.00455037743580923</text:p>
          </table:table-cell>
          <table:table-cell office:value-type="float" office:value="0.0123379141362249" calcext:value-type="float">
            <text:p>0.0123379141362249</text:p>
          </table:table-cell>
          <table:table-cell office:value-type="float" office:value="0.0305547590397492" calcext:value-type="float">
            <text:p>0.0305547590397492</text:p>
          </table:table-cell>
          <table:table-cell office:value-type="float" office:value="0.023865565324067" calcext:value-type="float">
            <text:p>0.023865565324067</text:p>
          </table:table-cell>
          <table:table-cell office:value-type="float" office:value="0.0390438502011914" calcext:value-type="float">
            <text:p>0.0390438502011914</text:p>
          </table:table-cell>
          <table:table-cell office:value-type="float" office:value="0.0162625499277897" calcext:value-type="float">
            <text:p>0.0162625499277897</text:p>
          </table:table-cell>
          <table:table-cell office:value-type="float" office:value="0.0115748241954168" calcext:value-type="float">
            <text:p>0.0115748241954168</text:p>
          </table:table-cell>
          <table:table-cell office:value-type="float" office:value="0.0228049707871649" calcext:value-type="float">
            <text:p>0.0228049707871649</text:p>
          </table:table-cell>
          <table:table-cell office:value-type="float" office:value="0.0162625499277897" calcext:value-type="float">
            <text:p>0.0162625499277897</text:p>
          </table:table-cell>
          <table:table-cell office:value-type="float" office:value="0.0115748241954168" calcext:value-type="float">
            <text:p>0.0115748241954168</text:p>
          </table:table-cell>
          <table:table-cell office:value-type="float" office:value="0.0228049707871649" calcext:value-type="float">
            <text:p>0.0228049707871649</text:p>
          </table:table-cell>
          <table:table-cell office:value-type="float" office:value="0.0165191723295011" calcext:value-type="float">
            <text:p>0.0165191723295011</text:p>
          </table:table-cell>
          <table:table-cell office:value-type="float" office:value="0.011788823148909" calcext:value-type="float">
            <text:p>0.011788823148909</text:p>
          </table:table-cell>
          <table:table-cell office:value-type="float" office:value="0.0231032327225404" calcext:value-type="float">
            <text:p>0.0231032327225404</text:p>
          </table:table-cell>
          <table:table-cell office:value-type="float" office:value="3.627118834" calcext:value-type="float">
            <text:p>3.627118834</text:p>
          </table:table-cell>
        </table:table-row>
        <table:table-row table:style-name="ro1">
          <table:table-cell office:value-type="string" calcext:value-type="string">
            <text:p>bh_dep_balance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83907296102428" calcext:value-type="float">
            <text:p>0.0383907296102428</text:p>
          </table:table-cell>
          <table:table-cell office:value-type="float" office:value="0.0308166669444143" calcext:value-type="float">
            <text:p>0.0308166669444143</text:p>
          </table:table-cell>
          <table:table-cell office:value-type="float" office:value="0.047734645869675" calcext:value-type="float">
            <text:p>0.047734645869675</text:p>
          </table:table-cell>
          <table:table-cell office:value-type="float" office:value="0.0199820995976971" calcext:value-type="float">
            <text:p>0.0199820995976971</text:p>
          </table:table-cell>
          <table:table-cell office:value-type="float" office:value="0.0147065130154889" calcext:value-type="float">
            <text:p>0.0147065130154889</text:p>
          </table:table-cell>
          <table:table-cell office:value-type="float" office:value="0.0270981202017433" calcext:value-type="float">
            <text:p>0.0270981202017433</text:p>
          </table:table-cell>
          <table:table-cell office:value-type="float" office:value="0.0199817660419933" calcext:value-type="float">
            <text:p>0.0199817660419933</text:p>
          </table:table-cell>
          <table:table-cell office:value-type="float" office:value="0.0147062295450385" calcext:value-type="float">
            <text:p>0.0147062295450385</text:p>
          </table:table-cell>
          <table:table-cell office:value-type="float" office:value="0.0270977378396701" calcext:value-type="float">
            <text:p>0.0270977378396701</text:p>
          </table:table-cell>
          <table:table-cell office:value-type="float" office:value="0.0260176290625699" calcext:value-type="float">
            <text:p>0.0260176290625699</text:p>
          </table:table-cell>
          <table:table-cell office:value-type="float" office:value="0.0198974079318856" calcext:value-type="float">
            <text:p>0.0198974079318856</text:p>
          </table:table-cell>
          <table:table-cell office:value-type="float" office:value="0.0339551434243891" calcext:value-type="float">
            <text:p>0.0339551434243891</text:p>
          </table:table-cell>
          <table:table-cell office:value-type="float" office:value="0.0200001216320916" calcext:value-type="float">
            <text:p>0.0200001216320916</text:p>
          </table:table-cell>
          <table:table-cell office:value-type="float" office:value="0.0147218295781143" calcext:value-type="float">
            <text:p>0.0147218295781143</text:p>
          </table:table-cell>
          <table:table-cell office:value-type="float" office:value="0.0271187786097228" calcext:value-type="float">
            <text:p>0.0271187786097228</text:p>
          </table:table-cell>
          <table:table-cell office:value-type="float" office:value="0.010546713260214" calcext:value-type="float">
            <text:p>0.010546713260214</text:p>
          </table:table-cell>
          <table:table-cell office:value-type="float" office:value="0.00691492806923961" calcext:value-type="float">
            <text:p>0.00691492806923961</text:p>
          </table:table-cell>
          <table:table-cell office:value-type="float" office:value="0.0160551086364779" calcext:value-type="float">
            <text:p>0.0160551086364779</text:p>
          </table:table-cell>
          <table:table-cell office:value-type="float" office:value="0.010546713260214" calcext:value-type="float">
            <text:p>0.010546713260214</text:p>
          </table:table-cell>
          <table:table-cell office:value-type="float" office:value="0.00691492806923961" calcext:value-type="float">
            <text:p>0.00691492806923961</text:p>
          </table:table-cell>
          <table:table-cell office:value-type="float" office:value="0.0160551086364779" calcext:value-type="float">
            <text:p>0.0160551086364779</text:p>
          </table:table-cell>
          <table:table-cell office:value-type="float" office:value="0.0136522401848322" calcext:value-type="float">
            <text:p>0.0136522401848322</text:p>
          </table:table-cell>
          <table:table-cell office:value-type="float" office:value="0.0094189395788175" calcext:value-type="float">
            <text:p>0.0094189395788175</text:p>
          </table:table-cell>
          <table:table-cell office:value-type="float" office:value="0.0197502440922411" calcext:value-type="float">
            <text:p>0.0197502440922411</text:p>
          </table:table-cell>
          <table:table-cell office:value-type="float" office:value="0.0188635339747977" calcext:value-type="float">
            <text:p>0.0188635339747977</text:p>
          </table:table-cell>
          <table:table-cell office:value-type="float" office:value="0.0137583843609863" calcext:value-type="float">
            <text:p>0.0137583843609863</text:p>
          </table:table-cell>
          <table:table-cell office:value-type="float" office:value="0.0258134062968197" calcext:value-type="float">
            <text:p>0.0258134062968197</text:p>
          </table:table-cell>
          <table:table-cell office:value-type="float" office:value="0.0107436412173245" calcext:value-type="float">
            <text:p>0.0107436412173245</text:p>
          </table:table-cell>
          <table:table-cell office:value-type="float" office:value="0.00707130854217658" calcext:value-type="float">
            <text:p>0.00707130854217658</text:p>
          </table:table-cell>
          <table:table-cell office:value-type="float" office:value="0.0162918290373525" calcext:value-type="float">
            <text:p>0.0162918290373525</text:p>
          </table:table-cell>
          <table:table-cell office:value-type="float" office:value="0.0107436412173245" calcext:value-type="float">
            <text:p>0.0107436412173245</text:p>
          </table:table-cell>
          <table:table-cell office:value-type="float" office:value="0.00707130854217658" calcext:value-type="float">
            <text:p>0.00707130854217658</text:p>
          </table:table-cell>
          <table:table-cell office:value-type="float" office:value="0.0162918290373525" calcext:value-type="float">
            <text:p>0.0162918290373525</text:p>
          </table:table-cell>
          <table:table-cell office:value-type="float" office:value="0.01297877409388" calcext:value-type="float">
            <text:p>0.01297877409388</text:p>
          </table:table-cell>
          <table:table-cell office:value-type="float" office:value="0.00886963103049521" calcext:value-type="float">
            <text:p>0.00886963103049521</text:p>
          </table:table-cell>
          <table:table-cell office:value-type="float" office:value="0.0189552025913364" calcext:value-type="float">
            <text:p>0.0189552025913364</text:p>
          </table:table-cell>
          <table:table-cell office:value-type="float" office:value="3.534449416" calcext:value-type="float">
            <text:p>3.534449416</text:p>
          </table:table-cell>
        </table:table-row>
        <table:table-row table:style-name="ro1">
          <table:table-cell office:value-type="string" calcext:value-type="string">
            <text:p>bh_dep_unbalance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28404878637114" calcext:value-type="float">
            <text:p>0.0428404878637114</text:p>
          </table:table-cell>
          <table:table-cell office:value-type="float" office:value="0.034807510527192" calcext:value-type="float">
            <text:p>0.034807510527192</text:p>
          </table:table-cell>
          <table:table-cell office:value-type="float" office:value="0.0526262579999104" calcext:value-type="float">
            <text:p>0.0526262579999104</text:p>
          </table:table-cell>
          <table:table-cell office:value-type="float" office:value="0.0217515949003502" calcext:value-type="float">
            <text:p>0.0217515949003502</text:p>
          </table:table-cell>
          <table:table-cell office:value-type="float" office:value="0.0162161032680723" calcext:value-type="float">
            <text:p>0.0162161032680723</text:p>
          </table:table-cell>
          <table:table-cell office:value-type="float" office:value="0.0291207361421477" calcext:value-type="float">
            <text:p>0.0291207361421477</text:p>
          </table:table-cell>
          <table:table-cell office:value-type="float" office:value="0.0217515949003502" calcext:value-type="float">
            <text:p>0.0217515949003502</text:p>
          </table:table-cell>
          <table:table-cell office:value-type="float" office:value="0.0162161032680723" calcext:value-type="float">
            <text:p>0.0162161032680723</text:p>
          </table:table-cell>
          <table:table-cell office:value-type="float" office:value="0.0291207361421477" calcext:value-type="float">
            <text:p>0.0291207361421477</text:p>
          </table:table-cell>
          <table:table-cell office:value-type="float" office:value="0.0290202502303084" calcext:value-type="float">
            <text:p>0.0290202502303084</text:p>
          </table:table-cell>
          <table:table-cell office:value-type="float" office:value="0.022518148186185" calcext:value-type="float">
            <text:p>0.022518148186185</text:p>
          </table:table-cell>
          <table:table-cell office:value-type="float" office:value="0.0373281331720741" calcext:value-type="float">
            <text:p>0.0373281331720741</text:p>
          </table:table-cell>
          <table:table-cell office:value-type="float" office:value="0.0184168050121533" calcext:value-type="float">
            <text:p>0.0184168050121533</text:p>
          </table:table-cell>
          <table:table-cell office:value-type="float" office:value="0.0133811642030687" calcext:value-type="float">
            <text:p>0.0133811642030687</text:p>
          </table:table-cell>
          <table:table-cell office:value-type="float" office:value="0.0252988813305349" calcext:value-type="float">
            <text:p>0.0252988813305349</text:p>
          </table:table-cell>
          <table:table-cell office:value-type="float" office:value="0.00910469144621434" calcext:value-type="float">
            <text:p>0.00910469144621434</text:p>
          </table:table-cell>
          <table:table-cell office:value-type="float" office:value="0.00578186351973879" calcext:value-type="float">
            <text:p>0.00578186351973879</text:p>
          </table:table-cell>
          <table:table-cell office:value-type="float" office:value="0.0143096584059756" calcext:value-type="float">
            <text:p>0.0143096584059756</text:p>
          </table:table-cell>
          <table:table-cell office:value-type="float" office:value="0.00910469144621434" calcext:value-type="float">
            <text:p>0.00910469144621434</text:p>
          </table:table-cell>
          <table:table-cell office:value-type="float" office:value="0.00578186351973879" calcext:value-type="float">
            <text:p>0.00578186351973879</text:p>
          </table:table-cell>
          <table:table-cell office:value-type="float" office:value="0.0143096584059756" calcext:value-type="float">
            <text:p>0.0143096584059756</text:p>
          </table:table-cell>
          <table:table-cell office:value-type="float" office:value="0.0150772436655054" calcext:value-type="float">
            <text:p>0.0150772436655054</text:p>
          </table:table-cell>
          <table:table-cell office:value-type="float" office:value="0.0105909432281312" calcext:value-type="float">
            <text:p>0.0105909432281312</text:p>
          </table:table-cell>
          <table:table-cell office:value-type="float" office:value="0.0214227838061771" calcext:value-type="float">
            <text:p>0.0214227838061771</text:p>
          </table:table-cell>
          <table:table-cell office:value-type="float" office:value="0.0245258487396209" calcext:value-type="float">
            <text:p>0.0245258487396209</text:p>
          </table:table-cell>
          <table:table-cell office:value-type="float" office:value="0.0186039871413555" calcext:value-type="float">
            <text:p>0.0186039871413555</text:p>
          </table:table-cell>
          <table:table-cell office:value-type="float" office:value="0.0322707231958458" calcext:value-type="float">
            <text:p>0.0322707231958458</text:p>
          </table:table-cell>
          <table:table-cell office:value-type="float" office:value="0.0129856450618605" calcext:value-type="float">
            <text:p>0.0129856450618605</text:p>
          </table:table-cell>
          <table:table-cell office:value-type="float" office:value="0.00887521931386243" calcext:value-type="float">
            <text:p>0.00887521931386243</text:p>
          </table:table-cell>
          <table:table-cell office:value-type="float" office:value="0.0189633298999893" calcext:value-type="float">
            <text:p>0.0189633298999893</text:p>
          </table:table-cell>
          <table:table-cell office:value-type="float" office:value="0.0129856450618605" calcext:value-type="float">
            <text:p>0.0129856450618605</text:p>
          </table:table-cell>
          <table:table-cell office:value-type="float" office:value="0.00887521931386243" calcext:value-type="float">
            <text:p>0.00887521931386243</text:p>
          </table:table-cell>
          <table:table-cell office:value-type="float" office:value="0.0189633298999893" calcext:value-type="float">
            <text:p>0.0189633298999893</text:p>
          </table:table-cell>
          <table:table-cell office:value-type="float" office:value="0.0140886068551995" calcext:value-type="float">
            <text:p>0.0140886068551995</text:p>
          </table:table-cell>
          <table:table-cell office:value-type="float" office:value="0.00977648455143675" calcext:value-type="float">
            <text:p>0.00977648455143675</text:p>
          </table:table-cell>
          <table:table-cell office:value-type="float" office:value="0.0202637593892784" calcext:value-type="float">
            <text:p>0.0202637593892784</text:p>
          </table:table-cell>
          <table:table-cell office:value-type="float" office:value="3.287964834" calcext:value-type="float">
            <text:p>3.287964834</text:p>
          </table:table-cell>
        </table:table-row>
        <table:table-row table:style-name="ro1">
          <table:table-cell office:value-type="string" calcext:value-type="string">
            <text:p>bky_indep_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0861998086837426" calcext:value-type="float">
            <text:p>0.0861998086837426</text:p>
          </table:table-cell>
          <table:table-cell office:value-type="float" office:value="0.112339580283104" calcext:value-type="float">
            <text:p>0.1123395802831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49221548758202" calcext:value-type="float">
            <text:p>0.0449221548758202</text:p>
          </table:table-cell>
          <table:table-cell office:value-type="float" office:value="0.0647878512990574" calcext:value-type="float">
            <text:p>0.064787851299057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49221548758202" calcext:value-type="float">
            <text:p>0.0449221548758202</text:p>
          </table:table-cell>
          <table:table-cell office:value-type="float" office:value="0.0647878512990574" calcext:value-type="float">
            <text:p>0.064787851299057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57302075571977" calcext:value-type="float">
            <text:p>0.0857302075571977</text:p>
          </table:table-cell>
          <table:table-cell office:value-type="float" office:value="0.11181109845693" calcext:value-type="float">
            <text:p>0.11181109845693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08272546108083" calcext:value-type="float">
            <text:p>0.0408272546108083</text:p>
          </table:table-cell>
          <table:table-cell office:value-type="float" office:value="0.0599000049896007" calcext:value-type="float">
            <text:p>0.0599000049896007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1188498165677" calcext:value-type="float">
            <text:p>0.021188498165677</text:p>
          </table:table-cell>
          <table:table-cell office:value-type="float" office:value="0.035623111515107" calcext:value-type="float">
            <text:p>0.035623111515107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1188498165677" calcext:value-type="float">
            <text:p>0.021188498165677</text:p>
          </table:table-cell>
          <table:table-cell office:value-type="float" office:value="0.035623111515107" calcext:value-type="float">
            <text:p>0.035623111515107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08272546108083" calcext:value-type="float">
            <text:p>0.0408272546108083</text:p>
          </table:table-cell>
          <table:table-cell office:value-type="float" office:value="0.0599000049896007" calcext:value-type="float">
            <text:p>0.0599000049896007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26447200503388" calcext:value-type="float">
            <text:p>0.0426447200503388</text:p>
          </table:table-cell>
          <table:table-cell office:value-type="float" office:value="0.0620748713609451" calcext:value-type="float">
            <text:p>0.0620748713609451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20625160545291" calcext:value-type="float">
            <text:p>0.0220625160545291</text:p>
          </table:table-cell>
          <table:table-cell office:value-type="float" office:value="0.0367452595316924" calcext:value-type="float">
            <text:p>0.0367452595316924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20625160545291" calcext:value-type="float">
            <text:p>0.0220625160545291</text:p>
          </table:table-cell>
          <table:table-cell office:value-type="float" office:value="0.0367452595316924" calcext:value-type="float">
            <text:p>0.0367452595316924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26447200503388" calcext:value-type="float">
            <text:p>0.0426447200503388</text:p>
          </table:table-cell>
          <table:table-cell office:value-type="float" office:value="0.0620748713609451" calcext:value-type="float">
            <text:p>0.0620748713609451</text:p>
          </table:table-cell>
          <table:table-cell office:value-type="float" office:value="209.130804416" calcext:value-type="float">
            <text:p>209.130804416</text:p>
          </table:table-cell>
        </table:table-row>
        <table:table-row table:style-name="ro1">
          <table:table-cell office:value-type="string" calcext:value-type="string">
            <text:p>bky_indep_posonly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2425353852469" calcext:value-type="float">
            <text:p>0.0462425353852469</text:p>
          </table:table-cell>
          <table:table-cell office:value-type="float" office:value="0.0378762609165575" calcext:value-type="float">
            <text:p>0.0378762609165575</text:p>
          </table:table-cell>
          <table:table-cell office:value-type="float" office:value="0.0563485588817121" calcext:value-type="float">
            <text:p>0.0563485588817121</text:p>
          </table:table-cell>
          <table:table-cell office:value-type="float" office:value="0.0403962238435178" calcext:value-type="float">
            <text:p>0.0403962238435178</text:p>
          </table:table-cell>
          <table:table-cell office:value-type="float" office:value="0.0326118900460853" calcext:value-type="float">
            <text:p>0.0326118900460853</text:p>
          </table:table-cell>
          <table:table-cell office:value-type="float" office:value="0.049942721980019" calcext:value-type="float">
            <text:p>0.049942721980019</text:p>
          </table:table-cell>
          <table:table-cell office:value-type="float" office:value="0.0445277591225131" calcext:value-type="float">
            <text:p>0.0445277591225131</text:p>
          </table:table-cell>
          <table:table-cell office:value-type="float" office:value="0.0363277042817738" calcext:value-type="float">
            <text:p>0.0363277042817738</text:p>
          </table:table-cell>
          <table:table-cell office:value-type="float" office:value="0.054474137605373" calcext:value-type="float">
            <text:p>0.054474137605373</text:p>
          </table:table-cell>
          <table:table-cell office:value-type="float" office:value="0.0430335742210809" calcext:value-type="float">
            <text:p>0.0430335742210809</text:p>
          </table:table-cell>
          <table:table-cell office:value-type="float" office:value="0.0349812937607319" calcext:value-type="float">
            <text:p>0.0349812937607319</text:p>
          </table:table-cell>
          <table:table-cell office:value-type="float" office:value="0.0528379071697567" calcext:value-type="float">
            <text:p>0.0528379071697567</text:p>
          </table:table-cell>
          <table:table-cell office:value-type="float" office:value="0.0461569155583873" calcext:value-type="float">
            <text:p>0.0461569155583873</text:p>
          </table:table-cell>
          <table:table-cell office:value-type="float" office:value="0.037798857843054" calcext:value-type="float">
            <text:p>0.037798857843054</text:p>
          </table:table-cell>
          <table:table-cell office:value-type="float" office:value="0.0562550505760091" calcext:value-type="float">
            <text:p>0.0562550505760091</text:p>
          </table:table-cell>
          <table:table-cell office:value-type="float" office:value="0.0205392129006675" calcext:value-type="float">
            <text:p>0.0205392129006675</text:p>
          </table:table-cell>
          <table:table-cell office:value-type="float" office:value="0.0151805634814892" calcext:value-type="float">
            <text:p>0.0151805634814892</text:p>
          </table:table-cell>
          <table:table-cell office:value-type="float" office:value="0.0277361603165981" calcext:value-type="float">
            <text:p>0.0277361603165981</text:p>
          </table:table-cell>
          <table:table-cell office:value-type="float" office:value="0.022651142631663" calcext:value-type="float">
            <text:p>0.022651142631663</text:p>
          </table:table-cell>
          <table:table-cell office:value-type="float" office:value="0.0169877072277799" calcext:value-type="float">
            <text:p>0.0169877072277799</text:p>
          </table:table-cell>
          <table:table-cell office:value-type="float" office:value="0.0301447786940005" calcext:value-type="float">
            <text:p>0.0301447786940005</text:p>
          </table:table-cell>
          <table:table-cell office:value-type="float" office:value="0.0429011065177218" calcext:value-type="float">
            <text:p>0.0429011065177218</text:p>
          </table:table-cell>
          <table:table-cell office:value-type="float" office:value="0.034862063854599" calcext:value-type="float">
            <text:p>0.034862063854599</text:p>
          </table:table-cell>
          <table:table-cell office:value-type="float" office:value="0.0526927095628724" calcext:value-type="float">
            <text:p>0.052692709562872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77955691562936" calcext:value-type="float">
            <text:p>0.0277955691562936</text:p>
          </table:table-cell>
          <table:table-cell office:value-type="float" office:value="0.0439872848152717" calcext:value-type="float">
            <text:p>0.0439872848152717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3470084926065" calcext:value-type="float">
            <text:p>0.993470084926065</text:p>
          </table:table-cell>
          <table:table-cell office:value-type="float" office:value="0.99862437007637" calcext:value-type="float">
            <text:p>0.99862437007637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6361065730962" calcext:value-type="float">
            <text:p>0.996361065730962</text:p>
          </table:table-cell>
          <table:table-cell office:value-type="float" office:value="0.999725721082348" calcext:value-type="float">
            <text:p>0.99972572108234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35549670251113" calcext:value-type="float">
            <text:p>0.0435549670251113</text:p>
          </table:table-cell>
          <table:table-cell office:value-type="float" office:value="0.0631607902916101" calcext:value-type="float">
            <text:p>0.0631607902916101</text:p>
          </table:table-cell>
          <table:table-cell office:value-type="float" office:value="172.387923792" calcext:value-type="float">
            <text:p>172.387923792</text:p>
          </table:table-cell>
        </table:table-row>
        <table:table-row table:style-name="ro1">
          <table:table-cell office:value-type="string" calcext:value-type="string">
            <text:p>bky_indep_negon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87677078462061" calcext:value-type="float">
            <text:p>0.0487677078462061</text:p>
          </table:table-cell>
          <table:table-cell office:value-type="float" office:value="0.0401628422330134" calcext:value-type="float">
            <text:p>0.0401628422330134</text:p>
          </table:table-cell>
          <table:table-cell office:value-type="float" office:value="0.0591026407371728" calcext:value-type="float">
            <text:p>0.0591026407371728</text:p>
          </table:table-cell>
          <table:table-cell office:value-type="float" office:value="0.0426573281039829" calcext:value-type="float">
            <text:p>0.0426573281039829</text:p>
          </table:table-cell>
          <table:table-cell office:value-type="float" office:value="0.0346427061891993" calcext:value-type="float">
            <text:p>0.0346427061891993</text:p>
          </table:table-cell>
          <table:table-cell office:value-type="float" office:value="0.0524254450702849" calcext:value-type="float">
            <text:p>0.0524254450702849</text:p>
          </table:table-cell>
          <table:table-cell office:value-type="float" office:value="0.0469761043636742" calcext:value-type="float">
            <text:p>0.0469761043636742</text:p>
          </table:table-cell>
          <table:table-cell office:value-type="float" office:value="0.0385397782500813" calcext:value-type="float">
            <text:p>0.0385397782500813</text:p>
          </table:table-cell>
          <table:table-cell office:value-type="float" office:value="0.0571493669322116" calcext:value-type="float">
            <text:p>0.0571493669322116</text:p>
          </table:table-cell>
          <table:table-cell office:value-type="float" office:value="0.0454056314107745" calcext:value-type="float">
            <text:p>0.0454056314107745</text:p>
          </table:table-cell>
          <table:table-cell office:value-type="float" office:value="0.0371200422064734" calcext:value-type="float">
            <text:p>0.0371200422064734</text:p>
          </table:table-cell>
          <table:table-cell office:value-type="float" office:value="0.0554341784118294" calcext:value-type="float">
            <text:p>0.055434178411829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13614325493969" calcext:value-type="float">
            <text:p>0.0313614325493969</text:p>
          </table:table-cell>
          <table:table-cell office:value-type="float" office:value="0.0484060850439183" calcext:value-type="float">
            <text:p>0.0484060850439183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5598967444229" calcext:value-type="float">
            <text:p>0.995598967444229</text:p>
          </table:table-cell>
          <table:table-cell office:value-type="float" office:value="0.999489736416362" calcext:value-type="float">
            <text:p>0.999489736416362</text:p>
          </table:table-cell>
          <table:table-cell office:value-type="float" office:value="1" calcext:value-type="float">
            <text:p>1</text:p>
          </table:table-cell>
          <table:table-cell office:value-type="float" office:value="0.998082952718747" calcext:value-type="float">
            <text:p>0.998082952718747</text:p>
          </table:table-cell>
          <table:table-cell office:value-type="float" office:value="1" calcext:value-type="float">
            <text:p>1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44466187536516" calcext:value-type="float">
            <text:p>0.044466187536516</text:p>
          </table:table-cell>
          <table:table-cell office:value-type="float" office:value="0.0642457356856429" calcext:value-type="float">
            <text:p>0.0642457356856429</text:p>
          </table:table-cell>
          <table:table-cell office:value-type="float" office:value="0.0486738746128884" calcext:value-type="float">
            <text:p>0.0486738746128884</text:p>
          </table:table-cell>
          <table:table-cell office:value-type="float" office:value="0.0400777484619031" calcext:value-type="float">
            <text:p>0.0400777484619031</text:p>
          </table:table-cell>
          <table:table-cell office:value-type="float" office:value="0.0590004278071373" calcext:value-type="float">
            <text:p>0.0590004278071373</text:p>
          </table:table-cell>
          <table:table-cell office:value-type="float" office:value="0.0228881620529519" calcext:value-type="float">
            <text:p>0.0228881620529519</text:p>
          </table:table-cell>
          <table:table-cell office:value-type="float" office:value="0.0171914551627726" calcext:value-type="float">
            <text:p>0.0171914551627726</text:p>
          </table:table-cell>
          <table:table-cell office:value-type="float" office:value="0.0304141608467112" calcext:value-type="float">
            <text:p>0.0304141608467112</text:p>
          </table:table-cell>
          <table:table-cell office:value-type="float" office:value="0.0251811890783722" calcext:value-type="float">
            <text:p>0.0251811890783722</text:p>
          </table:table-cell>
          <table:table-cell office:value-type="float" office:value="0.0191714319319153" calcext:value-type="float">
            <text:p>0.0191714319319153</text:p>
          </table:table-cell>
          <table:table-cell office:value-type="float" office:value="0.0330114464459592" calcext:value-type="float">
            <text:p>0.0330114464459592</text:p>
          </table:table-cell>
          <table:table-cell office:value-type="float" office:value="0.0452682064365954" calcext:value-type="float">
            <text:p>0.0452682064365954</text:p>
          </table:table-cell>
          <table:table-cell office:value-type="float" office:value="0.0369959456489815" calcext:value-type="float">
            <text:p>0.0369959456489815</text:p>
          </table:table-cell>
          <table:table-cell office:value-type="float" office:value="0.0552839519213093" calcext:value-type="float">
            <text:p>0.0552839519213093</text:p>
          </table:table-cell>
          <table:table-cell office:value-type="float" office:value="174.286465458" calcext:value-type="float">
            <text:p>174.286465458</text:p>
          </table:table-cell>
        </table:table-row>
        <table:table-row table:style-name="ro1">
          <table:table-cell office:value-type="string" calcext:value-type="string">
            <text:p>bky_indep_balanc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17927650002995" calcext:value-type="float">
            <text:p>0.0317927650002995</text:p>
          </table:table-cell>
          <table:table-cell office:value-type="float" office:value="0.0249562494815181" calcext:value-type="float">
            <text:p>0.0249562494815181</text:p>
          </table:table-cell>
          <table:table-cell office:value-type="float" office:value="0.0404244313329192" calcext:value-type="float">
            <text:p>0.0404244313329192</text:p>
          </table:table-cell>
          <table:table-cell office:value-type="float" office:value="0.0317246086894516" calcext:value-type="float">
            <text:p>0.0317246086894516</text:p>
          </table:table-cell>
          <table:table-cell office:value-type="float" office:value="0.0248961231154785" calcext:value-type="float">
            <text:p>0.0248961231154785</text:p>
          </table:table-cell>
          <table:table-cell office:value-type="float" office:value="0.0403485063950039" calcext:value-type="float">
            <text:p>0.0403485063950039</text:p>
          </table:table-cell>
          <table:table-cell office:value-type="float" office:value="0.0428718341995858" calcext:value-type="float">
            <text:p>0.0428718341995858</text:p>
          </table:table-cell>
          <table:table-cell office:value-type="float" office:value="0.034835719845368" calcext:value-type="float">
            <text:p>0.034835719845368</text:p>
          </table:table-cell>
          <table:table-cell office:value-type="float" office:value="0.0526606211686672" calcext:value-type="float">
            <text:p>0.0526606211686672</text:p>
          </table:table-cell>
          <table:table-cell office:value-type="float" office:value="0.0429850862401077" calcext:value-type="float">
            <text:p>0.0429850862401077</text:p>
          </table:table-cell>
          <table:table-cell office:value-type="float" office:value="0.0349376486648819" calcext:value-type="float">
            <text:p>0.0349376486648819</text:p>
          </table:table-cell>
          <table:table-cell office:value-type="float" office:value="0.0527847622111645" calcext:value-type="float">
            <text:p>0.0527847622111645</text:p>
          </table:table-cell>
          <table:table-cell office:value-type="float" office:value="0.0308704328185788" calcext:value-type="float">
            <text:p>0.0308704328185788</text:p>
          </table:table-cell>
          <table:table-cell office:value-type="float" office:value="0.0241433759521199" calcext:value-type="float">
            <text:p>0.0241433759521199</text:p>
          </table:table-cell>
          <table:table-cell office:value-type="float" office:value="0.0393961768076787" calcext:value-type="float">
            <text:p>0.0393961768076787</text:p>
          </table:table-cell>
          <table:table-cell office:value-type="float" office:value="0.0308551877259733" calcext:value-type="float">
            <text:p>0.0308551877259733</text:p>
          </table:table-cell>
          <table:table-cell office:value-type="float" office:value="0.0241299546570746" calcext:value-type="float">
            <text:p>0.0241299546570746</text:p>
          </table:table-cell>
          <table:table-cell office:value-type="float" office:value="0.0393791663686396" calcext:value-type="float">
            <text:p>0.0393791663686396</text:p>
          </table:table-cell>
          <table:table-cell office:value-type="float" office:value="0.0420406946123765" calcext:value-type="float">
            <text:p>0.0420406946123765</text:p>
          </table:table-cell>
          <table:table-cell office:value-type="float" office:value="0.0340881920982888" calcext:value-type="float">
            <text:p>0.0340881920982888</text:p>
          </table:table-cell>
          <table:table-cell office:value-type="float" office:value="0.0517490564090999" calcext:value-type="float">
            <text:p>0.0517490564090999</text:p>
          </table:table-cell>
          <table:table-cell office:value-type="float" office:value="0.0420832181859807" calcext:value-type="float">
            <text:p>0.0420832181859807</text:p>
          </table:table-cell>
          <table:table-cell office:value-type="float" office:value="0.0341264157278813" calcext:value-type="float">
            <text:p>0.0341264157278813</text:p>
          </table:table-cell>
          <table:table-cell office:value-type="float" office:value="0.0517957168873134" calcext:value-type="float">
            <text:p>0.0517957168873134</text:p>
          </table:table-cell>
          <table:table-cell office:value-type="float" office:value="0.0326047605449568" calcext:value-type="float">
            <text:p>0.0326047605449568</text:p>
          </table:table-cell>
          <table:table-cell office:value-type="float" office:value="0.0256732790171202" calcext:value-type="float">
            <text:p>0.0256732790171202</text:p>
          </table:table-cell>
          <table:table-cell office:value-type="float" office:value="0.0413282796189291" calcext:value-type="float">
            <text:p>0.0413282796189291</text:p>
          </table:table-cell>
          <table:table-cell office:value-type="float" office:value="0.0325331790707469" calcext:value-type="float">
            <text:p>0.0325331790707469</text:p>
          </table:table-cell>
          <table:table-cell office:value-type="float" office:value="0.0256100179388665" calcext:value-type="float">
            <text:p>0.0256100179388665</text:p>
          </table:table-cell>
          <table:table-cell office:value-type="float" office:value="0.041248652198904" calcext:value-type="float">
            <text:p>0.041248652198904</text:p>
          </table:table-cell>
          <table:table-cell office:value-type="float" office:value="0.0436203770704248" calcext:value-type="float">
            <text:p>0.0436203770704248</text:p>
          </table:table-cell>
          <table:table-cell office:value-type="float" office:value="0.0355097266374515" calcext:value-type="float">
            <text:p>0.0355097266374515</text:p>
          </table:table-cell>
          <table:table-cell office:value-type="float" office:value="0.0534808301341109" calcext:value-type="float">
            <text:p>0.0534808301341109</text:p>
          </table:table-cell>
          <table:table-cell office:value-type="float" office:value="0.0437233574793605" calcext:value-type="float">
            <text:p>0.0437233574793605</text:p>
          </table:table-cell>
          <table:table-cell office:value-type="float" office:value="0.035602508593053" calcext:value-type="float">
            <text:p>0.035602508593053</text:p>
          </table:table-cell>
          <table:table-cell office:value-type="float" office:value="0.0535936141597547" calcext:value-type="float">
            <text:p>0.0535936141597547</text:p>
          </table:table-cell>
          <table:table-cell office:value-type="float" office:value="197.947995834" calcext:value-type="float">
            <text:p>197.947995834</text:p>
          </table:table-cell>
        </table:table-row>
        <table:table-row table:style-name="ro1">
          <table:table-cell office:value-type="string" calcext:value-type="string">
            <text:p>bky_indep_unbalance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1624926733913" calcext:value-type="float">
            <text:p>0.0371624926733913</text:p>
          </table:table-cell>
          <table:table-cell office:value-type="float" office:value="0.0297201891948249" calcext:value-type="float">
            <text:p>0.0297201891948249</text:p>
          </table:table-cell>
          <table:table-cell office:value-type="float" office:value="0.0463793589221225" calcext:value-type="float">
            <text:p>0.0463793589221225</text:p>
          </table:table-cell>
          <table:table-cell office:value-type="float" office:value="0.0315661504928857" calcext:value-type="float">
            <text:p>0.0315661504928857</text:p>
          </table:table-cell>
          <table:table-cell office:value-type="float" office:value="0.0247563696718079" calcext:value-type="float">
            <text:p>0.0247563696718079</text:p>
          </table:table-cell>
          <table:table-cell office:value-type="float" office:value="0.0401719509892525" calcext:value-type="float">
            <text:p>0.0401719509892525</text:p>
          </table:table-cell>
          <table:table-cell office:value-type="float" office:value="0.0426205160451235" calcext:value-type="float">
            <text:p>0.0426205160451235</text:p>
          </table:table-cell>
          <table:table-cell office:value-type="float" office:value="0.0346095885375744" calcext:value-type="float">
            <text:p>0.0346095885375744</text:p>
          </table:table-cell>
          <table:table-cell office:value-type="float" office:value="0.0523850797451058" calcext:value-type="float">
            <text:p>0.0523850797451058</text:p>
          </table:table-cell>
          <table:table-cell office:value-type="float" office:value="0.0424578090917844" calcext:value-type="float">
            <text:p>0.0424578090917844</text:p>
          </table:table-cell>
          <table:table-cell office:value-type="float" office:value="0.0344632318594062" calcext:value-type="float">
            <text:p>0.0344632318594062</text:p>
          </table:table-cell>
          <table:table-cell office:value-type="float" office:value="0.0522066463504409" calcext:value-type="float">
            <text:p>0.0522066463504409</text:p>
          </table:table-cell>
          <table:table-cell office:value-type="float" office:value="0.0263866171656035" calcext:value-type="float">
            <text:p>0.0263866171656035</text:p>
          </table:table-cell>
          <table:table-cell office:value-type="float" office:value="0.0202182582731182" calcext:value-type="float">
            <text:p>0.0202182582731182</text:p>
          </table:table-cell>
          <table:table-cell office:value-type="float" office:value="0.0343708545539442" calcext:value-type="float">
            <text:p>0.0343708545539442</text:p>
          </table:table-cell>
          <table:table-cell office:value-type="float" office:value="0.0723870877012246" calcext:value-type="float">
            <text:p>0.0723870877012246</text:p>
          </table:table-cell>
          <table:table-cell office:value-type="float" office:value="0.0618315902791517" calcext:value-type="float">
            <text:p>0.0618315902791517</text:p>
          </table:table-cell>
          <table:table-cell office:value-type="float" office:value="0.0845820934651995" calcext:value-type="float">
            <text:p>0.0845820934651995</text:p>
          </table:table-cell>
          <table:table-cell office:value-type="float" office:value="0.0972413228764556" calcext:value-type="float">
            <text:p>0.0972413228764556</text:p>
          </table:table-cell>
          <table:table-cell office:value-type="float" office:value="0.0850178539674667" calcext:value-type="float">
            <text:p>0.0850178539674667</text:p>
          </table:table-cell>
          <table:table-cell office:value-type="float" office:value="0.111009006639406" calcext:value-type="float">
            <text:p>0.111009006639406</text:p>
          </table:table-cell>
          <table:table-cell office:value-type="float" office:value="0.0441849348347185" calcext:value-type="float">
            <text:p>0.0441849348347185</text:p>
          </table:table-cell>
          <table:table-cell office:value-type="float" office:value="0.0360185380911043" calcext:value-type="float">
            <text:p>0.0360185380911043</text:p>
          </table:table-cell>
          <table:table-cell office:value-type="float" office:value="0.0540989696411911" calcext:value-type="float">
            <text:p>0.0540989696411911</text:p>
          </table:table-cell>
          <table:table-cell office:value-type="float" office:value="0.0390187087644395" calcext:value-type="float">
            <text:p>0.0390187087644395</text:p>
          </table:table-cell>
          <table:table-cell office:value-type="float" office:value="0.0313781693419537" calcext:value-type="float">
            <text:p>0.0313781693419537</text:p>
          </table:table-cell>
          <table:table-cell office:value-type="float" office:value="0.0484266940490685" calcext:value-type="float">
            <text:p>0.0484266940490685</text:p>
          </table:table-cell>
          <table:table-cell office:value-type="float" office:value="0.0206928431889036" calcext:value-type="float">
            <text:p>0.0206928431889036</text:p>
          </table:table-cell>
          <table:table-cell office:value-type="float" office:value="0.0153114925428631" calcext:value-type="float">
            <text:p>0.0153114925428631</text:p>
          </table:table-cell>
          <table:table-cell office:value-type="float" office:value="0.0279119027986437" calcext:value-type="float">
            <text:p>0.0279119027986437</text:p>
          </table:table-cell>
          <table:table-cell office:value-type="float" office:value="0.0277810449903673" calcext:value-type="float">
            <text:p>0.0277810449903673</text:p>
          </table:table-cell>
          <table:table-cell office:value-type="float" office:value="0.0214338954373961" calcext:value-type="float">
            <text:p>0.0214338954373961</text:p>
          </table:table-cell>
          <table:table-cell office:value-type="float" office:value="0.0359387266710532" calcext:value-type="float">
            <text:p>0.0359387266710532</text:p>
          </table:table-cell>
          <table:table-cell office:value-type="float" office:value="0.0420125097360133" calcext:value-type="float">
            <text:p>0.0420125097360133</text:p>
          </table:table-cell>
          <table:table-cell office:value-type="float" office:value="0.0340628585771021" calcext:value-type="float">
            <text:p>0.0340628585771021</text:p>
          </table:table-cell>
          <table:table-cell office:value-type="float" office:value="0.0517181282410414" calcext:value-type="float">
            <text:p>0.0517181282410414</text:p>
          </table:table-cell>
          <table:table-cell office:value-type="float" office:value="195.282745125" calcext:value-type="float">
            <text:p>195.282745125</text:p>
          </table:table-cell>
        </table:table-row>
        <table:table-row table:style-name="ro1">
          <table:table-cell office:value-type="string" calcext:value-type="string">
            <text:p>bky_dep_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1188498165677" calcext:value-type="float">
            <text:p>0.021188498165677</text:p>
          </table:table-cell>
          <table:table-cell office:value-type="float" office:value="0.035623111515107" calcext:value-type="float">
            <text:p>0.035623111515107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848108138857109" calcext:value-type="float">
            <text:p>0.00848108138857109</text:p>
          </table:table-cell>
          <table:table-cell office:value-type="float" office:value="0.0183880397106505" calcext:value-type="float">
            <text:p>0.018388039710650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848108138857109" calcext:value-type="float">
            <text:p>0.00848108138857109</text:p>
          </table:table-cell>
          <table:table-cell office:value-type="float" office:value="0.0183880397106505" calcext:value-type="float">
            <text:p>0.018388039710650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848108138857109" calcext:value-type="float">
            <text:p>0.00848108138857109</text:p>
          </table:table-cell>
          <table:table-cell office:value-type="float" office:value="0.0183880397106505" calcext:value-type="float">
            <text:p>0.018388039710650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70049972857741" calcext:value-type="float">
            <text:p>0.00570049972857741</text:p>
          </table:table-cell>
          <table:table-cell office:value-type="float" office:value="0.014182040701613" calcext:value-type="float">
            <text:p>0.01418204070161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69643169704242" calcext:value-type="float">
            <text:p>0.00169643169704242</text:p>
          </table:table-cell>
          <table:table-cell office:value-type="float" office:value="0.00720719625324175" calcext:value-type="float">
            <text:p>0.0072071962532417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69643169704242" calcext:value-type="float">
            <text:p>0.00169643169704242</text:p>
          </table:table-cell>
          <table:table-cell office:value-type="float" office:value="0.00720719625324175" calcext:value-type="float">
            <text:p>0.0072071962532417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69643169704242" calcext:value-type="float">
            <text:p>0.00169643169704242</text:p>
          </table:table-cell>
          <table:table-cell office:value-type="float" office:value="0.00720719625324175" calcext:value-type="float">
            <text:p>0.00720719625324175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34513498141099" calcext:value-type="float">
            <text:p>0.0134513498141099</text:p>
          </table:table-cell>
          <table:table-cell office:value-type="float" office:value="0.0253947667177367" calcext:value-type="float">
            <text:p>0.025394766717736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70049972857741" calcext:value-type="float">
            <text:p>0.00570049972857741</text:p>
          </table:table-cell>
          <table:table-cell office:value-type="float" office:value="0.014182040701613" calcext:value-type="float">
            <text:p>0.0141820407016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70049972857741" calcext:value-type="float">
            <text:p>0.00570049972857741</text:p>
          </table:table-cell>
          <table:table-cell office:value-type="float" office:value="0.014182040701613" calcext:value-type="float">
            <text:p>0.0141820407016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70049972857741" calcext:value-type="float">
            <text:p>0.00570049972857741</text:p>
          </table:table-cell>
          <table:table-cell office:value-type="float" office:value="0.014182040701613" calcext:value-type="float">
            <text:p>0.014182040701613</text:p>
          </table:table-cell>
          <table:table-cell office:value-type="float" office:value="206.194348792" calcext:value-type="float">
            <text:p>206.194348792</text:p>
          </table:table-cell>
        </table:table-row>
        <table:table-row table:style-name="ro1">
          <table:table-cell office:value-type="string" calcext:value-type="string">
            <text:p>bky_dep_posonly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605675909925137" calcext:value-type="float">
            <text:p>0.0605675909925137</text:p>
          </table:table-cell>
          <table:table-cell office:value-type="float" office:value="0.0509320251162096" calcext:value-type="float">
            <text:p>0.0509320251162096</text:p>
          </table:table-cell>
          <table:table-cell office:value-type="float" office:value="0.0718879822787823" calcext:value-type="float">
            <text:p>0.0718879822787823</text:p>
          </table:table-cell>
          <table:table-cell office:value-type="float" office:value="0.0250175533950533" calcext:value-type="float">
            <text:p>0.0250175533950533</text:p>
          </table:table-cell>
          <table:table-cell office:value-type="float" office:value="0.0190296303042282" calcext:value-type="float">
            <text:p>0.0190296303042282</text:p>
          </table:table-cell>
          <table:table-cell office:value-type="float" office:value="0.0328266041016921" calcext:value-type="float">
            <text:p>0.0328266041016921</text:p>
          </table:table-cell>
          <table:table-cell office:value-type="float" office:value="0.0319045967753064" calcext:value-type="float">
            <text:p>0.0319045967753064</text:p>
          </table:table-cell>
          <table:table-cell office:value-type="float" office:value="0.0250549255531414" calcext:value-type="float">
            <text:p>0.0250549255531414</text:p>
          </table:table-cell>
          <table:table-cell office:value-type="float" office:value="0.0405489900377091" calcext:value-type="float">
            <text:p>0.0405489900377091</text:p>
          </table:table-cell>
          <table:table-cell office:value-type="float" office:value="0.0324379940832304" calcext:value-type="float">
            <text:p>0.0324379940832304</text:p>
          </table:table-cell>
          <table:table-cell office:value-type="float" office:value="0.0255259121710675" calcext:value-type="float">
            <text:p>0.0255259121710675</text:p>
          </table:table-cell>
          <table:table-cell office:value-type="float" office:value="0.0411427529399131" calcext:value-type="float">
            <text:p>0.0411427529399131</text:p>
          </table:table-cell>
          <table:table-cell office:value-type="float" office:value="0.0500668403042628" calcext:value-type="float">
            <text:p>0.0500668403042628</text:p>
          </table:table-cell>
          <table:table-cell office:value-type="float" office:value="0.0413419416387024" calcext:value-type="float">
            <text:p>0.0413419416387024</text:p>
          </table:table-cell>
          <table:table-cell office:value-type="float" office:value="0.0605168252509036" calcext:value-type="float">
            <text:p>0.0605168252509036</text:p>
          </table:table-cell>
          <table:table-cell office:value-type="float" office:value="0.0195185872182495" calcext:value-type="float">
            <text:p>0.0195185872182495</text:p>
          </table:table-cell>
          <table:table-cell office:value-type="float" office:value="0.0143130181353088" calcext:value-type="float">
            <text:p>0.0143130181353088</text:p>
          </table:table-cell>
          <table:table-cell office:value-type="float" office:value="0.0265663674733218" calcext:value-type="float">
            <text:p>0.0265663674733218</text:p>
          </table:table-cell>
          <table:table-cell office:value-type="float" office:value="0.0264243955264477" calcext:value-type="float">
            <text:p>0.0264243955264477</text:p>
          </table:table-cell>
          <table:table-cell office:value-type="float" office:value="0.0202511281172466" calcext:value-type="float">
            <text:p>0.0202511281172466</text:p>
          </table:table-cell>
          <table:table-cell office:value-type="float" office:value="0.0344133965856962" calcext:value-type="float">
            <text:p>0.0344133965856962</text:p>
          </table:table-cell>
          <table:table-cell office:value-type="float" office:value="0.0264572385417916" calcext:value-type="float">
            <text:p>0.0264572385417916</text:p>
          </table:table-cell>
          <table:table-cell office:value-type="float" office:value="0.0202797068573374" calcext:value-type="float">
            <text:p>0.0202797068573374</text:p>
          </table:table-cell>
          <table:table-cell office:value-type="float" office:value="0.0344503779530668" calcext:value-type="float">
            <text:p>0.0344503779530668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687788738087345" calcext:value-type="float">
            <text:p>0.00687788738087345</text:p>
          </table:table-cell>
          <table:table-cell office:value-type="float" office:value="0.0159989019074732" calcext:value-type="float">
            <text:p>0.015998901907473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307389700954382" calcext:value-type="float">
            <text:p>0.00307389700954382</text:p>
          </table:table-cell>
          <table:table-cell office:value-type="float" office:value="0.00982206275161534" calcext:value-type="float">
            <text:p>0.0098220627516153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307389700954382" calcext:value-type="float">
            <text:p>0.00307389700954382</text:p>
          </table:table-cell>
          <table:table-cell office:value-type="float" office:value="0.00982206275161534" calcext:value-type="float">
            <text:p>0.0098220627516153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43559437693623" calcext:value-type="float">
            <text:p>0.00343559437693623</text:p>
          </table:table-cell>
          <table:table-cell office:value-type="float" office:value="0.0104584483369417" calcext:value-type="float">
            <text:p>0.0104584483369417</text:p>
          </table:table-cell>
          <table:table-cell office:value-type="float" office:value="194.912706583" calcext:value-type="float">
            <text:p>194.912706583</text:p>
          </table:table-cell>
        </table:table-row>
        <table:table-row table:style-name="ro1">
          <table:table-cell office:value-type="string" calcext:value-type="string">
            <text:p>bky_dep_negonl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622024610148523" calcext:value-type="float">
            <text:p>0.0622024610148523</text:p>
          </table:table-cell>
          <table:table-cell office:value-type="float" office:value="0.0524336242507047" calcext:value-type="float">
            <text:p>0.0524336242507047</text:p>
          </table:table-cell>
          <table:table-cell office:value-type="float" office:value="0.0736498549427013" calcext:value-type="float">
            <text:p>0.0736498549427013</text:p>
          </table:table-cell>
          <table:table-cell office:value-type="float" office:value="0.0235308826600795" calcext:value-type="float">
            <text:p>0.0235308826600795</text:p>
          </table:table-cell>
          <table:table-cell office:value-type="float" office:value="0.0177448438448788" calcext:value-type="float">
            <text:p>0.0177448438448788</text:p>
          </table:table-cell>
          <table:table-cell office:value-type="float" office:value="0.0311437491272752" calcext:value-type="float">
            <text:p>0.0311437491272752</text:p>
          </table:table-cell>
          <table:table-cell office:value-type="float" office:value="0.0302476493353182" calcext:value-type="float">
            <text:p>0.0302476493353182</text:p>
          </table:table-cell>
          <table:table-cell office:value-type="float" office:value="0.0235954921705416" calcext:value-type="float">
            <text:p>0.0235954921705416</text:p>
          </table:table-cell>
          <table:table-cell office:value-type="float" office:value="0.0387008814335026" calcext:value-type="float">
            <text:p>0.0387008814335026</text:p>
          </table:table-cell>
          <table:table-cell office:value-type="float" office:value="0.033037286609118" calcext:value-type="float">
            <text:p>0.033037286609118</text:p>
          </table:table-cell>
          <table:table-cell office:value-type="float" office:value="0.0260557370332566" calcext:value-type="float">
            <text:p>0.0260557370332566</text:p>
          </table:table-cell>
          <table:table-cell office:value-type="float" office:value="0.0418092153852844" calcext:value-type="float">
            <text:p>0.0418092153852844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0767522728621276" calcext:value-type="float">
            <text:p>0.00767522728621276</text:p>
          </table:table-cell>
          <table:table-cell office:value-type="float" office:value="0.0171977279075714" calcext:value-type="float">
            <text:p>0.017197727907571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36928063696184" calcext:value-type="float">
            <text:p>0.00236928063696184</text:p>
          </table:table-cell>
          <table:table-cell office:value-type="float" office:value="0.00853051321875982" calcext:value-type="float">
            <text:p>0.0085305132187598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307389700954382" calcext:value-type="float">
            <text:p>0.00307389700954382</text:p>
          </table:table-cell>
          <table:table-cell office:value-type="float" office:value="0.00982206275161534" calcext:value-type="float">
            <text:p>0.0098220627516153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1743460559211" calcext:value-type="float">
            <text:p>0.0041743460559211</text:p>
          </table:table-cell>
          <table:table-cell office:value-type="float" office:value="0.0117158625633943" calcext:value-type="float">
            <text:p>0.0117158625633943</text:p>
          </table:table-cell>
          <table:table-cell office:value-type="float" office:value="0.0507015227953983" calcext:value-type="float">
            <text:p>0.0507015227953983</text:p>
          </table:table-cell>
          <table:table-cell office:value-type="float" office:value="0.0419186254169844" calcext:value-type="float">
            <text:p>0.0419186254169844</text:p>
          </table:table-cell>
          <table:table-cell office:value-type="float" office:value="0.0612070730222045" calcext:value-type="float">
            <text:p>0.0612070730222045</text:p>
          </table:table-cell>
          <table:table-cell office:value-type="float" office:value="0.0190308826600795" calcext:value-type="float">
            <text:p>0.0190308826600795</text:p>
          </table:table-cell>
          <table:table-cell office:value-type="float" office:value="0.0138999111397241" calcext:value-type="float">
            <text:p>0.0138999111397241</text:p>
          </table:table-cell>
          <table:table-cell office:value-type="float" office:value="0.0260059352579612" calcext:value-type="float">
            <text:p>0.0260059352579612</text:p>
          </table:table-cell>
          <table:table-cell office:value-type="float" office:value="0.0257632692430994" calcext:value-type="float">
            <text:p>0.0257632692430994</text:p>
          </table:table-cell>
          <table:table-cell office:value-type="float" office:value="0.0196764405160757" calcext:value-type="float">
            <text:p>0.0196764405160757</text:p>
          </table:table-cell>
          <table:table-cell office:value-type="float" office:value="0.0336683664408586" calcext:value-type="float">
            <text:p>0.0336683664408586</text:p>
          </table:table-cell>
          <table:table-cell office:value-type="float" office:value="0.0260578776286087" calcext:value-type="float">
            <text:p>0.0260578776286087</text:p>
          </table:table-cell>
          <table:table-cell office:value-type="float" office:value="0.0199323883767537" calcext:value-type="float">
            <text:p>0.0199323883767537</text:p>
          </table:table-cell>
          <table:table-cell office:value-type="float" office:value="0.0340005057947903" calcext:value-type="float">
            <text:p>0.0340005057947903</text:p>
          </table:table-cell>
          <table:table-cell office:value-type="float" office:value="195.94947725" calcext:value-type="float">
            <text:p>195.94947725</text:p>
          </table:table-cell>
        </table:table-row>
        <table:table-row table:style-name="ro1">
          <table:table-cell office:value-type="string" calcext:value-type="string">
            <text:p>bky_dep_balance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596577136481751" calcext:value-type="float">
            <text:p>0.0596577136481751</text:p>
          </table:table-cell>
          <table:table-cell office:value-type="float" office:value="0.0500972367860963" calcext:value-type="float">
            <text:p>0.0500972367860963</text:p>
          </table:table-cell>
          <table:table-cell office:value-type="float" office:value="0.0709065044759968" calcext:value-type="float">
            <text:p>0.0709065044759968</text:p>
          </table:table-cell>
          <table:table-cell office:value-type="float" office:value="0.0219611511173079" calcext:value-type="float">
            <text:p>0.0219611511173079</text:p>
          </table:table-cell>
          <table:table-cell office:value-type="float" office:value="0.0163956131142476" calcext:value-type="float">
            <text:p>0.0163956131142476</text:p>
          </table:table-cell>
          <table:table-cell office:value-type="float" office:value="0.0293595352715359" calcext:value-type="float">
            <text:p>0.0293595352715359</text:p>
          </table:table-cell>
          <table:table-cell office:value-type="float" office:value="0.028766698830357" calcext:value-type="float">
            <text:p>0.028766698830357</text:p>
          </table:table-cell>
          <table:table-cell office:value-type="float" office:value="0.0222960120002417" calcext:value-type="float">
            <text:p>0.0222960120002417</text:p>
          </table:table-cell>
          <table:table-cell office:value-type="float" office:value="0.0370441386981586" calcext:value-type="float">
            <text:p>0.0370441386981586</text:p>
          </table:table-cell>
          <table:table-cell office:value-type="float" office:value="0.0487400846322701" calcext:value-type="float">
            <text:p>0.0487400846322701</text:p>
          </table:table-cell>
          <table:table-cell office:value-type="float" office:value="0.0401377908080262" calcext:value-type="float">
            <text:p>0.0401377908080262</text:p>
          </table:table-cell>
          <table:table-cell office:value-type="float" office:value="0.0590725516443023" calcext:value-type="float">
            <text:p>0.0590725516443023</text:p>
          </table:table-cell>
          <table:table-cell office:value-type="float" office:value="0.029779598759657" calcext:value-type="float">
            <text:p>0.029779598759657</text:p>
          </table:table-cell>
          <table:table-cell office:value-type="float" office:value="0.0231842742728411" calcext:value-type="float">
            <text:p>0.0231842742728411</text:p>
          </table:table-cell>
          <table:table-cell office:value-type="float" office:value="0.0381777927300478" calcext:value-type="float">
            <text:p>0.0381777927300478</text:p>
          </table:table-cell>
          <table:table-cell office:value-type="float" office:value="0.0106445975017705" calcext:value-type="float">
            <text:p>0.0106445975017705</text:p>
          </table:table-cell>
          <table:table-cell office:value-type="float" office:value="0.00699261197419577" calcext:value-type="float">
            <text:p>0.00699261197419577</text:p>
          </table:table-cell>
          <table:table-cell office:value-type="float" office:value="0.0161728179171965" calcext:value-type="float">
            <text:p>0.0161728179171965</text:p>
          </table:table-cell>
          <table:table-cell office:value-type="float" office:value="0.0142012905587082" calcext:value-type="float">
            <text:p>0.0142012905587082</text:p>
          </table:table-cell>
          <table:table-cell office:value-type="float" office:value="0.00986901294405754" calcext:value-type="float">
            <text:p>0.00986901294405754</text:p>
          </table:table-cell>
          <table:table-cell office:value-type="float" office:value="0.0203961663637" calcext:value-type="float">
            <text:p>0.0203961663637</text:p>
          </table:table-cell>
          <table:table-cell office:value-type="float" office:value="0.0240467984424368" calcext:value-type="float">
            <text:p>0.0240467984424368</text:p>
          </table:table-cell>
          <table:table-cell office:value-type="float" office:value="0.0181899663442829" calcext:value-type="float">
            <text:p>0.0181899663442829</text:p>
          </table:table-cell>
          <table:table-cell office:value-type="float" office:value="0.0317284801226898" calcext:value-type="float">
            <text:p>0.0317284801226898</text:p>
          </table:table-cell>
          <table:table-cell office:value-type="float" office:value="0.0303782814897792" calcext:value-type="float">
            <text:p>0.0303782814897792</text:p>
          </table:table-cell>
          <table:table-cell office:value-type="float" office:value="0.0237103460948675" calcext:value-type="float">
            <text:p>0.0237103460948675</text:p>
          </table:table-cell>
          <table:table-cell office:value-type="float" office:value="0.0388467909620655" calcext:value-type="float">
            <text:p>0.0388467909620655</text:p>
          </table:table-cell>
          <table:table-cell office:value-type="float" office:value="0.0128871907575691" calcext:value-type="float">
            <text:p>0.0128871907575691</text:p>
          </table:table-cell>
          <table:table-cell office:value-type="float" office:value="0.00879517697502833" calcext:value-type="float">
            <text:p>0.00879517697502833</text:p>
          </table:table-cell>
          <table:table-cell office:value-type="float" office:value="0.0188468411133533" calcext:value-type="float">
            <text:p>0.0188468411133533</text:p>
          </table:table-cell>
          <table:table-cell office:value-type="float" office:value="0.0162661994710838" calcext:value-type="float">
            <text:p>0.0162661994710838</text:p>
          </table:table-cell>
          <table:table-cell office:value-type="float" office:value="0.0115778651984145" calcext:value-type="float">
            <text:p>0.0115778651984145</text:p>
          </table:table-cell>
          <table:table-cell office:value-type="float" office:value="0.0228092148780614" calcext:value-type="float">
            <text:p>0.0228092148780614</text:p>
          </table:table-cell>
          <table:table-cell office:value-type="float" office:value="0.0255073949651423" calcext:value-type="float">
            <text:p>0.0255073949651423</text:p>
          </table:table-cell>
          <table:table-cell office:value-type="float" office:value="0.0194543322920027" calcext:value-type="float">
            <text:p>0.0194543322920027</text:p>
          </table:table-cell>
          <table:table-cell office:value-type="float" office:value="0.0333797071551954" calcext:value-type="float">
            <text:p>0.0333797071551954</text:p>
          </table:table-cell>
          <table:table-cell office:value-type="float" office:value="196.26538475" calcext:value-type="float">
            <text:p>196.26538475</text:p>
          </table:table-cell>
        </table:table-row>
        <table:table-row table:style-name="ro1">
          <table:table-cell office:value-type="string" calcext:value-type="string">
            <text:p>bky_dep_unbalance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661564453834726" calcext:value-type="float">
            <text:p>0.0661564453834726</text:p>
          </table:table-cell>
          <table:table-cell office:value-type="float" office:value="0.0560736369967448" calcext:value-type="float">
            <text:p>0.0560736369967448</text:p>
          </table:table-cell>
          <table:table-cell office:value-type="float" office:value="0.0779026509839339" calcext:value-type="float">
            <text:p>0.0779026509839339</text:p>
          </table:table-cell>
          <table:table-cell office:value-type="float" office:value="0.0254600556864642" calcext:value-type="float">
            <text:p>0.0254600556864642</text:p>
          </table:table-cell>
          <table:table-cell office:value-type="float" office:value="0.019413259490088" calcext:value-type="float">
            <text:p>0.019413259490088</text:p>
          </table:table-cell>
          <table:table-cell office:value-type="float" office:value="0.0333262829030247" calcext:value-type="float">
            <text:p>0.0333262829030247</text:p>
          </table:table-cell>
          <table:table-cell office:value-type="float" office:value="0.0349139909248255" calcext:value-type="float">
            <text:p>0.0349139909248255</text:p>
          </table:table-cell>
          <table:table-cell office:value-type="float" office:value="0.0277191835841092" calcext:value-type="float">
            <text:p>0.0277191835841092</text:p>
          </table:table-cell>
          <table:table-cell office:value-type="float" office:value="0.0438919820040344" calcext:value-type="float">
            <text:p>0.0438919820040344</text:p>
          </table:table-cell>
          <table:table-cell office:value-type="float" office:value="0.0493892712112369" calcext:value-type="float">
            <text:p>0.0493892712112369</text:p>
          </table:table-cell>
          <table:table-cell office:value-type="float" office:value="0.0407267531404934" calcext:value-type="float">
            <text:p>0.0407267531404934</text:p>
          </table:table-cell>
          <table:table-cell office:value-type="float" office:value="0.0597794734270362" calcext:value-type="float">
            <text:p>0.0597794734270362</text:p>
          </table:table-cell>
          <table:table-cell office:value-type="float" office:value="0.0208976135505835" calcext:value-type="float">
            <text:p>0.0208976135505835</text:p>
          </table:table-cell>
          <table:table-cell office:value-type="float" office:value="0.0154861393525105" calcext:value-type="float">
            <text:p>0.0154861393525105</text:p>
          </table:table-cell>
          <table:table-cell office:value-type="float" office:value="0.0281460116034258" calcext:value-type="float">
            <text:p>0.0281460116034258</text:p>
          </table:table-cell>
          <table:table-cell office:value-type="float" office:value="0.0104939023488703" calcext:value-type="float">
            <text:p>0.0104939023488703</text:p>
          </table:table-cell>
          <table:table-cell office:value-type="float" office:value="0.00687305387940109" calcext:value-type="float">
            <text:p>0.00687305387940109</text:p>
          </table:table-cell>
          <table:table-cell office:value-type="float" office:value="0.0159915634856571" calcext:value-type="float">
            <text:p>0.0159915634856571</text:p>
          </table:table-cell>
          <table:table-cell office:value-type="float" office:value="0.0114796577508578" calcext:value-type="float">
            <text:p>0.0114796577508578</text:p>
          </table:table-cell>
          <table:table-cell office:value-type="float" office:value="0.00765891918581437" calcext:value-type="float">
            <text:p>0.00765891918581437</text:p>
          </table:table-cell>
          <table:table-cell office:value-type="float" office:value="0.0171734295037921" calcext:value-type="float">
            <text:p>0.0171734295037921</text:p>
          </table:table-cell>
          <table:table-cell office:value-type="float" office:value="0.0200709509118829" calcext:value-type="float">
            <text:p>0.0200709509118829</text:p>
          </table:table-cell>
          <table:table-cell office:value-type="float" office:value="0.0147820380517253" calcext:value-type="float">
            <text:p>0.0147820380517253</text:p>
          </table:table-cell>
          <table:table-cell office:value-type="float" office:value="0.0271999571295378" calcext:value-type="float">
            <text:p>0.0271999571295378</text:p>
          </table:table-cell>
          <table:table-cell office:value-type="float" office:value="0.045360747312784" calcext:value-type="float">
            <text:p>0.045360747312784</text:p>
          </table:table-cell>
          <table:table-cell office:value-type="float" office:value="0.0370795087912259" calcext:value-type="float">
            <text:p>0.0370795087912259</text:p>
          </table:table-cell>
          <table:table-cell office:value-type="float" office:value="0.0553851157209718" calcext:value-type="float">
            <text:p>0.0553851157209718</text:p>
          </table:table-cell>
          <table:table-cell office:value-type="float" office:value="0.0155140693762019" calcext:value-type="float">
            <text:p>0.0155140693762019</text:p>
          </table:table-cell>
          <table:table-cell office:value-type="float" office:value="0.0109526392278824" calcext:value-type="float">
            <text:p>0.0109526392278824</text:p>
          </table:table-cell>
          <table:table-cell office:value-type="float" office:value="0.0219330643967367" calcext:value-type="float">
            <text:p>0.0219330643967367</text:p>
          </table:table-cell>
          <table:table-cell office:value-type="float" office:value="0.0257444972687374" calcext:value-type="float">
            <text:p>0.0257444972687374</text:p>
          </table:table-cell>
          <table:table-cell office:value-type="float" office:value="0.0196601397657932" calcext:value-type="float">
            <text:p>0.0196601397657932</text:p>
          </table:table-cell>
          <table:table-cell office:value-type="float" office:value="0.0336471952159421" calcext:value-type="float">
            <text:p>0.0336471952159421</text:p>
          </table:table-cell>
          <table:table-cell office:value-type="float" office:value="0.0296182121855019" calcext:value-type="float">
            <text:p>0.0296182121855019</text:p>
          </table:table-cell>
          <table:table-cell office:value-type="float" office:value="0.0230425939472086" calcext:value-type="float">
            <text:p>0.0230425939472086</text:p>
          </table:table-cell>
          <table:table-cell office:value-type="float" office:value="0.0379973186787566" calcext:value-type="float">
            <text:p>0.0379973186787566</text:p>
          </table:table-cell>
          <table:table-cell office:value-type="float" office:value="198.483071125" calcext:value-type="float">
            <text:p>198.483071125</text:p>
          </table:table-cell>
        </table:table-row>
      </table:table>
      <table:named-expressions/>
      <table:database-ranges>
        <table:database-range table:name="__Anonymous_Sheet_DB__0" table:target-range-address="formatted.A2:formatted.R3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raw.A1:raw.AX1048576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a933"/>
    </style:style>
    <style:style style:name="Blue" style:family="table-cell" style:parent-style-name="Default"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8T18:54:01.996407754</dc:date>
    <meta:editing-duration>PT16H19M15S</meta:editing-duration>
    <meta:editing-cycles>19</meta:editing-cycles>
    <meta:generator>LibreOffice/7.4.1.2$MacOSX_AARCH64 LibreOffice_project/3c58a8f3a960df8bc8fd77b461821e42c061c5f0</meta:generator>
    <meta:document-statistic meta:table-count="2" meta:cell-count="1431" meta:object-count="0"/>
  </office:meta>
</office:document-meta>
</file>